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6.84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5487354316639" calcext:value-type="float">
            <text:p>-0.3454873543</text:p>
          </table:table-cell>
          <table:table-cell office:value-type="float" office:value="0" calcext:value-type="float">
            <text:p>0</text:p>
          </table:table-cell>
          <table:table-cell office:value-type="float" office:value="-0.86878283143482" calcext:value-type="float">
            <text:p>-0.8687828314</text:p>
          </table:table-cell>
          <table:table-cell office:value-type="float" office:value="0.0000000368316083223509" calcext:value-type="float">
            <text:p>3.68316083223509E-08</text:p>
          </table:table-cell>
          <table:table-cell office:value-type="float" office:value="-0.482895309607866" calcext:value-type="float">
            <text:p>-0.4828953096</text:p>
          </table:table-cell>
          <table:table-cell office:value-type="float" office:value="0.000440980887011036" calcext:value-type="float">
            <text:p>0.0004409809</text:p>
          </table:table-cell>
          <table:table-cell office:value-type="float" office:value="-0.901048975196288" calcext:value-type="float">
            <text:p>-0.9010489752</text:p>
          </table:table-cell>
          <table:table-cell office:value-type="float" office:value="1.13637475901101E-018" calcext:value-type="float">
            <text:p>1.13637475901101E-18</text:p>
          </table:table-cell>
          <table:table-cell office:value-type="float" office:value="0.56913754452622" calcext:value-type="float">
            <text:p>0.5691375445</text:p>
          </table:table-cell>
          <table:table-cell office:value-type="float" office:value="0.000019790023491595" calcext:value-type="float">
            <text:p>0.00001979</text:p>
          </table:table-cell>
          <table:table-cell office:value-type="float" office:value="6.60532369318518" calcext:value-type="float">
            <text:p>6.6053236932</text:p>
          </table:table-cell>
          <table:table-cell office:value-type="float" office:value="0.0000000356794943490014" calcext:value-type="float">
            <text:p>3.56794943490014E-08</text:p>
          </table:table-cell>
          <table:table-cell office:value-type="float" office:value="-0.754113216581957" calcext:value-type="float">
            <text:p>-0.7541132166</text:p>
          </table:table-cell>
          <table:table-cell office:value-type="float" office:value="0.00000861937539112226" calcext:value-type="float">
            <text:p>8.61937539112226E-06</text:p>
          </table:table-cell>
          <table:table-cell office:value-type="float" office:value="-0.763436216621142" calcext:value-type="float">
            <text:p>-0.7634362166</text:p>
          </table:table-cell>
          <table:table-cell office:value-type="float" office:value="5.74362655742631E-019" calcext:value-type="float">
            <text:p>5.74362655742631E-19</text:p>
          </table:table-cell>
          <table:table-cell office:value-type="float" office:value="-0.78454870877238" calcext:value-type="float">
            <text:p>-0.7845487088</text:p>
          </table:table-cell>
          <table:table-cell office:value-type="float" office:value="1.36666552186135E-020" calcext:value-type="float">
            <text:p>1.36666552186135E-20</text:p>
          </table:table-cell>
          <table:table-cell office:value-type="float" office:value="0.845501318551202" calcext:value-type="float">
            <text:p>0.8455013186</text:p>
          </table:table-cell>
          <table:table-cell office:value-type="float" office:value="1.57235005621823E-026" calcext:value-type="float">
            <text:p>1.57235005621823E-26</text:p>
          </table:table-cell>
          <table:table-cell office:value-type="float" office:value="0.606338411977955" calcext:value-type="float">
            <text:p>0.606338412</text:p>
          </table:table-cell>
          <table:table-cell office:value-type="float" office:value="0.545816419168464" calcext:value-type="float">
            <text:p>0.5458164192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511915270993224" calcext:value-type="float">
            <text:p>-0.511915271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069778900231755" calcext:value-type="float">
            <text:p>-0.0697789002</text:p>
          </table:table-cell>
          <table:table-cell office:value-type="float" office:value="0.441243658812221" calcext:value-type="float">
            <text:p>0.4412436588</text:p>
          </table:table-cell>
          <table:table-cell office:value-type="float" office:value="-0.85139774711158" calcext:value-type="float">
            <text:p>-0.8513977471</text:p>
          </table:table-cell>
          <table:table-cell office:value-type="float" office:value="5.4632471041854E-036" calcext:value-type="float">
            <text:p>5.4632471041854E-36</text:p>
          </table:table-cell>
          <table:table-cell office:value-type="float" office:value="0.069938781873231" calcext:value-type="float">
            <text:p>0.0699387819</text:p>
          </table:table-cell>
          <table:table-cell office:value-type="float" office:value="0.440195205356658" calcext:value-type="float">
            <text:p>0.4401952054</text:p>
          </table:table-cell>
          <table:table-cell office:value-type="float" office:value="10.5157822892644" calcext:value-type="float">
            <text:p>10.5157822893</text:p>
          </table:table-cell>
          <table:table-cell office:value-type="float" office:value="9.12618173110896E-019" calcext:value-type="float">
            <text:p>9.12618173110896E-19</text:p>
          </table:table-cell>
          <table:table-cell office:value-type="float" office:value="-0.684297662454749" calcext:value-type="float">
            <text:p>-0.6842976625</text:p>
          </table:table-cell>
          <table:table-cell office:value-type="float" office:value="0.000316808423165781" calcext:value-type="float">
            <text:p>0.0003168084</text:p>
          </table:table-cell>
          <table:table-cell office:value-type="float" office:value="-0.569459649421793" calcext:value-type="float">
            <text:p>-0.5694596494</text:p>
          </table:table-cell>
          <table:table-cell office:value-type="float" office:value="1.00461064809076E-017" calcext:value-type="float">
            <text:p>1.00461064809076E-17</text:p>
          </table:table-cell>
          <table:table-cell office:value-type="float" office:value="-0.754642716791065" calcext:value-type="float">
            <text:p>-0.7546427168</text:p>
          </table:table-cell>
          <table:table-cell office:value-type="float" office:value="3.01765947721744E-036" calcext:value-type="float">
            <text:p>3.01765947721744E-36</text:p>
          </table:table-cell>
          <table:table-cell office:value-type="float" office:value="0.414637138560085" calcext:value-type="float">
            <text:p>0.4146371386</text:p>
          </table:table-cell>
          <table:table-cell office:value-type="float" office:value="0.00000000272159606623148" calcext:value-type="float">
            <text:p>2.72159606623148E-09</text:p>
          </table:table-cell>
          <table:table-cell office:value-type="float" office:value="3.684227280302" calcext:value-type="float">
            <text:p>3.6842272803</text:p>
          </table:table-cell>
          <table:table-cell office:value-type="float" office:value="0.000300265802868908" calcext:value-type="float">
            <text:p>0.0003002658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08663841795503" calcext:value-type="float">
            <text:p>-0.3086638418</text:p>
          </table:table-cell>
          <table:table-cell office:value-type="float" office:value="0" calcext:value-type="float">
            <text:p>0</text:p>
          </table:table-cell>
          <table:table-cell office:value-type="float" office:value="-0.807605627294485" calcext:value-type="float">
            <text:p>-0.8076056273</text:p>
          </table:table-cell>
          <table:table-cell office:value-type="float" office:value="0.00000318042996397181" calcext:value-type="float">
            <text:p>3.18042996397181E-06</text:p>
          </table:table-cell>
          <table:table-cell office:value-type="float" office:value="-0.531463626535711" calcext:value-type="float">
            <text:p>-0.5314636265</text:p>
          </table:table-cell>
          <table:table-cell office:value-type="float" office:value="0.000595872779763589" calcext:value-type="float">
            <text:p>0.0005958728</text:p>
          </table:table-cell>
          <table:table-cell office:value-type="float" office:value="-0.927145134569965" calcext:value-type="float">
            <text:p>-0.9271451346</text:p>
          </table:table-cell>
          <table:table-cell office:value-type="float" office:value="6.37515913855368E-017" calcext:value-type="float">
            <text:p>6.37515913855368E-17</text:p>
          </table:table-cell>
          <table:table-cell office:value-type="float" office:value="0.603076581389836" calcext:value-type="float">
            <text:p>0.6030765814</text:p>
          </table:table-cell>
          <table:table-cell office:value-type="float" office:value="0.0000613932145256282" calcext:value-type="float">
            <text:p>6.13932145256282E-05</text:p>
          </table:table-cell>
          <table:table-cell office:value-type="float" office:value="6.48922810208453" calcext:value-type="float">
            <text:p>6.4892281021</text:p>
          </table:table-cell>
          <table:table-cell office:value-type="float" office:value="0.000000176045855830333" calcext:value-type="float">
            <text:p>0.000000176</text:p>
          </table:table-cell>
          <table:table-cell office:value-type="float" office:value="-0.696286755407872" calcext:value-type="float">
            <text:p>-0.6962867554</text:p>
          </table:table-cell>
          <table:table-cell office:value-type="float" office:value="0.000077939061219255" calcext:value-type="float">
            <text:p>7.7939061219255E-05</text:p>
          </table:table-cell>
          <table:table-cell office:value-type="float" office:value="-0.741755095379947" calcext:value-type="float">
            <text:p>-0.7417550954</text:p>
          </table:table-cell>
          <table:table-cell office:value-type="float" office:value="0.000000000315432504213106" calcext:value-type="float">
            <text:p>3.15432504213106E-10</text:p>
          </table:table-cell>
          <table:table-cell office:value-type="float" office:value="-0.841092875820232" calcext:value-type="float">
            <text:p>-0.8410928758</text:p>
          </table:table-cell>
          <table:table-cell office:value-type="float" office:value="5.99136611628884E-015" calcext:value-type="float">
            <text:p>5.99136611628884E-15</text:p>
          </table:table-cell>
          <table:table-cell office:value-type="float" office:value="0.763268815411883" calcext:value-type="float">
            <text:p>0.7632688154</text:p>
          </table:table-cell>
          <table:table-cell office:value-type="float" office:value="0.0000000000474414186979454" calcext:value-type="float">
            <text:p>4.74414186979454E-11</text:p>
          </table:table-cell>
          <table:table-cell office:value-type="float" office:value="1.91571580216519" calcext:value-type="float">
            <text:p>1.9157158022</text:p>
          </table:table-cell>
          <table:table-cell office:value-type="float" office:value="0.0612458895088699" calcext:value-type="float">
            <text:p>0.0612458895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482671402041396" calcext:value-type="float">
            <text:p>-0.482671402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44241431614053" calcext:value-type="float">
            <text:p>-0.4442414316</text:p>
          </table:table-cell>
          <table:table-cell office:value-type="float" office:value="0.00000103893873470938" calcext:value-type="float">
            <text:p>1.03893873470938E-06</text:p>
          </table:table-cell>
          <table:table-cell office:value-type="float" office:value="-0.916495540747454" calcext:value-type="float">
            <text:p>-0.9164955407</text:p>
          </table:table-cell>
          <table:table-cell office:value-type="float" office:value="3.54169174238546E-045" calcext:value-type="float">
            <text:p>3.54169174238546E-45</text:p>
          </table:table-cell>
          <table:table-cell office:value-type="float" office:value="0.347448544633161" calcext:value-type="float">
            <text:p>0.3474485446</text:p>
          </table:table-cell>
          <table:table-cell office:value-type="float" office:value="0.000186778602548201" calcext:value-type="float">
            <text:p>0.0001867786</text:p>
          </table:table-cell>
          <table:table-cell office:value-type="float" office:value="9.289906333227" calcext:value-type="float">
            <text:p>9.2899063332</text:p>
          </table:table-cell>
          <table:table-cell office:value-type="float" office:value="1.9173756436354E-015" calcext:value-type="float">
            <text:p>1.9173756436354E-15</text:p>
          </table:table-cell>
          <table:table-cell office:value-type="float" office:value="-0.701538446837724" calcext:value-type="float">
            <text:p>-0.7015384468</text:p>
          </table:table-cell>
          <table:table-cell office:value-type="float" office:value="0.0000651831805154764" calcext:value-type="float">
            <text:p>6.51831805154764E-05</text:p>
          </table:table-cell>
          <table:table-cell office:value-type="float" office:value="-0.62443354238628" calcext:value-type="float">
            <text:p>-0.6244335424</text:p>
          </table:table-cell>
          <table:table-cell office:value-type="float" office:value="2.77063281446735E-021" calcext:value-type="float">
            <text:p>2.77063281446735E-21</text:p>
          </table:table-cell>
          <table:table-cell office:value-type="float" office:value="-0.840567693972538" calcext:value-type="float">
            <text:p>-0.840567694</text:p>
          </table:table-cell>
          <table:table-cell office:value-type="float" office:value="2.4593447239937E-050" calcext:value-type="float">
            <text:p>2.4593447239937E-50</text:p>
          </table:table-cell>
          <table:table-cell office:value-type="float" office:value="0.572050927479065" calcext:value-type="float">
            <text:p>0.5720509275</text:p>
          </table:table-cell>
          <table:table-cell office:value-type="float" office:value="2.20947748805771E-017" calcext:value-type="float">
            <text:p>2.20947748805771E-17</text:p>
          </table:table-cell>
          <table:table-cell office:value-type="float" office:value="5.79949521347699" calcext:value-type="float">
            <text:p>5.7994952135</text:p>
          </table:table-cell>
          <table:table-cell office:value-type="float" office:value="0.0000000291188538854144" calcext:value-type="float">
            <text:p>2.91188538854144E-08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452241598874113" calcext:value-type="float">
            <text:p>-0.4522415989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84835539663172" calcext:value-type="float">
            <text:p>-0.4848355397</text:p>
          </table:table-cell>
          <table:table-cell office:value-type="float" office:value="0.0000000605578935916849" calcext:value-type="float">
            <text:p>6.05578935916849E-08</text:p>
          </table:table-cell>
          <table:table-cell office:value-type="float" office:value="-0.789092349463806" calcext:value-type="float">
            <text:p>-0.7890923495</text:p>
          </table:table-cell>
          <table:table-cell office:value-type="float" office:value="5.01983526689581E-025" calcext:value-type="float">
            <text:p>5.01983526689581E-25</text:p>
          </table:table-cell>
          <table:table-cell office:value-type="float" office:value="0.530549492265351" calcext:value-type="float">
            <text:p>0.5305494923</text:p>
          </table:table-cell>
          <table:table-cell office:value-type="float" office:value="0.00000000177900971369662" calcext:value-type="float">
            <text:p>1.77900971369662E-09</text:p>
          </table:table-cell>
          <table:table-cell office:value-type="float" office:value="5.1839002622717" calcext:value-type="float">
            <text:p>5.1839002623</text:p>
          </table:table-cell>
          <table:table-cell office:value-type="float" office:value="0.00000100811011048388" calcext:value-type="float">
            <text:p>1.00811011048388E-06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500881926691455" calcext:value-type="float">
            <text:p>-0.5008819267</text:p>
          </table:table-cell>
          <table:table-cell office:value-type="float" office:value="0.0000000000000113136429825785" calcext:value-type="float">
            <text:p>1.13136429825785E-14</text:p>
          </table:table-cell>
          <table:table-cell office:value-type="float" office:value="-0.709857361079237" calcext:value-type="float">
            <text:p>-0.7098573611</text:p>
          </table:table-cell>
          <table:table-cell office:value-type="float" office:value="2.40924361090874E-033" calcext:value-type="float">
            <text:p>2.40924361090874E-33</text:p>
          </table:table-cell>
          <table:table-cell office:value-type="float" office:value="0.545603443512409" calcext:value-type="float">
            <text:p>0.5456034435</text:p>
          </table:table-cell>
          <table:table-cell office:value-type="float" office:value="1.31207099888526E-017" calcext:value-type="float">
            <text:p>1.31207099888526E-17</text:p>
          </table:table-cell>
          <table:table-cell office:value-type="float" office:value="4.44073154471925" calcext:value-type="float">
            <text:p>4.4407315447</text:p>
          </table:table-cell>
          <table:table-cell office:value-type="float" office:value="0.0000146150660950217" calcext:value-type="float">
            <text:p>1.46150660950217E-05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5338890049243" calcext:value-type="float">
            <text:p>-0.35533889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2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449539691080533" calcext:value-type="float">
            <text:p>-0.4495396911</text:p>
          </table:table-cell>
          <table:table-cell office:value-type="float" office:value="0.00000118974903903494" calcext:value-type="float">
            <text:p>1.18974903903494E-06</text:p>
          </table:table-cell>
          <table:table-cell office:value-type="float" office:value="-0.781686134312648" calcext:value-type="float">
            <text:p>-0.7816861343</text:p>
          </table:table-cell>
          <table:table-cell office:value-type="float" office:value="2.91836164629602E-023" calcext:value-type="float">
            <text:p>2.91836164629602E-23</text:p>
          </table:table-cell>
          <table:table-cell office:value-type="float" office:value="0.337588247718207" calcext:value-type="float">
            <text:p>0.3375882477</text:p>
          </table:table-cell>
          <table:table-cell office:value-type="float" office:value="0.000376525299939296" calcext:value-type="float">
            <text:p>0.0003765253</text:p>
          </table:table-cell>
          <table:table-cell office:value-type="float" office:value="4.59004698373083" calcext:value-type="float">
            <text:p>4.5900469837</text:p>
          </table:table-cell>
          <table:table-cell office:value-type="float" office:value="0.0000124410557360391" calcext:value-type="float">
            <text:p>1.24410557360391E-05</text:p>
          </table:table-cell>
          <table:table-cell office:value-type="float" office:value="-0.666760099254615" calcext:value-type="float">
            <text:p>-0.6667600993</text:p>
          </table:table-cell>
          <table:table-cell office:value-type="float" office:value="0.0000308753815691679" calcext:value-type="float">
            <text:p>3.08753815691679E-05</text:p>
          </table:table-cell>
          <table:table-cell office:value-type="float" office:value="-0.542869441277976" calcext:value-type="float">
            <text:p>-0.5428694413</text:p>
          </table:table-cell>
          <table:table-cell office:value-type="float" office:value="5.91211127445121E-015" calcext:value-type="float">
            <text:p>5.91211127445121E-15</text:p>
          </table:table-cell>
          <table:table-cell office:value-type="float" office:value="-0.628375118123828" calcext:value-type="float">
            <text:p>-0.6283751181</text:p>
          </table:table-cell>
          <table:table-cell office:value-type="float" office:value="7.77288176878681E-021" calcext:value-type="float">
            <text:p>7.77288176878681E-21</text:p>
          </table:table-cell>
          <table:table-cell office:value-type="float" office:value="0.408788162478342" calcext:value-type="float">
            <text:p>0.4087881625</text:p>
          </table:table-cell>
          <table:table-cell office:value-type="float" office:value="0.0000000161564743000998" calcext:value-type="float">
            <text:p>1.61564743000998E-08</text:p>
          </table:table-cell>
          <table:table-cell office:value-type="float" office:value="1.39989847756664" calcext:value-type="float">
            <text:p>1.3998984776</text:p>
          </table:table-cell>
          <table:table-cell office:value-type="float" office:value="0.163324163977237" calcext:value-type="float">
            <text:p>0.163324164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523646117563998" calcext:value-type="float">
            <text:p>-0.5236461176</text:p>
          </table:table-cell>
          <table:table-cell office:value-type="float" office:value="0" calcext:value-type="float">
            <text:p>0</text:p>
          </table:table-cell>
          <table:table-cell office:value-type="float" office:value="-0.96440133247001" calcext:value-type="float">
            <text:p>-0.9644013325</text:p>
          </table:table-cell>
          <table:table-cell office:value-type="float" office:value="0.000000424107546498052" calcext:value-type="float">
            <text:p>4.24107546498052E-07</text:p>
          </table:table-cell>
          <table:table-cell office:value-type="float" office:value="-0.261438114446684" calcext:value-type="float">
            <text:p>-0.2614381144</text:p>
          </table:table-cell>
          <table:table-cell office:value-type="float" office:value="0.00287456569013567" calcext:value-type="float">
            <text:p>0.0028745657</text:p>
          </table:table-cell>
          <table:table-cell office:value-type="float" office:value="-0.905132051114672" calcext:value-type="float">
            <text:p>-0.9051320511</text:p>
          </table:table-cell>
          <table:table-cell office:value-type="float" office:value="1.22248978619338E-048" calcext:value-type="float">
            <text:p>1.22248978619338E-48</text:p>
          </table:table-cell>
          <table:table-cell office:value-type="float" office:value="0.284812851784247" calcext:value-type="float">
            <text:p>0.2848128518</text:p>
          </table:table-cell>
          <table:table-cell office:value-type="float" office:value="0.00112026873415441" calcext:value-type="float">
            <text:p>0.0011202687</text:p>
          </table:table-cell>
          <table:table-cell office:value-type="float" office:value="12.0984488819649" calcext:value-type="float">
            <text:p>12.098448882</text:p>
          </table:table-cell>
          <table:table-cell office:value-type="float" office:value="8.76618443540024E-023" calcext:value-type="float">
            <text:p>8.76618443540024E-23</text:p>
          </table:table-cell>
          <table:table-cell office:value-type="float" office:value="-0.687746384953325" calcext:value-type="float">
            <text:p>-0.687746385</text:p>
          </table:table-cell>
          <table:table-cell office:value-type="float" office:value="0.00937357128829111" calcext:value-type="float">
            <text:p>0.0093735713</text:p>
          </table:table-cell>
          <table:table-cell office:value-type="float" office:value="-0.699488585715569" calcext:value-type="float">
            <text:p>-0.6994885857</text:p>
          </table:table-cell>
          <table:table-cell office:value-type="float" office:value="1.54974939289178E-045" calcext:value-type="float">
            <text:p>1.54974939289178E-45</text:p>
          </table:table-cell>
          <table:table-cell office:value-type="float" office:value="-0.822529953374616" calcext:value-type="float">
            <text:p>-0.8225299534</text:p>
          </table:table-cell>
          <table:table-cell office:value-type="float" office:value="2.90377779990991E-075" calcext:value-type="float">
            <text:p>2.90377779990991E-75</text:p>
          </table:table-cell>
          <table:table-cell office:value-type="float" office:value="0.750357322572179" calcext:value-type="float">
            <text:p>0.7503573226</text:p>
          </table:table-cell>
          <table:table-cell office:value-type="float" office:value="1.08135895657712E-055" calcext:value-type="float">
            <text:p>1.08135895657712E-55</text:p>
          </table:table-cell>
          <table:table-cell office:value-type="float" office:value="5.32898263287907" calcext:value-type="float">
            <text:p>5.3289826329</text:p>
          </table:table-cell>
          <table:table-cell office:value-type="float" office:value="0.000000195199336277832" calcext:value-type="float">
            <text:p>1.95199336277832E-07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7307946596976" calcext:value-type="float">
            <text:p>-0.373079466</text:p>
          </table:table-cell>
          <table:table-cell office:value-type="float" office:value="0" calcext:value-type="float">
            <text:p>0</text:p>
          </table:table-cell>
          <table:table-cell office:value-type="float" office:value="-0.787838597158335" calcext:value-type="float">
            <text:p>-0.7878385972</text:p>
          </table:table-cell>
          <table:table-cell office:value-type="float" office:value="0.000000392180623215867" calcext:value-type="float">
            <text:p>3.92180623215867E-07</text:p>
          </table:table-cell>
          <table:table-cell office:value-type="float" office:value="-0.480003259629867" calcext:value-type="float">
            <text:p>-0.4800032596</text:p>
          </table:table-cell>
          <table:table-cell office:value-type="float" office:value="0.00000439289288093584" calcext:value-type="float">
            <text:p>4.39289288093584E-06</text:p>
          </table:table-cell>
          <table:table-cell office:value-type="float" office:value="-0.886106792033107" calcext:value-type="float">
            <text:p>-0.886106792</text:p>
          </table:table-cell>
          <table:table-cell office:value-type="float" office:value="8.83175701507336E-029" calcext:value-type="float">
            <text:p>8.83175701507336E-29</text:p>
          </table:table-cell>
          <table:table-cell office:value-type="float" office:value="0.46151060298706" calcext:value-type="float">
            <text:p>0.461510603</text:p>
          </table:table-cell>
          <table:table-cell office:value-type="float" office:value="0.0000112653927768602" calcext:value-type="float">
            <text:p>1.12653927768602E-05</text:p>
          </table:table-cell>
          <table:table-cell office:value-type="float" office:value="6.95091870561347" calcext:value-type="float">
            <text:p>6.9509187056</text:p>
          </table:table-cell>
          <table:table-cell office:value-type="float" office:value="0.000000000881505723226048" calcext:value-type="float">
            <text:p>8.81505723226048E-10</text:p>
          </table:table-cell>
          <table:table-cell office:value-type="float" office:value="-0.709877141518883" calcext:value-type="float">
            <text:p>-0.7098771415</text:p>
          </table:table-cell>
          <table:table-cell office:value-type="float" office:value="0.0000111598683506287" calcext:value-type="float">
            <text:p>1.11598683506287E-05</text:p>
          </table:table-cell>
          <table:table-cell office:value-type="float" office:value="-0.699793792812539" calcext:value-type="float">
            <text:p>-0.6997937928</text:p>
          </table:table-cell>
          <table:table-cell office:value-type="float" office:value="2.8938414543583E-024" calcext:value-type="float">
            <text:p>2.8938414543583E-24</text:p>
          </table:table-cell>
          <table:table-cell office:value-type="float" office:value="-0.793715846399298" calcext:value-type="float">
            <text:p>-0.7937158464</text:p>
          </table:table-cell>
          <table:table-cell office:value-type="float" office:value="4.56133380967865E-035" calcext:value-type="float">
            <text:p>4.56133380967865E-35</text:p>
          </table:table-cell>
          <table:table-cell office:value-type="float" office:value="0.677712383398166" calcext:value-type="float">
            <text:p>0.6777123834</text:p>
          </table:table-cell>
          <table:table-cell office:value-type="float" office:value="2.57761218379253E-022" calcext:value-type="float">
            <text:p>2.57761218379253E-22</text:p>
          </table:table-cell>
          <table:table-cell office:value-type="float" office:value="2.48679804477575" calcext:value-type="float">
            <text:p>2.4867980448</text:p>
          </table:table-cell>
          <table:table-cell office:value-type="float" office:value="0.0139636015941931" calcext:value-type="float">
            <text:p>0.0139636016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50886008442207" calcext:value-type="float">
            <text:p>-0.3508860084</text:p>
          </table:table-cell>
          <table:table-cell office:value-type="float" office:value="0" calcext:value-type="float">
            <text:p>0</text:p>
          </table:table-cell>
          <table:table-cell office:value-type="float" office:value="-0.834730370855313" calcext:value-type="float">
            <text:p>-0.8347303709</text:p>
          </table:table-cell>
          <table:table-cell office:value-type="float" office:value="0.00000253198837990194" calcext:value-type="float">
            <text:p>0.000002532</text:p>
          </table:table-cell>
          <table:table-cell office:value-type="float" office:value="-0.312039496131062" calcext:value-type="float">
            <text:p>-0.3120394961</text:p>
          </table:table-cell>
          <table:table-cell office:value-type="float" office:value="0.0499743881972294" calcext:value-type="float">
            <text:p>0.0499743882</text:p>
          </table:table-cell>
          <table:table-cell office:value-type="float" office:value="-0.722697352413415" calcext:value-type="float">
            <text:p>-0.7226973524</text:p>
          </table:table-cell>
          <table:table-cell office:value-type="float" office:value="0.000000139601106919471" calcext:value-type="float">
            <text:p>1.39601106919471E-07</text:p>
          </table:table-cell>
          <table:table-cell office:value-type="float" office:value="0.0979248713003798" calcext:value-type="float">
            <text:p>0.0979248713</text:p>
          </table:table-cell>
          <table:table-cell office:value-type="float" office:value="0.547746779783603" calcext:value-type="float">
            <text:p>0.5477467798</text:p>
          </table:table-cell>
          <table:table-cell office:value-type="float" office:value="2.59638334858726" calcext:value-type="float">
            <text:p>2.5963833486</text:p>
          </table:table-cell>
          <table:table-cell office:value-type="float" office:value="0.0134355088932979" calcext:value-type="float">
            <text:p>0.0134355089</text:p>
          </table:table-cell>
          <table:table-cell office:value-type="float" office:value="-0.713627494989196" calcext:value-type="float">
            <text:p>-0.713627495</text:p>
          </table:table-cell>
          <table:table-cell office:value-type="float" office:value="0.000131636454140915" calcext:value-type="float">
            <text:p>0.0001316365</text:p>
          </table:table-cell>
          <table:table-cell office:value-type="float" office:value="-0.618178687438085" calcext:value-type="float">
            <text:p>-0.6181786874</text:p>
          </table:table-cell>
          <table:table-cell office:value-type="float" office:value="0.000000813067065637915" calcext:value-type="float">
            <text:p>8.13067065637915E-07</text:p>
          </table:table-cell>
          <table:table-cell office:value-type="float" office:value="-0.506045672425771" calcext:value-type="float">
            <text:p>-0.5060456724</text:p>
          </table:table-cell>
          <table:table-cell office:value-type="float" office:value="0.000110777606296784" calcext:value-type="float">
            <text:p>0.0001107776</text:p>
          </table:table-cell>
          <table:table-cell office:value-type="float" office:value="0.160199533352626" calcext:value-type="float">
            <text:p>0.1601995334</text:p>
          </table:table-cell>
          <table:table-cell office:value-type="float" office:value="0.251845049268377" calcext:value-type="float">
            <text:p>0.2518450493</text:p>
          </table:table-cell>
          <table:table-cell office:value-type="float" office:value="-0.832431636017091" calcext:value-type="float">
            <text:p>-0.832431636</text:p>
          </table:table-cell>
          <table:table-cell office:value-type="float" office:value="0.409123811898946" calcext:value-type="float">
            <text:p>0.4091238119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46093737418513" calcext:value-type="float">
            <text:p>-0.4609373742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146140441119996" calcext:value-type="float">
            <text:p>-0.1461404411</text:p>
          </table:table-cell>
          <table:table-cell office:value-type="float" office:value="0.125896702570099" calcext:value-type="float">
            <text:p>0.1258967026</text:p>
          </table:table-cell>
          <table:table-cell office:value-type="float" office:value="-0.811574339034536" calcext:value-type="float">
            <text:p>-0.811574339</text:p>
          </table:table-cell>
          <table:table-cell office:value-type="float" office:value="3.38914951771607E-027" calcext:value-type="float">
            <text:p>3.38914951771607E-27</text:p>
          </table:table-cell>
          <table:table-cell office:value-type="float" office:value="0.231374479939638" calcext:value-type="float">
            <text:p>0.2313744799</text:p>
          </table:table-cell>
          <table:table-cell office:value-type="float" office:value="0.0145520916658216" calcext:value-type="float">
            <text:p>0.0145520917</text:p>
          </table:table-cell>
          <table:table-cell office:value-type="float" office:value="8.89118170119939" calcext:value-type="float">
            <text:p>8.8911817012</text:p>
          </table:table-cell>
          <table:table-cell office:value-type="float" office:value="0.0000000000000153032318972445" calcext:value-type="float">
            <text:p>1.53032318972445E-14</text:p>
          </table:table-cell>
          <table:table-cell office:value-type="float" office:value="-0.68991716665416" calcext:value-type="float">
            <text:p>-0.6899171667</text:p>
          </table:table-cell>
          <table:table-cell office:value-type="float" office:value="0.000381022725978316" calcext:value-type="float">
            <text:p>0.0003810227</text:p>
          </table:table-cell>
          <table:table-cell office:value-type="float" office:value="-0.68921567541478" calcext:value-type="float">
            <text:p>-0.6892156754</text:p>
          </table:table-cell>
          <table:table-cell office:value-type="float" office:value="3.59690244764948E-034" calcext:value-type="float">
            <text:p>3.59690244764948E-34</text:p>
          </table:table-cell>
          <table:table-cell office:value-type="float" office:value="-0.776422924971112" calcext:value-type="float">
            <text:p>-0.776422925</text:p>
          </table:table-cell>
          <table:table-cell office:value-type="float" office:value="3.23445791978782E-048" calcext:value-type="float">
            <text:p>3.23445791978782E-48</text:p>
          </table:table-cell>
          <table:table-cell office:value-type="float" office:value="0.676563123070486" calcext:value-type="float">
            <text:p>0.6765631231</text:p>
          </table:table-cell>
          <table:table-cell office:value-type="float" office:value="1.54299866638723E-032" calcext:value-type="float">
            <text:p>1.54299866638723E-32</text:p>
          </table:table-cell>
          <table:table-cell office:value-type="float" office:value="2.72470857583032" calcext:value-type="float">
            <text:p>2.7247085758</text:p>
          </table:table-cell>
          <table:table-cell office:value-type="float" office:value="0.00693043093434895" calcext:value-type="float">
            <text:p>0.0069304309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96360696638067" calcext:value-type="float">
            <text:p>-0.3963606966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514699008429328" calcext:value-type="float">
            <text:p>-0.5146990084</text:p>
          </table:table-cell>
          <table:table-cell office:value-type="float" office:value="0.0000000000257380939226911" calcext:value-type="float">
            <text:p>2.57380939226911E-11</text:p>
          </table:table-cell>
          <table:table-cell office:value-type="float" office:value="-0.899898425480526" calcext:value-type="float">
            <text:p>-0.8998984255</text:p>
          </table:table-cell>
          <table:table-cell office:value-type="float" office:value="4.03219290866736E-054" calcext:value-type="float">
            <text:p>4.03219290866736E-54</text:p>
          </table:table-cell>
          <table:table-cell office:value-type="float" office:value="0.60421200201472" calcext:value-type="float">
            <text:p>0.604212002</text:p>
          </table:table-cell>
          <table:table-cell office:value-type="float" office:value="5.39310731389113E-016" calcext:value-type="float">
            <text:p>5.39310731389113E-16</text:p>
          </table:table-cell>
          <table:table-cell office:value-type="float" office:value="11.2586329430085" calcext:value-type="float">
            <text:p>11.258632943</text:p>
          </table:table-cell>
          <table:table-cell office:value-type="float" office:value="1.73729980575197E-021" calcext:value-type="float">
            <text:p>1.73729980575197E-21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670801949195694" calcext:value-type="float">
            <text:p>-0.6708019492</text:p>
          </table:table-cell>
          <table:table-cell office:value-type="float" office:value="7.08238209634043E-039" calcext:value-type="float">
            <text:p>7.08238209634043E-39</text:p>
          </table:table-cell>
          <table:table-cell office:value-type="float" office:value="-0.77317685054254" calcext:value-type="float">
            <text:p>-0.7731768505</text:p>
          </table:table-cell>
          <table:table-cell office:value-type="float" office:value="2.61495518183361E-058" calcext:value-type="float">
            <text:p>2.61495518183361E-58</text:p>
          </table:table-cell>
          <table:table-cell office:value-type="float" office:value="0.780368916321866" calcext:value-type="float">
            <text:p>0.7803689163</text:p>
          </table:table-cell>
          <table:table-cell office:value-type="float" office:value="4.67641448396905E-060" calcext:value-type="float">
            <text:p>4.67641448396905E-60</text:p>
          </table:table-cell>
          <table:table-cell office:value-type="float" office:value="4.12837455341657" calcext:value-type="float">
            <text:p>4.1283745534</text:p>
          </table:table-cell>
          <table:table-cell office:value-type="float" office:value="0.0000480717025715429" calcext:value-type="float">
            <text:p>4.80717025715429E-05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46153235166491" calcext:value-type="float">
            <text:p>-0.2461532352</text:p>
          </table:table-cell>
          <table:table-cell office:value-type="float" office:value="0" calcext:value-type="float">
            <text:p>0</text:p>
          </table:table-cell>
          <table:table-cell office:value-type="float" office:value="-0.751558227767338" calcext:value-type="float">
            <text:p>-0.7515582278</text:p>
          </table:table-cell>
          <table:table-cell office:value-type="float" office:value="0.000000463682133915989" calcext:value-type="float">
            <text:p>4.63682133915989E-07</text:p>
          </table:table-cell>
          <table:table-cell office:value-type="float" office:value="-0.361155964599441" calcext:value-type="float">
            <text:p>-0.3611559646</text:p>
          </table:table-cell>
          <table:table-cell office:value-type="float" office:value="0.0389262208710852" calcext:value-type="float">
            <text:p>0.0389262209</text:p>
          </table:table-cell>
          <table:table-cell office:value-type="float" office:value="-0.853051078452078" calcext:value-type="float">
            <text:p>-0.8530510785</text:p>
          </table:table-cell>
          <table:table-cell office:value-type="float" office:value="0.000000000288612811607374" calcext:value-type="float">
            <text:p>2.88612811607374E-10</text:p>
          </table:table-cell>
          <table:table-cell office:value-type="float" office:value="0.226133897027333" calcext:value-type="float">
            <text:p>0.226133897</text:p>
          </table:table-cell>
          <table:table-cell office:value-type="float" office:value="0.205721068405392" calcext:value-type="float">
            <text:p>0.2057210684</text:p>
          </table:table-cell>
          <table:table-cell office:value-type="float" office:value="3.78798849208554" calcext:value-type="float">
            <text:p>3.7879884921</text:p>
          </table:table-cell>
          <table:table-cell office:value-type="float" office:value="0.000681422237302525" calcext:value-type="float">
            <text:p>0.0006814222</text:p>
          </table:table-cell>
          <table:table-cell office:value-type="float" office:value="-0.676545131641428" calcext:value-type="float">
            <text:p>-0.6765451316</text:p>
          </table:table-cell>
          <table:table-cell office:value-type="float" office:value="0.00000590579503488286" calcext:value-type="float">
            <text:p>5.90579503488286E-06</text:p>
          </table:table-cell>
          <table:table-cell office:value-type="float" office:value="-0.690332504640381" calcext:value-type="float">
            <text:p>-0.6903325046</text:p>
          </table:table-cell>
          <table:table-cell office:value-type="float" office:value="0.000000216089142280364" calcext:value-type="float">
            <text:p>2.16089142280364E-07</text:p>
          </table:table-cell>
          <table:table-cell office:value-type="float" office:value="-0.651565168672053" calcext:value-type="float">
            <text:p>-0.6515651687</text:p>
          </table:table-cell>
          <table:table-cell office:value-type="float" office:value="0.00000166578598776902" calcext:value-type="float">
            <text:p>1.66578598776902E-06</text:p>
          </table:table-cell>
          <table:table-cell office:value-type="float" office:value="0.263351871437586" calcext:value-type="float">
            <text:p>0.2633518714</text:p>
          </table:table-cell>
          <table:table-cell office:value-type="float" office:value="0.0841271815517861" calcext:value-type="float">
            <text:p>0.0841271816</text:p>
          </table:table-cell>
          <table:table-cell office:value-type="float" office:value="-0.332413829028929" calcext:value-type="float">
            <text:p>-0.332413829</text:p>
          </table:table-cell>
          <table:table-cell office:value-type="float" office:value="0.741270415648204" calcext:value-type="float">
            <text:p>0.7412704156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01046560965545" calcext:value-type="float">
            <text:p>-0.301046561</text:p>
          </table:table-cell>
          <table:table-cell office:value-type="float" office:value="0" calcext:value-type="float">
            <text:p>0</text:p>
          </table:table-cell>
          <table:table-cell office:value-type="float" office:value="-0.75086157409224" calcext:value-type="float">
            <text:p>-0.7508615741</text:p>
          </table:table-cell>
          <table:table-cell office:value-type="float" office:value="0.00000270136212179985" calcext:value-type="float">
            <text:p>2.70136212179985E-06</text:p>
          </table:table-cell>
          <table:table-cell office:value-type="float" office:value="-0.121221100841198" calcext:value-type="float">
            <text:p>-0.1212211008</text:p>
          </table:table-cell>
          <table:table-cell office:value-type="float" office:value="0.387228563858723" calcext:value-type="float">
            <text:p>0.3872285639</text:p>
          </table:table-cell>
          <table:table-cell office:value-type="float" office:value="-0.883265810943921" calcext:value-type="float">
            <text:p>-0.8832658109</text:p>
          </table:table-cell>
          <table:table-cell office:value-type="float" office:value="2.09629099452905E-018" calcext:value-type="float">
            <text:p>2.09629099452905E-18</text:p>
          </table:table-cell>
          <table:table-cell office:value-type="float" office:value="0.151872378020666" calcext:value-type="float">
            <text:p>0.151872378</text:p>
          </table:table-cell>
          <table:table-cell office:value-type="float" office:value="0.277658048373232" calcext:value-type="float">
            <text:p>0.2776580484</text:p>
          </table:table-cell>
          <table:table-cell office:value-type="float" office:value="7.61223561507501" calcext:value-type="float">
            <text:p>7.6122356151</text:p>
          </table:table-cell>
          <table:table-cell office:value-type="float" office:value="0.000000000664519509914356" calcext:value-type="float">
            <text:p>6.64519509914356E-10</text:p>
          </table:table-cell>
          <table:table-cell office:value-type="float" office:value="-0.672576688213332" calcext:value-type="float">
            <text:p>-0.6725766882</text:p>
          </table:table-cell>
          <table:table-cell office:value-type="float" office:value="0.000034025642433828" calcext:value-type="float">
            <text:p>3.4025642433828E-05</text:p>
          </table:table-cell>
          <table:table-cell office:value-type="float" office:value="-0.671908171217114" calcext:value-type="float">
            <text:p>-0.6719081712</text:p>
          </table:table-cell>
          <table:table-cell office:value-type="float" office:value="0.00000000000141902228672779" calcext:value-type="float">
            <text:p>1.41902228672779E-12</text:p>
          </table:table-cell>
          <table:table-cell office:value-type="float" office:value="-0.853068052838508" calcext:value-type="float">
            <text:p>-0.8530680528</text:p>
          </table:table-cell>
          <table:table-cell office:value-type="float" office:value="1.88787714132554E-025" calcext:value-type="float">
            <text:p>1.88787714132554E-25</text:p>
          </table:table-cell>
          <table:table-cell office:value-type="float" office:value="0.551590800078898" calcext:value-type="float">
            <text:p>0.5515908001</text:p>
          </table:table-cell>
          <table:table-cell office:value-type="float" office:value="0.0000000370665301773368" calcext:value-type="float">
            <text:p>3.70665301773368E-08</text:p>
          </table:table-cell>
          <table:table-cell office:value-type="float" office:value="3.48017979692795" calcext:value-type="float">
            <text:p>3.4801797969</text:p>
          </table:table-cell>
          <table:table-cell office:value-type="float" office:value="0.00080123227810644" calcext:value-type="float">
            <text:p>0.0008012323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424544968242153" calcext:value-type="float">
            <text:p>-0.4245449682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</text:p>
          </table:table-cell>
          <table:table-cell office:value-type="float" office:value="0.00000203496326805374" calcext:value-type="float">
            <text:p>0.000002035</text:p>
          </table:table-cell>
          <table:table-cell office:value-type="float" office:value="-0.409500241828971" calcext:value-type="float">
            <text:p>-0.4095002418</text:p>
          </table:table-cell>
          <table:table-cell office:value-type="float" office:value="0.0000174558921173975" calcext:value-type="float">
            <text:p>1.74558921173975E-05</text:p>
          </table:table-cell>
          <table:table-cell office:value-type="float" office:value="-0.791357279882883" calcext:value-type="float">
            <text:p>-0.7913572799</text:p>
          </table:table-cell>
          <table:table-cell office:value-type="float" office:value="2.59068861670841E-023" calcext:value-type="float">
            <text:p>2.59068861670841E-23</text:p>
          </table:table-cell>
          <table:table-cell office:value-type="float" office:value="0.491452999714777" calcext:value-type="float">
            <text:p>0.4914529997</text:p>
          </table:table-cell>
          <table:table-cell office:value-type="float" office:value="0.000000135472903964034" calcext:value-type="float">
            <text:p>1.35472903964034E-07</text:p>
          </table:table-cell>
          <table:table-cell office:value-type="float" office:value="5.95821467360023" calcext:value-type="float">
            <text:p>5.9582146736</text:p>
          </table:table-cell>
          <table:table-cell office:value-type="float" office:value="0.0000000383193068641414" calcext:value-type="float">
            <text:p>3.83193068641414E-08</text:p>
          </table:table-cell>
          <table:table-cell office:value-type="float" office:value="-0.643689269845981" calcext:value-type="float">
            <text:p>-0.6436892698</text:p>
          </table:table-cell>
          <table:table-cell office:value-type="float" office:value="0.0000228377855258375" calcext:value-type="float">
            <text:p>2.28377855258375E-05</text:p>
          </table:table-cell>
          <table:table-cell office:value-type="float" office:value="-0.743742608809997" calcext:value-type="float">
            <text:p>-0.7437426088</text:p>
          </table:table-cell>
          <table:table-cell office:value-type="float" office:value="3.00466757948645E-035" calcext:value-type="float">
            <text:p>3.00466757948645E-35</text:p>
          </table:table-cell>
          <table:table-cell office:value-type="float" office:value="-0.70298854362373" calcext:value-type="float">
            <text:p>-0.7029885436</text:p>
          </table:table-cell>
          <table:table-cell office:value-type="float" office:value="4.38726209644896E-030" calcext:value-type="float">
            <text:p>4.38726209644896E-30</text:p>
          </table:table-cell>
          <table:table-cell office:value-type="float" office:value="0.6196113230766" calcext:value-type="float">
            <text:p>0.6196113231</text:p>
          </table:table-cell>
          <table:table-cell office:value-type="float" office:value="7.51037625993687E-022" calcext:value-type="float">
            <text:p>7.51037625993687E-22</text:p>
          </table:table-cell>
          <table:table-cell office:value-type="float" office:value="-1.05201536595311" calcext:value-type="float">
            <text:p>-1.052015366</text:p>
          </table:table-cell>
          <table:table-cell office:value-type="float" office:value="0.294128614200728" calcext:value-type="float">
            <text:p>0.2941286142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78626169852475" calcext:value-type="float">
            <text:p>-0.3786261699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5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739865559973187" calcext:value-type="float">
            <text:p>-0.73986556</text:p>
          </table:table-cell>
          <table:table-cell office:value-type="float" office:value="2.17186643752806E-018" calcext:value-type="float">
            <text:p>2.17186643752806E-18</text:p>
          </table:table-cell>
          <table:table-cell office:value-type="float" office:value="-0.758291245866267" calcext:value-type="float">
            <text:p>-0.7582912459</text:p>
          </table:table-cell>
          <table:table-cell office:value-type="float" office:value="1.00230175803836E-019" calcext:value-type="float">
            <text:p>1.00230175803836E-19</text:p>
          </table:table-cell>
          <table:table-cell office:value-type="float" office:value="0.669987065205844" calcext:value-type="float">
            <text:p>0.6699870652</text:p>
          </table:table-cell>
          <table:table-cell office:value-type="float" office:value="0.000000000000033610434309602" calcext:value-type="float">
            <text:p>3.3610434309602E-14</text:p>
          </table:table-cell>
          <table:table-cell office:value-type="float" office:value="0.378106481209347" calcext:value-type="float">
            <text:p>0.3781064812</text:p>
          </table:table-cell>
          <table:table-cell office:value-type="float" office:value="0.706186269030281" calcext:value-type="float">
            <text:p>0.706186269</text:p>
          </table:table-cell>
          <table:table-cell office:value-type="float" office:value="-0.695159516403791" calcext:value-type="float">
            <text:p>-0.6951595164</text:p>
          </table:table-cell>
          <table:table-cell office:value-type="float" office:value="0.00046876216001898" calcext:value-type="float">
            <text:p>0.0004687622</text:p>
          </table:table-cell>
          <table:table-cell office:value-type="float" office:value="-0.672876408039488" calcext:value-type="float">
            <text:p>-0.672876408</text:p>
          </table:table-cell>
          <table:table-cell office:value-type="float" office:value="6.79594126580715E-024" calcext:value-type="float">
            <text:p>6.79594126580715E-24</text:p>
          </table:table-cell>
          <table:table-cell office:value-type="float" office:value="-0.796746182857876" calcext:value-type="float">
            <text:p>-0.7967461829</text:p>
          </table:table-cell>
          <table:table-cell office:value-type="float" office:value="8.27913407520697E-039" calcext:value-type="float">
            <text:p>8.27913407520697E-39</text:p>
          </table:table-cell>
          <table:table-cell office:value-type="float" office:value="0.619064721253655" calcext:value-type="float">
            <text:p>0.6190647213</text:p>
          </table:table-cell>
          <table:table-cell office:value-type="float" office:value="1.80456883031968E-019" calcext:value-type="float">
            <text:p>1.80456883031968E-19</text:p>
          </table:table-cell>
          <table:table-cell office:value-type="float" office:value="3.16958670526567" calcext:value-type="float">
            <text:p>3.1695867053</text:p>
          </table:table-cell>
          <table:table-cell office:value-type="float" office:value="0.00181431879123" calcext:value-type="float">
            <text:p>0.0018143188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520881587315842" calcext:value-type="float">
            <text:p>-0.5208815873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597334513073228" calcext:value-type="float">
            <text:p>-0.5973345131</text:p>
          </table:table-cell>
          <table:table-cell office:value-type="float" office:value="8.89671773988036E-016" calcext:value-type="float">
            <text:p>8.89671773988036E-16</text:p>
          </table:table-cell>
          <table:table-cell office:value-type="float" office:value="-0.866964228079358" calcext:value-type="float">
            <text:p>-0.8669642281</text:p>
          </table:table-cell>
          <table:table-cell office:value-type="float" office:value="2.62276460057611E-046" calcext:value-type="float">
            <text:p>2.62276460057611E-46</text:p>
          </table:table-cell>
          <table:table-cell office:value-type="float" office:value="0.55950107740897" calcext:value-type="float">
            <text:p>0.5595010774</text:p>
          </table:table-cell>
          <table:table-cell office:value-type="float" office:value="0.000000000000119662044094228" calcext:value-type="float">
            <text:p>1.19662044094228E-13</text:p>
          </table:table-cell>
          <table:table-cell office:value-type="float" office:value="6.76927652887862" calcext:value-type="float">
            <text:p>6.7692765289</text:p>
          </table:table-cell>
          <table:table-cell office:value-type="float" office:value="0.000000000293103296733578" calcext:value-type="float">
            <text:p>2.93103296733578E-10</text:p>
          </table:table-cell>
          <table:table-cell office:value-type="float" office:value="-0.70803699806855" calcext:value-type="float">
            <text:p>-0.7080369981</text:p>
          </table:table-cell>
          <table:table-cell office:value-type="float" office:value="0.00214691930465725" calcext:value-type="float">
            <text:p>0.0021469193</text:p>
          </table:table-cell>
          <table:table-cell office:value-type="float" office:value="-0.659088220286573" calcext:value-type="float">
            <text:p>-0.6590882203</text:p>
          </table:table-cell>
          <table:table-cell office:value-type="float" office:value="2.11718093847971E-034" calcext:value-type="float">
            <text:p>2.11718093847971E-34</text:p>
          </table:table-cell>
          <table:table-cell office:value-type="float" office:value="-0.738302201399292" calcext:value-type="float">
            <text:p>-0.7383022014</text:p>
          </table:table-cell>
          <table:table-cell office:value-type="float" office:value="6.90464666214888E-047" calcext:value-type="float">
            <text:p>6.90464666214888E-47</text:p>
          </table:table-cell>
          <table:table-cell office:value-type="float" office:value="0.668868575977093" calcext:value-type="float">
            <text:p>0.668868576</text:p>
          </table:table-cell>
          <table:table-cell office:value-type="float" office:value="9.83490861513967E-036" calcext:value-type="float">
            <text:p>9.83490861513967E-36</text:p>
          </table:table-cell>
          <table:table-cell office:value-type="float" office:value="2.42710279439763" calcext:value-type="float">
            <text:p>2.4271027944</text:p>
          </table:table-cell>
          <table:table-cell office:value-type="float" office:value="0.0158946348000322" calcext:value-type="float">
            <text:p>0.0158946348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81689284086401" calcext:value-type="float">
            <text:p>-0.3816892841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13381075854684" calcext:value-type="float">
            <text:p>-0.4133810759</text:p>
          </table:table-cell>
          <table:table-cell office:value-type="float" office:value="0.0000345705884599566" calcext:value-type="float">
            <text:p>3.45705884599566E-05</text:p>
          </table:table-cell>
          <table:table-cell office:value-type="float" office:value="-0.757420433944068" calcext:value-type="float">
            <text:p>-0.7574204339</text:p>
          </table:table-cell>
          <table:table-cell office:value-type="float" office:value="1.00863561630991E-018" calcext:value-type="float">
            <text:p>1.00863561630991E-18</text:p>
          </table:table-cell>
          <table:table-cell office:value-type="float" office:value="0.459319136250218" calcext:value-type="float">
            <text:p>0.4593191363</text:p>
          </table:table-cell>
          <table:table-cell office:value-type="float" office:value="0.00000321437205068096" calcext:value-type="float">
            <text:p>3.21437205068096E-06</text:p>
          </table:table-cell>
          <table:table-cell office:value-type="float" office:value="4.68158039930781" calcext:value-type="float">
            <text:p>4.6815803993</text:p>
          </table:table-cell>
          <table:table-cell office:value-type="float" office:value="0.00000989436254965942" calcext:value-type="float">
            <text:p>9.89436254965942E-06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441667892486529" calcext:value-type="float">
            <text:p>-0.4416678925</text:p>
          </table:table-cell>
          <table:table-cell office:value-type="float" office:value="0.0000000109731731952236" calcext:value-type="float">
            <text:p>0.000000011</text:p>
          </table:table-cell>
          <table:table-cell office:value-type="float" office:value="-0.752481047733078" calcext:value-type="float">
            <text:p>-0.7524810477</text:p>
          </table:table-cell>
          <table:table-cell office:value-type="float" office:value="3.5184683187212E-029" calcext:value-type="float">
            <text:p>3.5184683187212E-29</text:p>
          </table:table-cell>
          <table:table-cell office:value-type="float" office:value="0.462092726992321" calcext:value-type="float">
            <text:p>0.462092727</text:p>
          </table:table-cell>
          <table:table-cell office:value-type="float" office:value="0.00000000182441037718169" calcext:value-type="float">
            <text:p>1.82441037718169E-09</text:p>
          </table:table-cell>
          <table:table-cell office:value-type="float" office:value="5.42684489730941" calcext:value-type="float">
            <text:p>5.4268448973</text:p>
          </table:table-cell>
          <table:table-cell office:value-type="float" office:value="0.00000022545129099025" calcext:value-type="float">
            <text:p>2.2545129099025E-0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49702254699602" calcext:value-type="float">
            <text:p>-0.3497022547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567403292312288" calcext:value-type="float">
            <text:p>-0.5674032923</text:p>
          </table:table-cell>
          <table:table-cell office:value-type="float" office:value="0.0000141341481811072" calcext:value-type="float">
            <text:p>1.41341481811072E-05</text:p>
          </table:table-cell>
          <table:table-cell office:value-type="float" office:value="-0.605613818285448" calcext:value-type="float">
            <text:p>-0.6056138183</text:p>
          </table:table-cell>
          <table:table-cell office:value-type="float" office:value="0.00000249490069669476" calcext:value-type="float">
            <text:p>2.49490069669476E-06</text:p>
          </table:table-cell>
          <table:table-cell office:value-type="float" office:value="0.458723653395785" calcext:value-type="float">
            <text:p>0.4587236534</text:p>
          </table:table-cell>
          <table:table-cell office:value-type="float" office:value="0.000710448482375117" calcext:value-type="float">
            <text:p>0.0007104485</text:p>
          </table:table-cell>
          <table:table-cell office:value-type="float" office:value="0.339950278721215" calcext:value-type="float">
            <text:p>0.3399502787</text:p>
          </table:table-cell>
          <table:table-cell office:value-type="float" office:value="0.735377128896333" calcext:value-type="float">
            <text:p>0.7353771289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533064288463979" calcext:value-type="float">
            <text:p>-0.5330642885</text:p>
          </table:table-cell>
          <table:table-cell office:value-type="float" office:value="0.0000000159806826073104" calcext:value-type="float">
            <text:p>0.000000016</text:p>
          </table:table-cell>
          <table:table-cell office:value-type="float" office:value="-0.858826406709981" calcext:value-type="float">
            <text:p>-0.8588264067</text:p>
          </table:table-cell>
          <table:table-cell office:value-type="float" office:value="1.21852848043255E-029" calcext:value-type="float">
            <text:p>1.21852848043255E-29</text:p>
          </table:table-cell>
          <table:table-cell office:value-type="float" office:value="0.446977579743779" calcext:value-type="float">
            <text:p>0.4469775797</text:p>
          </table:table-cell>
          <table:table-cell office:value-type="float" office:value="0.00000395325659570147" calcext:value-type="float">
            <text:p>3.95325659570147E-06</text:p>
          </table:table-cell>
          <table:table-cell office:value-type="float" office:value="5.65792458343412" calcext:value-type="float">
            <text:p>5.6579245834</text:p>
          </table:table-cell>
          <table:table-cell office:value-type="float" office:value="0.000000161440838560756" calcext:value-type="float">
            <text:p>1.61440838560756E-07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503436457428619" calcext:value-type="float">
            <text:p>-0.5034364574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264506686622263" calcext:value-type="float">
            <text:p>-0.2645066866</text:p>
          </table:table-cell>
          <table:table-cell office:value-type="float" office:value="0.00566966775919313" calcext:value-type="float">
            <text:p>0.0056696678</text:p>
          </table:table-cell>
          <table:table-cell office:value-type="float" office:value="-0.885847980322283" calcext:value-type="float">
            <text:p>-0.8858479803</text:p>
          </table:table-cell>
          <table:table-cell office:value-type="float" office:value="3.87518262984964E-037" calcext:value-type="float">
            <text:p>3.87518262984964E-37</text:p>
          </table:table-cell>
          <table:table-cell office:value-type="float" office:value="0.309946238824426" calcext:value-type="float">
            <text:p>0.3099462388</text:p>
          </table:table-cell>
          <table:table-cell office:value-type="float" office:value="0.00109713812189364" calcext:value-type="float">
            <text:p>0.0010971381</text:p>
          </table:table-cell>
          <table:table-cell office:value-type="float" office:value="10.3504918102463" calcext:value-type="float">
            <text:p>10.3504918102</text:p>
          </table:table-cell>
          <table:table-cell office:value-type="float" office:value="1.00069529132691E-017" calcext:value-type="float">
            <text:p>1.00069529132691E-17</text:p>
          </table:table-cell>
          <table:table-cell office:value-type="float" office:value="-0.617715921247009" calcext:value-type="float">
            <text:p>-0.6177159212</text:p>
          </table:table-cell>
          <table:table-cell office:value-type="float" office:value="0.0000993170557021077" calcext:value-type="float">
            <text:p>9.93170557021077E-05</text:p>
          </table:table-cell>
          <table:table-cell office:value-type="float" office:value="-0.580997977655338" calcext:value-type="float">
            <text:p>-0.5809979777</text:p>
          </table:table-cell>
          <table:table-cell office:value-type="float" office:value="9.9076545318027E-017" calcext:value-type="float">
            <text:p>9.9076545318027E-17</text:p>
          </table:table-cell>
          <table:table-cell office:value-type="float" office:value="-0.801667437729161" calcext:value-type="float">
            <text:p>-0.8016674377</text:p>
          </table:table-cell>
          <table:table-cell office:value-type="float" office:value="2.19281775830939E-039" calcext:value-type="float">
            <text:p>2.19281775830939E-39</text:p>
          </table:table-cell>
          <table:table-cell office:value-type="float" office:value="0.540652446697893" calcext:value-type="float">
            <text:p>0.5406524467</text:p>
          </table:table-cell>
          <table:table-cell office:value-type="float" office:value="0.0000000000000273407644424723" calcext:value-type="float">
            <text:p>2.73407644424723E-14</text:p>
          </table:table-cell>
          <table:table-cell office:value-type="float" office:value="4.96626638693389" calcext:value-type="float">
            <text:p>4.9662663869</text:p>
          </table:table-cell>
          <table:table-cell office:value-type="float" office:value="0.00000167476757289199" calcext:value-type="float">
            <text:p>1.67476757289199E-06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529161025596617" calcext:value-type="float">
            <text:p>-0.5291610256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344753294597914" calcext:value-type="float">
            <text:p>-0.3447532946</text:p>
          </table:table-cell>
          <table:table-cell office:value-type="float" office:value="0.0000552096153894532" calcext:value-type="float">
            <text:p>5.52096153894532E-05</text:p>
          </table:table-cell>
          <table:table-cell office:value-type="float" office:value="-0.887889358222238" calcext:value-type="float">
            <text:p>-0.8878893582</text:p>
          </table:table-cell>
          <table:table-cell office:value-type="float" office:value="2.5076499252799E-045" calcext:value-type="float">
            <text:p>2.5076499252799E-45</text:p>
          </table:table-cell>
          <table:table-cell office:value-type="float" office:value="0.396689885891737" calcext:value-type="float">
            <text:p>0.3966898859</text:p>
          </table:table-cell>
          <table:table-cell office:value-type="float" office:value="0.00000272223068410532" calcext:value-type="float">
            <text:p>2.72223068410532E-06</text:p>
          </table:table-cell>
          <table:table-cell office:value-type="float" office:value="10.9641311323504" calcext:value-type="float">
            <text:p>10.9641311324</text:p>
          </table:table-cell>
          <table:table-cell office:value-type="float" office:value="3.92823266654578E-020" calcext:value-type="float">
            <text:p>3.92823266654578E-20</text:p>
          </table:table-cell>
          <table:table-cell office:value-type="float" office:value="-0.70803699806855" calcext:value-type="float">
            <text:p>-0.7080369981</text:p>
          </table:table-cell>
          <table:table-cell office:value-type="float" office:value="0.00214691930465725" calcext:value-type="float">
            <text:p>0.0021469193</text:p>
          </table:table-cell>
          <table:table-cell office:value-type="float" office:value="-0.667394591570716" calcext:value-type="float">
            <text:p>-0.6673945916</text:p>
          </table:table-cell>
          <table:table-cell office:value-type="float" office:value="5.10635130906365E-031" calcext:value-type="float">
            <text:p>5.10635130906365E-31</text:p>
          </table:table-cell>
          <table:table-cell office:value-type="float" office:value="-0.839778310444619" calcext:value-type="float">
            <text:p>-0.8397783104</text:p>
          </table:table-cell>
          <table:table-cell office:value-type="float" office:value="2.08468981538076E-062" calcext:value-type="float">
            <text:p>2.08468981538076E-62</text:p>
          </table:table-cell>
          <table:table-cell office:value-type="float" office:value="0.698452823880861" calcext:value-type="float">
            <text:p>0.6984528239</text:p>
          </table:table-cell>
          <table:table-cell office:value-type="float" office:value="5.61043914839836E-035" calcext:value-type="float">
            <text:p>5.61043914839836E-35</text:p>
          </table:table-cell>
          <table:table-cell office:value-type="float" office:value="6.13593550198641" calcext:value-type="float">
            <text:p>6.135935502</text:p>
          </table:table-cell>
          <table:table-cell office:value-type="float" office:value="0.00000000373132284760109" calcext:value-type="float">
            <text:p>3.73132284760109E-09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481326659782483" calcext:value-type="float">
            <text:p>-0.4813266598</text:p>
          </table:table-cell>
          <table:table-cell office:value-type="float" office:value="0" calcext:value-type="float">
            <text:p>0</text:p>
          </table:table-cell>
          <table:table-cell office:value-type="float" office:value="-0.811107105653813" calcext:value-type="float">
            <text:p>-0.8111071057</text:p>
          </table:table-cell>
          <table:table-cell office:value-type="float" office:value="0.0000143197903592044" calcext:value-type="float">
            <text:p>1.43197903592044E-05</text:p>
          </table:table-cell>
          <table:table-cell office:value-type="float" office:value="0.0320065124735281" calcext:value-type="float">
            <text:p>0.0320065125</text:p>
          </table:table-cell>
          <table:table-cell office:value-type="float" office:value="0.747042631647918" calcext:value-type="float">
            <text:p>0.7470426316</text:p>
          </table:table-cell>
          <table:table-cell office:value-type="float" office:value="-0.826829259104606" calcext:value-type="float">
            <text:p>-0.8268292591</text:p>
          </table:table-cell>
          <table:table-cell office:value-type="float" office:value="3.06227420934422E-027" calcext:value-type="float">
            <text:p>3.06227420934422E-27</text:p>
          </table:table-cell>
          <table:table-cell office:value-type="float" office:value="0.0781199897613377" calcext:value-type="float">
            <text:p>0.0781199898</text:p>
          </table:table-cell>
          <table:table-cell office:value-type="float" office:value="0.430551882111516" calcext:value-type="float">
            <text:p>0.4305518821</text:p>
          </table:table-cell>
          <table:table-cell office:value-type="float" office:value="10.4783209874097" calcext:value-type="float">
            <text:p>10.4783209874</text:p>
          </table:table-cell>
          <table:table-cell office:value-type="float" office:value="7.93976537300857E-018" calcext:value-type="float">
            <text:p>7.93976537300857E-18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62470265424149" calcext:value-type="float">
            <text:p>-0.6247026542</text:p>
          </table:table-cell>
          <table:table-cell office:value-type="float" office:value="1.59748037848524E-021" calcext:value-type="float">
            <text:p>1.59748037848524E-21</text:p>
          </table:table-cell>
          <table:table-cell office:value-type="float" office:value="-0.746965246616135" calcext:value-type="float">
            <text:p>-0.7469652466</text:p>
          </table:table-cell>
          <table:table-cell office:value-type="float" office:value="1.89033303159923E-034" calcext:value-type="float">
            <text:p>1.89033303159923E-34</text:p>
          </table:table-cell>
          <table:table-cell office:value-type="float" office:value="0.533256698730271" calcext:value-type="float">
            <text:p>0.5332566987</text:p>
          </table:table-cell>
          <table:table-cell office:value-type="float" office:value="4.65656701117752E-015" calcext:value-type="float">
            <text:p>4.65656701117752E-15</text:p>
          </table:table-cell>
          <table:table-cell office:value-type="float" office:value="2.69494860717157" calcext:value-type="float">
            <text:p>2.6949486072</text:p>
          </table:table-cell>
          <table:table-cell office:value-type="float" office:value="0.00769566709029359" calcext:value-type="float">
            <text:p>0.0076956671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500925755640666" calcext:value-type="float">
            <text:p>-0.5009257556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1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48055304767616" calcext:value-type="float">
            <text:p>-0.4480553048</text:p>
          </table:table-cell>
          <table:table-cell office:value-type="float" office:value="0.00000207641783423598" calcext:value-type="float">
            <text:p>2.07641783423598E-06</text:p>
          </table:table-cell>
          <table:table-cell office:value-type="float" office:value="-0.874781504615284" calcext:value-type="float">
            <text:p>-0.8747815046</text:p>
          </table:table-cell>
          <table:table-cell office:value-type="float" office:value="1.4852078479951E-033" calcext:value-type="float">
            <text:p>1.4852078479951E-33</text:p>
          </table:table-cell>
          <table:table-cell office:value-type="float" office:value="0.34090451297462" calcext:value-type="float">
            <text:p>0.340904513</text:p>
          </table:table-cell>
          <table:table-cell office:value-type="float" office:value="0.000425487129161005" calcext:value-type="float">
            <text:p>0.0004254871</text:p>
          </table:table-cell>
          <table:table-cell office:value-type="float" office:value="7.03870085771056" calcext:value-type="float">
            <text:p>7.0387008577</text:p>
          </table:table-cell>
          <table:table-cell office:value-type="float" office:value="0.000000000247846488708472" calcext:value-type="float">
            <text:p>2.47846488708472E-10</text:p>
          </table:table-cell>
          <table:table-cell office:value-type="float" office:value="-0.708367682995497" calcext:value-type="float">
            <text:p>-0.708367683</text:p>
          </table:table-cell>
          <table:table-cell office:value-type="float" office:value="0.00145992251515415" calcext:value-type="float">
            <text:p>0.0014599225</text:p>
          </table:table-cell>
          <table:table-cell office:value-type="float" office:value="-0.662830597981087" calcext:value-type="float">
            <text:p>-0.662830598</text:p>
          </table:table-cell>
          <table:table-cell office:value-type="float" office:value="1.2391121274353E-023" calcext:value-type="float">
            <text:p>1.2391121274353E-23</text:p>
          </table:table-cell>
          <table:table-cell office:value-type="float" office:value="-0.746761424942687" calcext:value-type="float">
            <text:p>-0.7467614249</text:p>
          </table:table-cell>
          <table:table-cell office:value-type="float" office:value="1.22276776585351E-032" calcext:value-type="float">
            <text:p>1.22276776585351E-32</text:p>
          </table:table-cell>
          <table:table-cell office:value-type="float" office:value="0.561550525867545" calcext:value-type="float">
            <text:p>0.5615505259</text:p>
          </table:table-cell>
          <table:table-cell office:value-type="float" office:value="5.16209287937472E-016" calcext:value-type="float">
            <text:p>5.16209287937472E-16</text:p>
          </table:table-cell>
          <table:table-cell office:value-type="float" office:value="1.89751774707449" calcext:value-type="float">
            <text:p>1.8975177471</text:p>
          </table:table-cell>
          <table:table-cell office:value-type="float" office:value="0.0594253598426815" calcext:value-type="float">
            <text:p>0.0594253598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460642294855684" calcext:value-type="float">
            <text:p>-0.4606422949</text:p>
          </table:table-cell>
          <table:table-cell office:value-type="float" office:value="0" calcext:value-type="float">
            <text:p>0</text:p>
          </table:table-cell>
          <table:table-cell office:value-type="float" office:value="-0.790161379187795" calcext:value-type="float">
            <text:p>-0.7901613792</text:p>
          </table:table-cell>
          <table:table-cell office:value-type="float" office:value="0.0000955068618751089" calcext:value-type="float">
            <text:p>9.55068618751089E-05</text:p>
          </table:table-cell>
          <table:table-cell office:value-type="float" office:value="-0.75424810723224" calcext:value-type="float">
            <text:p>-0.7542481072</text:p>
          </table:table-cell>
          <table:table-cell office:value-type="float" office:value="2.8589174361224E-021" calcext:value-type="float">
            <text:p>2.8589174361224E-21</text:p>
          </table:table-cell>
          <table:table-cell office:value-type="float" office:value="-0.859781196915588" calcext:value-type="float">
            <text:p>-0.8597811969</text:p>
          </table:table-cell>
          <table:table-cell office:value-type="float" office:value="5.2576869128585E-033" calcext:value-type="float">
            <text:p>5.2576869128585E-33</text:p>
          </table:table-cell>
          <table:table-cell office:value-type="float" office:value="0.887285225506254" calcext:value-type="float">
            <text:p>0.8872852255</text:p>
          </table:table-cell>
          <table:table-cell office:value-type="float" office:value="9.44895488335767E-038" calcext:value-type="float">
            <text:p>9.44895488335767E-38</text:p>
          </table:table-cell>
          <table:table-cell office:value-type="float" office:value="4.46587744071416" calcext:value-type="float">
            <text:p>4.4658774407</text:p>
          </table:table-cell>
          <table:table-cell office:value-type="float" office:value="0.0000199977161770266" calcext:value-type="float">
            <text:p>1.99977161770266E-05</text:p>
          </table:table-cell>
          <table:table-cell office:value-type="float" office:value="-0.564576067869041" calcext:value-type="float">
            <text:p>-0.5645760679</text:p>
          </table:table-cell>
          <table:table-cell office:value-type="float" office:value="0.00500738253441253" calcext:value-type="float">
            <text:p>0.0050073825</text:p>
          </table:table-cell>
          <table:table-cell office:value-type="float" office:value="-0.692863918668729" calcext:value-type="float">
            <text:p>-0.6928639187</text:p>
          </table:table-cell>
          <table:table-cell office:value-type="float" office:value="8.59907169219025E-029" calcext:value-type="float">
            <text:p>8.59907169219025E-29</text:p>
          </table:table-cell>
          <table:table-cell office:value-type="float" office:value="-0.71625412567204" calcext:value-type="float">
            <text:p>-0.7162541257</text:p>
          </table:table-cell>
          <table:table-cell office:value-type="float" office:value="1.65334082212474E-031" calcext:value-type="float">
            <text:p>1.65334082212474E-31</text:p>
          </table:table-cell>
          <table:table-cell office:value-type="float" office:value="0.969736718448737" calcext:value-type="float">
            <text:p>0.9697367184</text:p>
          </table:table-cell>
          <table:table-cell office:value-type="float" office:value="2.69769985548846E-118" calcext:value-type="float">
            <text:p>2.69769985548846E-118</text:p>
          </table:table-cell>
          <table:table-cell office:value-type="float" office:value="1.87286917522912" calcext:value-type="float">
            <text:p>1.8728691752</text:p>
          </table:table-cell>
          <table:table-cell office:value-type="float" office:value="0.0626305386193047" calcext:value-type="float">
            <text:p>0.0626305386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411063832997404" calcext:value-type="float">
            <text:p>-0.411063833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</text:p>
          </table:table-cell>
          <table:table-cell office:value-type="float" office:value="0.00000224396396731699" calcext:value-type="float">
            <text:p>0.000002244</text:p>
          </table:table-cell>
          <table:table-cell office:value-type="float" office:value="-0.591151267230289" calcext:value-type="float">
            <text:p>-0.5911512672</text:p>
          </table:table-cell>
          <table:table-cell office:value-type="float" office:value="0.00000000623598668750337" calcext:value-type="float">
            <text:p>6.23598668750337E-09</text:p>
          </table:table-cell>
          <table:table-cell office:value-type="float" office:value="-0.850587081670297" calcext:value-type="float">
            <text:p>-0.8505870817</text:p>
          </table:table-cell>
          <table:table-cell office:value-type="float" office:value="9.26969521540689E-024" calcext:value-type="float">
            <text:p>9.26969521540689E-24</text:p>
          </table:table-cell>
          <table:table-cell office:value-type="float" office:value="0.504538312856081" calcext:value-type="float">
            <text:p>0.5045383129</text:p>
          </table:table-cell>
          <table:table-cell office:value-type="float" office:value="0.0000015655681376417" calcext:value-type="float">
            <text:p>1.5655681376417E-06</text:p>
          </table:table-cell>
          <table:table-cell office:value-type="float" office:value="4.32959969015814" calcext:value-type="float">
            <text:p>4.3295996902</text:p>
          </table:table-cell>
          <table:table-cell office:value-type="float" office:value="0.0000439246044028682" calcext:value-type="float">
            <text:p>4.39246044028682E-05</text:p>
          </table:table-cell>
          <table:table-cell office:value-type="float" office:value="-0.706074865573711" calcext:value-type="float">
            <text:p>-0.7060748656</text:p>
          </table:table-cell>
          <table:table-cell office:value-type="float" office:value="0.0000801887858930331" calcext:value-type="float">
            <text:p>8.01887858930331E-05</text:p>
          </table:table-cell>
          <table:table-cell office:value-type="float" office:value="-0.664902486414132" calcext:value-type="float">
            <text:p>-0.6649024864</text:p>
          </table:table-cell>
          <table:table-cell office:value-type="float" office:value="1.44115277537858E-018" calcext:value-type="float">
            <text:p>1.44115277537858E-18</text:p>
          </table:table-cell>
          <table:table-cell office:value-type="float" office:value="-0.667130906412359" calcext:value-type="float">
            <text:p>-0.6671309064</text:p>
          </table:table-cell>
          <table:table-cell office:value-type="float" office:value="1.00747460195912E-018" calcext:value-type="float">
            <text:p>1.00747460195912E-18</text:p>
          </table:table-cell>
          <table:table-cell office:value-type="float" office:value="0.594531846931979" calcext:value-type="float">
            <text:p>0.5945318469</text:p>
          </table:table-cell>
          <table:table-cell office:value-type="float" office:value="0.0000000000000290773072382574" calcext:value-type="float">
            <text:p>2.90773072382574E-14</text:p>
          </table:table-cell>
          <table:table-cell office:value-type="float" office:value="0.041641820163645" calcext:value-type="float">
            <text:p>0.0416418202</text:p>
          </table:table-cell>
          <table:table-cell office:value-type="float" office:value="0.966847155512098" calcext:value-type="float">
            <text:p>0.9668471555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79104825718098" calcext:value-type="float">
            <text:p>-0.4791048257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</text:p>
          </table:table-cell>
          <table:table-cell office:value-type="float" office:value="0.00000203496326805374" calcext:value-type="float">
            <text:p>0.000002035</text:p>
          </table:table-cell>
          <table:table-cell office:value-type="float" office:value="-0.464078120978507" calcext:value-type="float">
            <text:p>-0.464078121</text:p>
          </table:table-cell>
          <table:table-cell office:value-type="float" office:value="0.00000000529005435907173" calcext:value-type="float">
            <text:p>5.29005435907173E-09</text:p>
          </table:table-cell>
          <table:table-cell office:value-type="float" office:value="-0.844158415562765" calcext:value-type="float">
            <text:p>-0.8441584156</text:p>
          </table:table-cell>
          <table:table-cell office:value-type="float" office:value="5.27073813817465E-040" calcext:value-type="float">
            <text:p>5.27073813817465E-40</text:p>
          </table:table-cell>
          <table:table-cell office:value-type="float" office:value="0.49389467481907" calcext:value-type="float">
            <text:p>0.4938946748</text:p>
          </table:table-cell>
          <table:table-cell office:value-type="float" office:value="0.00000000036518377747101" calcext:value-type="float">
            <text:p>3.6518377747101E-10</text:p>
          </table:table-cell>
          <table:table-cell office:value-type="float" office:value="7.894202948763" calcext:value-type="float">
            <text:p>7.8942029488</text:p>
          </table:table-cell>
          <table:table-cell office:value-type="float" office:value="0.000000000000765011258792076" calcext:value-type="float">
            <text:p>7.65011258792076E-13</text:p>
          </table:table-cell>
          <table:table-cell office:value-type="float" office:value="-0.720395692685475" calcext:value-type="float">
            <text:p>-0.7203956927</text:p>
          </table:table-cell>
          <table:table-cell office:value-type="float" office:value="0.000156078137849429" calcext:value-type="float">
            <text:p>0.0001560781</text:p>
          </table:table-cell>
          <table:table-cell office:value-type="float" office:value="-0.659199412502313" calcext:value-type="float">
            <text:p>-0.6591994125</text:p>
          </table:table-cell>
          <table:table-cell office:value-type="float" office:value="2.7074557423948E-033" calcext:value-type="float">
            <text:p>2.7074557423948E-33</text:p>
          </table:table-cell>
          <table:table-cell office:value-type="float" office:value="-0.69310405184586" calcext:value-type="float">
            <text:p>-0.6931040518</text:p>
          </table:table-cell>
          <table:table-cell office:value-type="float" office:value="5.58703323665656E-038" calcext:value-type="float">
            <text:p>5.58703323665656E-38</text:p>
          </table:table-cell>
          <table:table-cell office:value-type="float" office:value="0.666698139490962" calcext:value-type="float">
            <text:p>0.6666981395</text:p>
          </table:table-cell>
          <table:table-cell office:value-type="float" office:value="2.81382304662683E-034" calcext:value-type="float">
            <text:p>2.81382304662683E-34</text:p>
          </table:table-cell>
          <table:table-cell office:value-type="float" office:value="0.968856301978678" calcext:value-type="float">
            <text:p>0.968856302</text:p>
          </table:table-cell>
          <table:table-cell office:value-type="float" office:value="0.333542170156815" calcext:value-type="float">
            <text:p>0.3335421702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194547646376" calcext:value-type="float">
            <text:p>-0.3119454765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5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680714602269379" calcext:value-type="float">
            <text:p>-0.6807146023</text:p>
          </table:table-cell>
          <table:table-cell office:value-type="float" office:value="0.00000000000705479104512319" calcext:value-type="float">
            <text:p>7.05479104512319E-12</text:p>
          </table:table-cell>
          <table:table-cell office:value-type="float" office:value="-0.68473152508055" calcext:value-type="float">
            <text:p>-0.6847315251</text:p>
          </table:table-cell>
          <table:table-cell office:value-type="float" office:value="0.0000000000047480213553203" calcext:value-type="float">
            <text:p>4.7480213553203E-12</text:p>
          </table:table-cell>
          <table:table-cell office:value-type="float" office:value="0.994454021925254" calcext:value-type="float">
            <text:p>0.9944540219</text:p>
          </table:table-cell>
          <table:table-cell office:value-type="float" office:value="4.23584910672649E-076" calcext:value-type="float">
            <text:p>4.23584910672649E-76</text:p>
          </table:table-cell>
          <table:table-cell office:value-type="float" office:value="0.453225952268854" calcext:value-type="float">
            <text:p>0.4532259523</text:p>
          </table:table-cell>
          <table:table-cell office:value-type="float" office:value="0.651694606815415" calcext:value-type="float">
            <text:p>0.6516946068</text:p>
          </table:table-cell>
          <table:table-cell office:value-type="float" office:value="-0.693494117517753" calcext:value-type="float">
            <text:p>-0.6934941175</text:p>
          </table:table-cell>
          <table:table-cell office:value-type="float" office:value="0.0000605170182752278" calcext:value-type="float">
            <text:p>0.000060517</text:p>
          </table:table-cell>
          <table:table-cell office:value-type="float" office:value="-0.571683916359538" calcext:value-type="float">
            <text:p>-0.5716839164</text:p>
          </table:table-cell>
          <table:table-cell office:value-type="float" office:value="0.00000000000912861618815659" calcext:value-type="float">
            <text:p>9.12861618815659E-12</text:p>
          </table:table-cell>
          <table:table-cell office:value-type="float" office:value="-0.57300450855099" calcext:value-type="float">
            <text:p>-0.5730045086</text:p>
          </table:table-cell>
          <table:table-cell office:value-type="float" office:value="0.00000000000797712295072897" calcext:value-type="float">
            <text:p>7.97712295072897E-12</text:p>
          </table:table-cell>
          <table:table-cell office:value-type="float" office:value="0.99781715663676" calcext:value-type="float">
            <text:p>0.9978171566</text:p>
          </table:table-cell>
          <table:table-cell office:value-type="float" office:value="3.99146650066578E-141" calcext:value-type="float">
            <text:p>3.99146650066578E-141</text:p>
          </table:table-cell>
          <table:table-cell office:value-type="float" office:value="0.263790396369136" calcext:value-type="float">
            <text:p>0.2637903964</text:p>
          </table:table-cell>
          <table:table-cell office:value-type="float" office:value="0.792405484886919" calcext:value-type="float">
            <text:p>0.7924054849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424843822836107" calcext:value-type="float">
            <text:p>-0.4248438228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71984306699521" calcext:value-type="float">
            <text:p>-0.4719843067</text:p>
          </table:table-cell>
          <table:table-cell office:value-type="float" office:value="0.000000627216847732414" calcext:value-type="float">
            <text:p>6.27216847732414E-07</text:p>
          </table:table-cell>
          <table:table-cell office:value-type="float" office:value="-0.770631793191884" calcext:value-type="float">
            <text:p>-0.7706317932</text:p>
          </table:table-cell>
          <table:table-cell office:value-type="float" office:value="4.38559528324206E-021" calcext:value-type="float">
            <text:p>4.38559528324206E-21</text:p>
          </table:table-cell>
          <table:table-cell office:value-type="float" office:value="0.263955506364258" calcext:value-type="float">
            <text:p>0.2639555064</text:p>
          </table:table-cell>
          <table:table-cell office:value-type="float" office:value="0.00764909790574484" calcext:value-type="float">
            <text:p>0.0076490979</text:p>
          </table:table-cell>
          <table:table-cell office:value-type="float" office:value="3.80704853119061" calcext:value-type="float">
            <text:p>3.8070485312</text:p>
          </table:table-cell>
          <table:table-cell office:value-type="float" office:value="0.000245130479784595" calcext:value-type="float">
            <text:p>0.0002451305</text:p>
          </table:table-cell>
          <table:table-cell office:value-type="float" office:value="-0.703841229280759" calcext:value-type="float">
            <text:p>-0.7038412293</text:p>
          </table:table-cell>
          <table:table-cell office:value-type="float" office:value="0.000770871180497511" calcext:value-type="float">
            <text:p>0.0007708712</text:p>
          </table:table-cell>
          <table:table-cell office:value-type="float" office:value="-0.588541356873186" calcext:value-type="float">
            <text:p>-0.5885413569</text:p>
          </table:table-cell>
          <table:table-cell office:value-type="float" office:value="4.27383435047167E-019" calcext:value-type="float">
            <text:p>4.27383435047167E-19</text:p>
          </table:table-cell>
          <table:table-cell office:value-type="float" office:value="-0.598782045393025" calcext:value-type="float">
            <text:p>-0.5987820454</text:p>
          </table:table-cell>
          <table:table-cell office:value-type="float" office:value="7.19384201738194E-020" calcext:value-type="float">
            <text:p>7.19384201738194E-20</text:p>
          </table:table-cell>
          <table:table-cell office:value-type="float" office:value="0.410448092320673" calcext:value-type="float">
            <text:p>0.4104480923</text:p>
          </table:table-cell>
          <table:table-cell office:value-type="float" office:value="0.00000000406471605895575" calcext:value-type="float">
            <text:p>4.06471605895575E-09</text:p>
          </table:table-cell>
          <table:table-cell office:value-type="float" office:value="0.174993841400809" calcext:value-type="float">
            <text:p>0.1749938414</text:p>
          </table:table-cell>
          <table:table-cell office:value-type="float" office:value="0.861273799819479" calcext:value-type="float">
            <text:p>0.8612737998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76415660120886" calcext:value-type="float">
            <text:p>-0.3764156601</text:p>
          </table:table-cell>
          <table:table-cell office:value-type="float" office:value="0" calcext:value-type="float">
            <text:p>0</text:p>
          </table:table-cell>
          <table:table-cell office:value-type="float" office:value="-0.839372059664517" calcext:value-type="float">
            <text:p>-0.8393720597</text:p>
          </table:table-cell>
          <table:table-cell office:value-type="float" office:value="0.00000196899774037209" calcext:value-type="float">
            <text:p>0.000001969</text:p>
          </table:table-cell>
          <table:table-cell office:value-type="float" office:value="-0.416268848632209" calcext:value-type="float">
            <text:p>-0.4162688486</text:p>
          </table:table-cell>
          <table:table-cell office:value-type="float" office:value="0.00000551926555897684" calcext:value-type="float">
            <text:p>5.51926555897684E-06</text:p>
          </table:table-cell>
          <table:table-cell office:value-type="float" office:value="-0.869922542304015" calcext:value-type="float">
            <text:p>-0.8699225423</text:p>
          </table:table-cell>
          <table:table-cell office:value-type="float" office:value="3.01925448528523E-035" calcext:value-type="float">
            <text:p>3.01925448528523E-35</text:p>
          </table:table-cell>
          <table:table-cell office:value-type="float" office:value="0.579705061749111" calcext:value-type="float">
            <text:p>0.5797050617</text:p>
          </table:table-cell>
          <table:table-cell office:value-type="float" office:value="0.0000000000261636979649825" calcext:value-type="float">
            <text:p>2.61636979649825E-11</text:p>
          </table:table-cell>
          <table:table-cell office:value-type="float" office:value="10.1976438681883" calcext:value-type="float">
            <text:p>10.1976438682</text:p>
          </table:table-cell>
          <table:table-cell office:value-type="float" office:value="1.65390676535078E-017" calcext:value-type="float">
            <text:p>1.65390676535078E-17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731745011833529" calcext:value-type="float">
            <text:p>-0.7317450118</text:p>
          </table:table-cell>
          <table:table-cell office:value-type="float" office:value="2.51439848413126E-039" calcext:value-type="float">
            <text:p>2.51439848413126E-39</text:p>
          </table:table-cell>
          <table:table-cell office:value-type="float" office:value="-0.818610498204308" calcext:value-type="float">
            <text:p>-0.8186104982</text:p>
          </table:table-cell>
          <table:table-cell office:value-type="float" office:value="4.22604725885443E-056" calcext:value-type="float">
            <text:p>4.22604725885443E-56</text:p>
          </table:table-cell>
          <table:table-cell office:value-type="float" office:value="0.796340654884985" calcext:value-type="float">
            <text:p>0.7963406549</text:p>
          </table:table-cell>
          <table:table-cell office:value-type="float" office:value="4.93898524916887E-051" calcext:value-type="float">
            <text:p>4.93898524916887E-51</text:p>
          </table:table-cell>
          <table:table-cell office:value-type="float" office:value="3.60486228599507" calcext:value-type="float">
            <text:p>3.604862286</text:p>
          </table:table-cell>
          <table:table-cell office:value-type="float" office:value="0.000384916350426448" calcext:value-type="float">
            <text:p>0.0003849164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483842343052243" calcext:value-type="float">
            <text:p>-0.4838423431</text:p>
          </table:table-cell>
          <table:table-cell office:value-type="float" office:value="0" calcext:value-type="float">
            <text:p>0</text:p>
          </table:table-cell>
          <table:table-cell office:value-type="float" office:value="-0.792840010512053" calcext:value-type="float">
            <text:p>-0.7928400105</text:p>
          </table:table-cell>
          <table:table-cell office:value-type="float" office:value="0.0000181840448452443" calcext:value-type="float">
            <text:p>0.000018184</text:p>
          </table:table-cell>
          <table:table-cell office:value-type="float" office:value="0.251147734938052" calcext:value-type="float">
            <text:p>0.2511477349</text:p>
          </table:table-cell>
          <table:table-cell office:value-type="float" office:value="0.0255764150626529" calcext:value-type="float">
            <text:p>0.0255764151</text:p>
          </table:table-cell>
          <table:table-cell office:value-type="float" office:value="-0.814677064531074" calcext:value-type="float">
            <text:p>-0.8146770645</text:p>
          </table:table-cell>
          <table:table-cell office:value-type="float" office:value="6.6466648690074E-020" calcext:value-type="float">
            <text:p>6.6466648690074E-20</text:p>
          </table:table-cell>
          <table:table-cell office:value-type="float" office:value="-0.211105676157345" calcext:value-type="float">
            <text:p>-0.2111056762</text:p>
          </table:table-cell>
          <table:table-cell office:value-type="float" office:value="0.0618251831636055" calcext:value-type="float">
            <text:p>0.0618251832</text:p>
          </table:table-cell>
          <table:table-cell office:value-type="float" office:value="9.42019900143815" calcext:value-type="float">
            <text:p>9.4201990014</text:p>
          </table:table-cell>
          <table:table-cell office:value-type="float" office:value="0.0000000000000210055448213735" calcext:value-type="float">
            <text:p>2.10055448213735E-14</text:p>
          </table:table-cell>
          <table:table-cell office:value-type="float" office:value="-0.645544326011278" calcext:value-type="float">
            <text:p>-0.645544326</text:p>
          </table:table-cell>
          <table:table-cell office:value-type="float" office:value="0.000155801170738554" calcext:value-type="float">
            <text:p>0.0001558012</text:p>
          </table:table-cell>
          <table:table-cell office:value-type="float" office:value="-0.452212979458687" calcext:value-type="float">
            <text:p>-0.4522129795</text:p>
          </table:table-cell>
          <table:table-cell office:value-type="float" office:value="0.000000557508938362089" calcext:value-type="float">
            <text:p>5.57508938362089E-07</text:p>
          </table:table-cell>
          <table:table-cell office:value-type="float" office:value="-0.562332371520539" calcext:value-type="float">
            <text:p>-0.5623323715</text:p>
          </table:table-cell>
          <table:table-cell office:value-type="float" office:value="0.0000000001103379319572" calcext:value-type="float">
            <text:p>1.103379319572E-10</text:p>
          </table:table-cell>
          <table:table-cell office:value-type="float" office:value="0.139090561273346" calcext:value-type="float">
            <text:p>0.1390905613</text:p>
          </table:table-cell>
          <table:table-cell office:value-type="float" office:value="0.143576269238999" calcext:value-type="float">
            <text:p>0.1435762692</text:p>
          </table:table-cell>
          <table:table-cell office:value-type="float" office:value="1.10972441468548" calcext:value-type="float">
            <text:p>1.1097244147</text:p>
          </table:table-cell>
          <table:table-cell office:value-type="float" office:value="0.269560062338268" calcext:value-type="float">
            <text:p>0.2695600623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455094482426312" calcext:value-type="float">
            <text:p>-0.4550944824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283495257729955" calcext:value-type="float">
            <text:p>-0.2834952577</text:p>
          </table:table-cell>
          <table:table-cell office:value-type="float" office:value="0.0108261081924468" calcext:value-type="float">
            <text:p>0.0108261082</text:p>
          </table:table-cell>
          <table:table-cell office:value-type="float" office:value="-0.906997071760959" calcext:value-type="float">
            <text:p>-0.9069970718</text:p>
          </table:table-cell>
          <table:table-cell office:value-type="float" office:value="5.02055147890983E-031" calcext:value-type="float">
            <text:p>5.02055147890983E-31</text:p>
          </table:table-cell>
          <table:table-cell office:value-type="float" office:value="0.159787082462255" calcext:value-type="float">
            <text:p>0.1597870825</text:p>
          </table:table-cell>
          <table:table-cell office:value-type="float" office:value="0.156833887683825" calcext:value-type="float">
            <text:p>0.1568338877</text:p>
          </table:table-cell>
          <table:table-cell office:value-type="float" office:value="8.23370995658484" calcext:value-type="float">
            <text:p>8.2337099566</text:p>
          </table:table-cell>
          <table:table-cell office:value-type="float" office:value="0.00000000000360598026318185" calcext:value-type="float">
            <text:p>3.60598026318185E-12</text:p>
          </table:table-cell>
          <table:table-cell office:value-type="float" office:value="-0.699869559735576" calcext:value-type="float">
            <text:p>-0.6998695597</text:p>
          </table:table-cell>
          <table:table-cell office:value-type="float" office:value="0.000592053935443512" calcext:value-type="float">
            <text:p>0.0005920539</text:p>
          </table:table-cell>
          <table:table-cell office:value-type="float" office:value="-0.616910336338823" calcext:value-type="float">
            <text:p>-0.6169103363</text:p>
          </table:table-cell>
          <table:table-cell office:value-type="float" office:value="0.0000000000000185165511963172" calcext:value-type="float">
            <text:p>1.85165511963172E-14</text:p>
          </table:table-cell>
          <table:table-cell office:value-type="float" office:value="-0.87076073077613" calcext:value-type="float">
            <text:p>-0.8707607308</text:p>
          </table:table-cell>
          <table:table-cell office:value-type="float" office:value="9.8852663462834E-040" calcext:value-type="float">
            <text:p>9.8852663462834E-40</text:p>
          </table:table-cell>
          <table:table-cell office:value-type="float" office:value="0.50140955739161" calcext:value-type="float">
            <text:p>0.5014095574</text:p>
          </table:table-cell>
          <table:table-cell office:value-type="float" office:value="0.00000000258264347900795" calcext:value-type="float">
            <text:p>2.58264347900795E-09</text:p>
          </table:table-cell>
          <table:table-cell office:value-type="float" office:value="5.69111375990155" calcext:value-type="float">
            <text:p>5.6911137599</text:p>
          </table:table-cell>
          <table:table-cell office:value-type="float" office:value="0.0000000885202966297196" calcext:value-type="float">
            <text:p>8.85202966297196E-08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68239655545912" calcext:value-type="float">
            <text:p>-0.4682396555</text:p>
          </table:table-cell>
          <table:table-cell office:value-type="float" office:value="0" calcext:value-type="float">
            <text:p>0</text:p>
          </table:table-cell>
          <table:table-cell office:value-type="float" office:value="-0.644386076225593" calcext:value-type="float">
            <text:p>-0.6443860762</text:p>
          </table:table-cell>
          <table:table-cell office:value-type="float" office:value="0.032341618657576" calcext:value-type="float">
            <text:p>0.0323416187</text:p>
          </table:table-cell>
          <table:table-cell office:value-type="float" office:value="-0.809803177193895" calcext:value-type="float">
            <text:p>-0.8098031772</text:p>
          </table:table-cell>
          <table:table-cell office:value-type="float" office:value="1.63755926133141E-019" calcext:value-type="float">
            <text:p>1.63755926133141E-19</text:p>
          </table:table-cell>
          <table:table-cell office:value-type="float" office:value="-0.865457356311033" calcext:value-type="float">
            <text:p>-0.8654573563</text:p>
          </table:table-cell>
          <table:table-cell office:value-type="float" office:value="8.02710421995809E-025" calcext:value-type="float">
            <text:p>8.02710421995809E-25</text:p>
          </table:table-cell>
          <table:table-cell office:value-type="float" office:value="0.937051423456257" calcext:value-type="float">
            <text:p>0.9370514235</text:p>
          </table:table-cell>
          <table:table-cell office:value-type="float" office:value="6.31906835103951E-037" calcext:value-type="float">
            <text:p>6.31906835103951E-37</text:p>
          </table:table-cell>
          <table:table-cell office:value-type="float" office:value="2.72570982868394" calcext:value-type="float">
            <text:p>2.7257098287</text:p>
          </table:table-cell>
          <table:table-cell office:value-type="float" office:value="0.00796070711597963" calcext:value-type="float">
            <text:p>0.0079607071</text:p>
          </table:table-cell>
          <table:table-cell office:value-type="float" office:value="-0.499466666514882" calcext:value-type="float">
            <text:p>-0.4994666665</text:p>
          </table:table-cell>
          <table:table-cell office:value-type="float" office:value="0.0689982322213309" calcext:value-type="float">
            <text:p>0.0689982322</text:p>
          </table:table-cell>
          <table:table-cell office:value-type="float" office:value="-0.73934046751249" calcext:value-type="float">
            <text:p>-0.7393404675</text:p>
          </table:table-cell>
          <table:table-cell office:value-type="float" office:value="7.90502534223351E-022" calcext:value-type="float">
            <text:p>7.90502534223351E-22</text:p>
          </table:table-cell>
          <table:table-cell office:value-type="float" office:value="-0.758090096948776" calcext:value-type="float">
            <text:p>-0.7580900969</text:p>
          </table:table-cell>
          <table:table-cell office:value-type="float" office:value="1.83308193848827E-023" calcext:value-type="float">
            <text:p>1.83308193848827E-23</text:p>
          </table:table-cell>
          <table:table-cell office:value-type="float" office:value="0.975893584069442" calcext:value-type="float">
            <text:p>0.9758935841</text:p>
          </table:table-cell>
          <table:table-cell office:value-type="float" office:value="3.42185703870538E-079" calcext:value-type="float">
            <text:p>3.42185703870538E-79</text:p>
          </table:table-cell>
          <table:table-cell office:value-type="float" office:value="1.41011333627545" calcext:value-type="float">
            <text:p>1.4101133363</text:p>
          </table:table-cell>
          <table:table-cell office:value-type="float" office:value="0.16118196462887" calcext:value-type="float">
            <text:p>0.1611819646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12153626554428" calcext:value-type="float">
            <text:p>-0.3121536266</text:p>
          </table:table-cell>
          <table:table-cell office:value-type="float" office:value="0" calcext:value-type="float">
            <text:p>0</text:p>
          </table:table-cell>
          <table:table-cell office:value-type="float" office:value="-0.734331917684586" calcext:value-type="float">
            <text:p>-0.7343319177</text:p>
          </table:table-cell>
          <table:table-cell office:value-type="float" office:value="0.0000998238997838256" calcext:value-type="float">
            <text:p>9.98238997838256E-05</text:p>
          </table:table-cell>
          <table:table-cell office:value-type="float" office:value="-0.459357639935478" calcext:value-type="float">
            <text:p>-0.4593576399</text:p>
          </table:table-cell>
          <table:table-cell office:value-type="float" office:value="0.0000097730556435736" calcext:value-type="float">
            <text:p>9.7730556435736E-06</text:p>
          </table:table-cell>
          <table:table-cell office:value-type="float" office:value="-0.647616043698379" calcext:value-type="float">
            <text:p>-0.6476160437</text:p>
          </table:table-cell>
          <table:table-cell office:value-type="float" office:value="0.0000000000210696264087732" calcext:value-type="float">
            <text:p>2.10696264087732E-11</text:p>
          </table:table-cell>
          <table:table-cell office:value-type="float" office:value="0.661492228116395" calcext:value-type="float">
            <text:p>0.6614922281</text:p>
          </table:table-cell>
          <table:table-cell office:value-type="float" office:value="0.0000000000055208449658807" calcext:value-type="float">
            <text:p>5.5208449658807E-12</text:p>
          </table:table-cell>
          <table:table-cell office:value-type="float" office:value="2.69916989464652" calcext:value-type="float">
            <text:p>2.6991698946</text:p>
          </table:table-cell>
          <table:table-cell office:value-type="float" office:value="0.00843967655464227" calcext:value-type="float">
            <text:p>0.0084396766</text:p>
          </table:table-cell>
          <table:table-cell office:value-type="float" office:value="-0.63011084177746" calcext:value-type="float">
            <text:p>-0.6301108418</text:p>
          </table:table-cell>
          <table:table-cell office:value-type="float" office:value="0.000735919870816128" calcext:value-type="float">
            <text:p>0.0007359199</text:p>
          </table:table-cell>
          <table:table-cell office:value-type="float" office:value="-0.419912937719954" calcext:value-type="float">
            <text:p>-0.4199129377</text:p>
          </table:table-cell>
          <table:table-cell office:value-type="float" office:value="0.000000266250099245418" calcext:value-type="float">
            <text:p>2.66250099245418E-07</text:p>
          </table:table-cell>
          <table:table-cell office:value-type="float" office:value="-0.779493954701678" calcext:value-type="float">
            <text:p>-0.7794939547</text:p>
          </table:table-cell>
          <table:table-cell office:value-type="float" office:value="1.2840887295564E-029" calcext:value-type="float">
            <text:p>1.2840887295564E-29</text:p>
          </table:table-cell>
          <table:table-cell office:value-type="float" office:value="0.491814266523192" calcext:value-type="float">
            <text:p>0.4918142665</text:p>
          </table:table-cell>
          <table:table-cell office:value-type="float" office:value="0.000000000782861663770657" calcext:value-type="float">
            <text:p>7.82861663770657E-10</text:p>
          </table:table-cell>
          <table:table-cell office:value-type="float" office:value="6.4082768076079" calcext:value-type="float">
            <text:p>6.4082768076</text:p>
          </table:table-cell>
          <table:table-cell office:value-type="float" office:value="0.00000000223502242884666" calcext:value-type="float">
            <text:p>2.23502242884666E-09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5727894529451" calcext:value-type="float">
            <text:p>-0.4257278945</text:p>
          </table:table-cell>
          <table:table-cell office:value-type="float" office:value="0" calcext:value-type="float">
            <text:p>0</text:p>
          </table:table-cell>
          <table:table-cell office:value-type="float" office:value="-0.747289474328094" calcext:value-type="float">
            <text:p>-0.7472894743</text:p>
          </table:table-cell>
          <table:table-cell office:value-type="float" office:value="0.0000989922069892662" calcext:value-type="float">
            <text:p>9.89922069892662E-05</text:p>
          </table:table-cell>
          <table:table-cell office:value-type="float" office:value="-0.428438110428363" calcext:value-type="float">
            <text:p>-0.4284381104</text:p>
          </table:table-cell>
          <table:table-cell office:value-type="float" office:value="0.00000871119819708159" calcext:value-type="float">
            <text:p>8.71119819708159E-06</text:p>
          </table:table-cell>
          <table:table-cell office:value-type="float" office:value="-0.655995666182079" calcext:value-type="float">
            <text:p>-0.6559956662</text:p>
          </table:table-cell>
          <table:table-cell office:value-type="float" office:value="0.000000000000128314722268413" calcext:value-type="float">
            <text:p>1.28314722268413E-13</text:p>
          </table:table-cell>
          <table:table-cell office:value-type="float" office:value="0.218639706704552" calcext:value-type="float">
            <text:p>0.2186397067</text:p>
          </table:table-cell>
          <table:table-cell office:value-type="float" office:value="0.0288578975003003" calcext:value-type="float">
            <text:p>0.0288578975</text:p>
          </table:table-cell>
          <table:table-cell office:value-type="float" office:value="2.40323979148537" calcext:value-type="float">
            <text:p>2.4032397915</text:p>
          </table:table-cell>
          <table:table-cell office:value-type="float" office:value="0.0181517100130569" calcext:value-type="float">
            <text:p>0.01815171</text:p>
          </table:table-cell>
          <table:table-cell office:value-type="float" office:value="-0.636708175971791" calcext:value-type="float">
            <text:p>-0.636708176</text:p>
          </table:table-cell>
          <table:table-cell office:value-type="float" office:value="0.000821836341372963" calcext:value-type="float">
            <text:p>0.0008218363</text:p>
          </table:table-cell>
          <table:table-cell office:value-type="float" office:value="-0.502849375842341" calcext:value-type="float">
            <text:p>-0.5028493758</text:p>
          </table:table-cell>
          <table:table-cell office:value-type="float" office:value="0.000000000155420336383502" calcext:value-type="float">
            <text:p>1.55420336383502E-10</text:p>
          </table:table-cell>
          <table:table-cell office:value-type="float" office:value="-0.666784275048215" calcext:value-type="float">
            <text:p>-0.666784275</text:p>
          </table:table-cell>
          <table:table-cell office:value-type="float" office:value="9.85153192299952E-020" calcext:value-type="float">
            <text:p>9.85153192299952E-20</text:p>
          </table:table-cell>
          <table:table-cell office:value-type="float" office:value="0.309368602742519" calcext:value-type="float">
            <text:p>0.3093686027</text:p>
          </table:table-cell>
          <table:table-cell office:value-type="float" office:value="0.000170114694071972" calcext:value-type="float">
            <text:p>0.0001701147</text:p>
          </table:table-cell>
          <table:table-cell office:value-type="float" office:value="2.28971840092256" calcext:value-type="float">
            <text:p>2.2897184009</text:p>
          </table:table-cell>
          <table:table-cell office:value-type="float" office:value="0.023532895751255" calcext:value-type="float">
            <text:p>0.0235328958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9260750277805" calcext:value-type="float">
            <text:p>-0.3692607503</text:p>
          </table:table-cell>
          <table:table-cell office:value-type="float" office:value="0" calcext:value-type="float">
            <text:p>0</text:p>
          </table:table-cell>
          <table:table-cell office:value-type="float" office:value="-0.760720482288937" calcext:value-type="float">
            <text:p>-0.7607204823</text:p>
          </table:table-cell>
          <table:table-cell office:value-type="float" office:value="0.0000159499837099097" calcext:value-type="float">
            <text:p>0.00001595</text:p>
          </table:table-cell>
          <table:table-cell office:value-type="float" office:value="-0.457362680751746" calcext:value-type="float">
            <text:p>-0.4573626808</text:p>
          </table:table-cell>
          <table:table-cell office:value-type="float" office:value="0.0012288443205934" calcext:value-type="float">
            <text:p>0.0012288443</text:p>
          </table:table-cell>
          <table:table-cell office:value-type="float" office:value="-0.877443096447698" calcext:value-type="float">
            <text:p>-0.8774430964</text:p>
          </table:table-cell>
          <table:table-cell office:value-type="float" office:value="5.88618626817401E-016" calcext:value-type="float">
            <text:p>5.88618626817401E-16</text:p>
          </table:table-cell>
          <table:table-cell office:value-type="float" office:value="0.656330057432358" calcext:value-type="float">
            <text:p>0.6563300574</text:p>
          </table:table-cell>
          <table:table-cell office:value-type="float" office:value="0.000000547401760382294" calcext:value-type="float">
            <text:p>5.47401760382294E-07</text:p>
          </table:table-cell>
          <table:table-cell office:value-type="float" office:value="7.15594741891249" calcext:value-type="float">
            <text:p>7.1559474189</text:p>
          </table:table-cell>
          <table:table-cell office:value-type="float" office:value="0.0000000067580341036916" calcext:value-type="float">
            <text:p>6.7580341036916E-09</text:p>
          </table:table-cell>
          <table:table-cell office:value-type="float" office:value="-0.593995804469667" calcext:value-type="float">
            <text:p>-0.5939958045</text:p>
          </table:table-cell>
          <table:table-cell office:value-type="float" office:value="0.00137714789531399" calcext:value-type="float">
            <text:p>0.0013771479</text:p>
          </table:table-cell>
          <table:table-cell office:value-type="float" office:value="-0.709576328279384" calcext:value-type="float">
            <text:p>-0.7095763283</text:p>
          </table:table-cell>
          <table:table-cell office:value-type="float" office:value="0.0000000000256649900950062" calcext:value-type="float">
            <text:p>2.56649900950062E-11</text:p>
          </table:table-cell>
          <table:table-cell office:value-type="float" office:value="-0.679451165033386" calcext:value-type="float">
            <text:p>-0.679451165</text:p>
          </table:table-cell>
          <table:table-cell office:value-type="float" office:value="0.000000000356119451047178" calcext:value-type="float">
            <text:p>3.56119451047178E-10</text:p>
          </table:table-cell>
          <table:table-cell office:value-type="float" office:value="0.582669306983643" calcext:value-type="float">
            <text:p>0.582669307</text:p>
          </table:table-cell>
          <table:table-cell office:value-type="float" office:value="0.000000285490395661126" calcext:value-type="float">
            <text:p>2.85490395661126E-07</text:p>
          </table:table-cell>
          <table:table-cell office:value-type="float" office:value="-0.406227807037408" calcext:value-type="float">
            <text:p>-0.406227807</text:p>
          </table:table-cell>
          <table:table-cell office:value-type="float" office:value="0.685951819691377" calcext:value-type="float">
            <text:p>0.685951819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99587467791452" calcext:value-type="float">
            <text:p>-0.3995874678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24641616826899" calcext:value-type="float">
            <text:p>-0.6246416168</text:p>
          </table:table-cell>
          <table:table-cell office:value-type="float" office:value="0.0000000000172050514633026" calcext:value-type="float">
            <text:p>1.72050514633026E-11</text:p>
          </table:table-cell>
          <table:table-cell office:value-type="float" office:value="-0.839092085184219" calcext:value-type="float">
            <text:p>-0.8390920852</text:p>
          </table:table-cell>
          <table:table-cell office:value-type="float" office:value="4.65003104337609E-026" calcext:value-type="float">
            <text:p>4.65003104337609E-26</text:p>
          </table:table-cell>
          <table:table-cell office:value-type="float" office:value="0.582633217390044" calcext:value-type="float">
            <text:p>0.5826332174</text:p>
          </table:table-cell>
          <table:table-cell office:value-type="float" office:value="0.000000000724787320808935" calcext:value-type="float">
            <text:p>7.24787320808935E-10</text:p>
          </table:table-cell>
          <table:table-cell office:value-type="float" office:value="4.10954391360341" calcext:value-type="float">
            <text:p>4.1095439136</text:p>
          </table:table-cell>
          <table:table-cell office:value-type="float" office:value="0.0000866241527558767" calcext:value-type="float">
            <text:p>8.66241527558767E-05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28493296245202" calcext:value-type="float">
            <text:p>-0.6284932962</text:p>
          </table:table-cell>
          <table:table-cell office:value-type="float" office:value="4.50536507033026E-020" calcext:value-type="float">
            <text:p>4.50536507033026E-20</text:p>
          </table:table-cell>
          <table:table-cell office:value-type="float" office:value="-0.75816821843961" calcext:value-type="float">
            <text:p>-0.7581682184</text:p>
          </table:table-cell>
          <table:table-cell office:value-type="float" office:value="5.09569053962944E-033" calcext:value-type="float">
            <text:p>5.09569053962944E-33</text:p>
          </table:table-cell>
          <table:table-cell office:value-type="float" office:value="0.627165633849601" calcext:value-type="float">
            <text:p>0.6271656338</text:p>
          </table:table-cell>
          <table:table-cell office:value-type="float" office:value="5.68863414420105E-020" calcext:value-type="float">
            <text:p>5.68863414420105E-20</text:p>
          </table:table-cell>
          <table:table-cell office:value-type="float" office:value="3.04231884069378" calcext:value-type="float">
            <text:p>3.0423188407</text:p>
          </table:table-cell>
          <table:table-cell office:value-type="float" office:value="0.00272726179539199" calcext:value-type="float">
            <text:p>0.0027272618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426570563061038" calcext:value-type="float">
            <text:p>-0.4265705631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</text:p>
          </table:table-cell>
          <table:table-cell office:value-type="float" office:value="0.00000224396396731699" calcext:value-type="float">
            <text:p>0.000002244</text:p>
          </table:table-cell>
          <table:table-cell office:value-type="float" office:value="0.276699846937807" calcext:value-type="float">
            <text:p>0.2766998469</text:p>
          </table:table-cell>
          <table:table-cell office:value-type="float" office:value="0.0141915391673906" calcext:value-type="float">
            <text:p>0.0141915392</text:p>
          </table:table-cell>
          <table:table-cell office:value-type="float" office:value="-0.696136307640343" calcext:value-type="float">
            <text:p>-0.6961363076</text:p>
          </table:table-cell>
          <table:table-cell office:value-type="float" office:value="0.00000000000148928044466765" calcext:value-type="float">
            <text:p>1.48928044466765E-12</text:p>
          </table:table-cell>
          <table:table-cell office:value-type="float" office:value="-0.4632228847229" calcext:value-type="float">
            <text:p>-0.4632228847</text:p>
          </table:table-cell>
          <table:table-cell office:value-type="float" office:value="0.0000194908393417122" calcext:value-type="float">
            <text:p>1.94908393417122E-05</text:p>
          </table:table-cell>
          <table:table-cell office:value-type="float" office:value="6.36781197353278" calcext:value-type="float">
            <text:p>6.3678119735</text:p>
          </table:table-cell>
          <table:table-cell office:value-type="float" office:value="0.0000000138526249989783" calcext:value-type="float">
            <text:p>1.38526249989783E-08</text:p>
          </table:table-cell>
          <table:table-cell office:value-type="float" office:value="-0.716052737113203" calcext:value-type="float">
            <text:p>-0.7160527371</text:p>
          </table:table-cell>
          <table:table-cell office:value-type="float" office:value="0.000121837707688007" calcext:value-type="float">
            <text:p>0.0001218377</text:p>
          </table:table-cell>
          <table:table-cell office:value-type="float" office:value="-0.517314451591163" calcext:value-type="float">
            <text:p>-0.5173144516</text:p>
          </table:table-cell>
          <table:table-cell office:value-type="float" office:value="0.00000000378588551531876" calcext:value-type="float">
            <text:p>3.78588551531876E-09</text:p>
          </table:table-cell>
          <table:table-cell office:value-type="float" office:value="-0.612462193845322" calcext:value-type="float">
            <text:p>-0.6124621938</text:p>
          </table:table-cell>
          <table:table-cell office:value-type="float" office:value="0.000000000000444786158937618" calcext:value-type="float">
            <text:p>4.44786158937618E-13</text:p>
          </table:table-cell>
          <table:table-cell office:value-type="float" office:value="0.154638629532635" calcext:value-type="float">
            <text:p>0.1546386295</text:p>
          </table:table-cell>
          <table:table-cell office:value-type="float" office:value="0.100426310337507" calcext:value-type="float">
            <text:p>0.1004263103</text:p>
          </table:table-cell>
          <table:table-cell office:value-type="float" office:value="1.05017300611188" calcext:value-type="float">
            <text:p>1.0501730061</text:p>
          </table:table-cell>
          <table:table-cell office:value-type="float" office:value="0.29591962762135" calcext:value-type="float">
            <text:p>0.2959196276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461525475538527" calcext:value-type="float">
            <text:p>-0.4615254755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226523169358934" calcext:value-type="float">
            <text:p>-0.2265231694</text:p>
          </table:table-cell>
          <table:table-cell office:value-type="float" office:value="0.00614765696366397" calcext:value-type="float">
            <text:p>0.006147657</text:p>
          </table:table-cell>
          <table:table-cell office:value-type="float" office:value="-0.896717909554835" calcext:value-type="float">
            <text:p>-0.8967179096</text:p>
          </table:table-cell>
          <table:table-cell office:value-type="float" office:value="1.778752093281E-052" calcext:value-type="float">
            <text:p>1.778752093281E-52</text:p>
          </table:table-cell>
          <table:table-cell office:value-type="float" office:value="0.260926789478777" calcext:value-type="float">
            <text:p>0.2609267895</text:p>
          </table:table-cell>
          <table:table-cell office:value-type="float" office:value="0.00152502752115192" calcext:value-type="float">
            <text:p>0.0015250275</text:p>
          </table:table-cell>
          <table:table-cell office:value-type="float" office:value="12.8037564009062" calcext:value-type="float">
            <text:p>12.8037564009</text:p>
          </table:table-cell>
          <table:table-cell office:value-type="float" office:value="1.95261914614341E-025" calcext:value-type="float">
            <text:p>1.95261914614341E-25</text:p>
          </table:table-cell>
          <table:table-cell office:value-type="float" office:value="-0.729921336223008" calcext:value-type="float">
            <text:p>-0.7299213362</text:p>
          </table:table-cell>
          <table:table-cell office:value-type="float" office:value="0.000879990208503339" calcext:value-type="float">
            <text:p>0.0008799902</text:p>
          </table:table-cell>
          <table:table-cell office:value-type="float" office:value="-0.614812370766301" calcext:value-type="float">
            <text:p>-0.6148123708</text:p>
          </table:table-cell>
          <table:table-cell office:value-type="float" office:value="3.44606194058732E-030" calcext:value-type="float">
            <text:p>3.44606194058732E-30</text:p>
          </table:table-cell>
          <table:table-cell office:value-type="float" office:value="-0.762190889622482" calcext:value-type="float">
            <text:p>-0.7621908896</text:p>
          </table:table-cell>
          <table:table-cell office:value-type="float" office:value="7.28432570153251E-054" calcext:value-type="float">
            <text:p>7.28432570153251E-54</text:p>
          </table:table-cell>
          <table:table-cell office:value-type="float" office:value="0.605165571432155" calcext:value-type="float">
            <text:p>0.6051655714</text:p>
          </table:table-cell>
          <table:table-cell office:value-type="float" office:value="4.6065337947194E-029" calcext:value-type="float">
            <text:p>4.6065337947194E-29</text:p>
          </table:table-cell>
          <table:table-cell office:value-type="float" office:value="4.31533770239961" calcext:value-type="float">
            <text:p>4.3153377024</text:p>
          </table:table-cell>
          <table:table-cell office:value-type="float" office:value="0.0000222776416850301" calcext:value-type="float">
            <text:p>2.22776416850301E-05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73634952370568" calcext:value-type="float">
            <text:p>-0.3736349524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748316509082236" calcext:value-type="float">
            <text:p>-0.7483165091</text:p>
          </table:table-cell>
          <table:table-cell office:value-type="float" office:value="0.000000000000146145620676098" calcext:value-type="float">
            <text:p>1.46145620676098E-13</text:p>
          </table:table-cell>
          <table:table-cell office:value-type="float" office:value="-0.913067322508826" calcext:value-type="float">
            <text:p>-0.9130673225</text:p>
          </table:table-cell>
          <table:table-cell office:value-type="float" office:value="8.43584052341947E-028" calcext:value-type="float">
            <text:p>8.43584052341947E-28</text:p>
          </table:table-cell>
          <table:table-cell office:value-type="float" office:value="0.781400073994046" calcext:value-type="float">
            <text:p>0.781400074</text:p>
          </table:table-cell>
          <table:table-cell office:value-type="float" office:value="2.34026495890803E-015" calcext:value-type="float">
            <text:p>2.34026495890803E-15</text:p>
          </table:table-cell>
          <table:table-cell office:value-type="float" office:value="4.87839491663669" calcext:value-type="float">
            <text:p>4.8783949166</text:p>
          </table:table-cell>
          <table:table-cell office:value-type="float" office:value="0.00000707428906566715" calcext:value-type="float">
            <text:p>7.07428906566715E-06</text:p>
          </table:table-cell>
          <table:table-cell office:value-type="float" office:value="-0.725650683839002" calcext:value-type="float">
            <text:p>-0.7256506838</text:p>
          </table:table-cell>
          <table:table-cell office:value-type="float" office:value="0.000196788146919962" calcext:value-type="float">
            <text:p>0.0001967881</text:p>
          </table:table-cell>
          <table:table-cell office:value-type="float" office:value="-0.775377217880416" calcext:value-type="float">
            <text:p>-0.7753772179</text:p>
          </table:table-cell>
          <table:table-cell office:value-type="float" office:value="2.61287862463308E-025" calcext:value-type="float">
            <text:p>2.61287862463308E-25</text:p>
          </table:table-cell>
          <table:table-cell office:value-type="float" office:value="-0.919334817664155" calcext:value-type="float">
            <text:p>-0.9193348177</text:p>
          </table:table-cell>
          <table:table-cell office:value-type="float" office:value="1.26275637239096E-049" calcext:value-type="float">
            <text:p>1.26275637239096E-49</text:p>
          </table:table-cell>
          <table:table-cell office:value-type="float" office:value="0.805379853383252" calcext:value-type="float">
            <text:p>0.8053798534</text:p>
          </table:table-cell>
          <table:table-cell office:value-type="float" office:value="1.43471557132092E-028" calcext:value-type="float">
            <text:p>1.43471557132092E-28</text:p>
          </table:table-cell>
          <table:table-cell office:value-type="float" office:value="6.26414975589527" calcext:value-type="float">
            <text:p>6.2641497559</text:p>
          </table:table-cell>
          <table:table-cell office:value-type="float" office:value="0.00000000643824512872802" calcext:value-type="float">
            <text:p>6.43824512872802E-09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92293931530153" calcext:value-type="float">
            <text:p>-0.3922939315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98642339233102" calcext:value-type="float">
            <text:p>-0.6986423392</text:p>
          </table:table-cell>
          <table:table-cell office:value-type="float" office:value="0.0000000000000533256638613065" calcext:value-type="float">
            <text:p>5.33256638613065E-14</text:p>
          </table:table-cell>
          <table:table-cell office:value-type="float" office:value="-0.685840431049616" calcext:value-type="float">
            <text:p>-0.685840431</text:p>
          </table:table-cell>
          <table:table-cell office:value-type="float" office:value="0.000000000000230602390738698" calcext:value-type="float">
            <text:p>2.30602390738698E-13</text:p>
          </table:table-cell>
          <table:table-cell office:value-type="float" office:value="0.445715688102196" calcext:value-type="float">
            <text:p>0.4457156881</text:p>
          </table:table-cell>
          <table:table-cell office:value-type="float" office:value="0.0000151637230317261" calcext:value-type="float">
            <text:p>1.51637230317261E-05</text:p>
          </table:table-cell>
          <table:table-cell office:value-type="float" office:value="-0.179211654840845" calcext:value-type="float">
            <text:p>-0.1792116548</text:p>
          </table:table-cell>
          <table:table-cell office:value-type="float" office:value="0.858203082177765" calcext:value-type="float">
            <text:p>0.8582030822</text:p>
          </table:table-cell>
          <table:table-cell office:value-type="float" office:value="-0.698015600636938" calcext:value-type="float">
            <text:p>-0.6980156006</text:p>
          </table:table-cell>
          <table:table-cell office:value-type="float" office:value="0.00062104712848804" calcext:value-type="float">
            <text:p>0.0006210471</text:p>
          </table:table-cell>
          <table:table-cell office:value-type="float" office:value="-0.697000417682848" calcext:value-type="float">
            <text:p>-0.6970004177</text:p>
          </table:table-cell>
          <table:table-cell office:value-type="float" office:value="1.12800456363213E-021" calcext:value-type="float">
            <text:p>1.12800456363213E-21</text:p>
          </table:table-cell>
          <table:table-cell office:value-type="float" office:value="-0.513329533880658" calcext:value-type="float">
            <text:p>-0.5133295339</text:p>
          </table:table-cell>
          <table:table-cell office:value-type="float" office:value="0.0000000000885448394200787" calcext:value-type="float">
            <text:p>8.85448394200787E-11</text:p>
          </table:table-cell>
          <table:table-cell office:value-type="float" office:value="0.506510417657754" calcext:value-type="float">
            <text:p>0.5065104177</text:p>
          </table:table-cell>
          <table:table-cell office:value-type="float" office:value="0.000000000171519045570797" calcext:value-type="float">
            <text:p>1.71519045570797E-10</text:p>
          </table:table-cell>
          <table:table-cell office:value-type="float" office:value="-3.03368694532081" calcext:value-type="float">
            <text:p>-3.0336869453</text:p>
          </table:table-cell>
          <table:table-cell office:value-type="float" office:value="0.00289095609938488" calcext:value-type="float">
            <text:p>0.0028909561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408516374828141" calcext:value-type="float">
            <text:p>-0.4085163748</text:p>
          </table:table-cell>
          <table:table-cell office:value-type="float" office:value="0" calcext:value-type="float">
            <text:p>0</text:p>
          </table:table-cell>
          <table:table-cell office:value-type="float" office:value="-0.832178379404288" calcext:value-type="float">
            <text:p>-0.8321783794</text:p>
          </table:table-cell>
          <table:table-cell office:value-type="float" office:value="0.0000184173040420467" calcext:value-type="float">
            <text:p>1.84173040420467E-05</text:p>
          </table:table-cell>
          <table:table-cell office:value-type="float" office:value="-0.800563530731548" calcext:value-type="float">
            <text:p>-0.8005635307</text:p>
          </table:table-cell>
          <table:table-cell office:value-type="float" office:value="2.99444053846296E-019" calcext:value-type="float">
            <text:p>2.99444053846296E-19</text:p>
          </table:table-cell>
          <table:table-cell office:value-type="float" office:value="-0.84087439052243" calcext:value-type="float">
            <text:p>-0.8408743905</text:p>
          </table:table-cell>
          <table:table-cell office:value-type="float" office:value="9.16250189234947E-023" calcext:value-type="float">
            <text:p>9.16250189234947E-23</text:p>
          </table:table-cell>
          <table:table-cell office:value-type="float" office:value="0.956096872470721" calcext:value-type="float">
            <text:p>0.9560968725</text:p>
          </table:table-cell>
          <table:table-cell office:value-type="float" office:value="7.23165688604586E-044" calcext:value-type="float">
            <text:p>7.23165688604586E-44</text:p>
          </table:table-cell>
          <table:table-cell office:value-type="float" office:value="2.21913706801248" calcext:value-type="float">
            <text:p>2.219137068</text:p>
          </table:table-cell>
          <table:table-cell office:value-type="float" office:value="0.0293834913510647" calcext:value-type="float">
            <text:p>0.0293834914</text:p>
          </table:table-cell>
          <table:table-cell office:value-type="float" office:value="-0.697462003637731" calcext:value-type="float">
            <text:p>-0.6974620036</text:p>
          </table:table-cell>
          <table:table-cell office:value-type="float" office:value="0.000901711548858085" calcext:value-type="float">
            <text:p>0.0009017115</text:p>
          </table:table-cell>
          <table:table-cell office:value-type="float" office:value="-0.713432831763006" calcext:value-type="float">
            <text:p>-0.7134328318</text:p>
          </table:table-cell>
          <table:table-cell office:value-type="float" office:value="1.00395102870451E-020" calcext:value-type="float">
            <text:p>1.00395102870451E-20</text:p>
          </table:table-cell>
          <table:table-cell office:value-type="float" office:value="-0.726182378551772" calcext:value-type="float">
            <text:p>-0.7261823786</text:p>
          </table:table-cell>
          <table:table-cell office:value-type="float" office:value="9.47773252382664E-022" calcext:value-type="float">
            <text:p>9.47773252382664E-22</text:p>
          </table:table-cell>
          <table:table-cell office:value-type="float" office:value="0.983858317682823" calcext:value-type="float">
            <text:p>0.9838583177</text:p>
          </table:table-cell>
          <table:table-cell office:value-type="float" office:value="8.88819256046651E-094" calcext:value-type="float">
            <text:p>8.88819256046651E-94</text:p>
          </table:table-cell>
          <table:table-cell office:value-type="float" office:value="1.14001615267257" calcext:value-type="float">
            <text:p>1.1400161527</text:p>
          </table:table-cell>
          <table:table-cell office:value-type="float" office:value="0.25651276179015" calcext:value-type="float">
            <text:p>0.2565127618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71723975454091" calcext:value-type="float">
            <text:p>-0.3717239755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28319700422534" calcext:value-type="float">
            <text:p>-0.4283197004</text:p>
          </table:table-cell>
          <table:table-cell office:value-type="float" office:value="0.000461764281436823" calcext:value-type="float">
            <text:p>0.0004617643</text:p>
          </table:table-cell>
          <table:table-cell office:value-type="float" office:value="-0.814779197122298" calcext:value-type="float">
            <text:p>-0.8147791971</text:p>
          </table:table-cell>
          <table:table-cell office:value-type="float" office:value="4.48428863982013E-016" calcext:value-type="float">
            <text:p>4.48428863982013E-16</text:p>
          </table:table-cell>
          <table:table-cell office:value-type="float" office:value="0.215561469682466" calcext:value-type="float">
            <text:p>0.2155614697</text:p>
          </table:table-cell>
          <table:table-cell office:value-type="float" office:value="0.0897505491859052" calcext:value-type="float">
            <text:p>0.0897505492</text:p>
          </table:table-cell>
          <table:table-cell office:value-type="float" office:value="3.96234623151635" calcext:value-type="float">
            <text:p>3.9623462315</text:p>
          </table:table-cell>
          <table:table-cell office:value-type="float" office:value="0.000199829716465272" calcext:value-type="float">
            <text:p>0.0001998297</text:p>
          </table:table-cell>
          <table:table-cell office:value-type="float" office:value="-0.666219768224358" calcext:value-type="float">
            <text:p>-0.6662197682</text:p>
          </table:table-cell>
          <table:table-cell office:value-type="float" office:value="0.000202775137785439" calcext:value-type="float">
            <text:p>0.0002027751</text:p>
          </table:table-cell>
          <table:table-cell office:value-type="float" office:value="-0.620354615659822" calcext:value-type="float">
            <text:p>-0.6203546157</text:p>
          </table:table-cell>
          <table:table-cell office:value-type="float" office:value="0.00000000000958617462555701" calcext:value-type="float">
            <text:p>9.58617462555701E-12</text:p>
          </table:table-cell>
          <table:table-cell office:value-type="float" office:value="-0.675781377999823" calcext:value-type="float">
            <text:p>-0.675781378</text:p>
          </table:table-cell>
          <table:table-cell office:value-type="float" office:value="0.0000000000000227718333482995" calcext:value-type="float">
            <text:p>2.27718333482995E-14</text:p>
          </table:table-cell>
          <table:table-cell office:value-type="float" office:value="0.350035366785921" calcext:value-type="float">
            <text:p>0.3500353668</text:p>
          </table:table-cell>
          <table:table-cell office:value-type="float" office:value="0.000410593648182912" calcext:value-type="float">
            <text:p>0.0004105936</text:p>
          </table:table-cell>
          <table:table-cell office:value-type="float" office:value="0.714486463993999" calcext:value-type="float">
            <text:p>0.714486464</text:p>
          </table:table-cell>
          <table:table-cell office:value-type="float" office:value="0.476678412883462" calcext:value-type="float">
            <text:p>0.4766784129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84438013919842" calcext:value-type="float">
            <text:p>-0.4844380139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2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65095961391032" calcext:value-type="float">
            <text:p>-0.4650959614</text:p>
          </table:table-cell>
          <table:table-cell office:value-type="float" office:value="0.00000000706099959367594" calcext:value-type="float">
            <text:p>7.06099959367594E-09</text:p>
          </table:table-cell>
          <table:table-cell office:value-type="float" office:value="-0.828676539957415" calcext:value-type="float">
            <text:p>-0.82867654</text:p>
          </table:table-cell>
          <table:table-cell office:value-type="float" office:value="1.35591351290746E-036" calcext:value-type="float">
            <text:p>1.35591351290746E-36</text:p>
          </table:table-cell>
          <table:table-cell office:value-type="float" office:value="0.599288284057752" calcext:value-type="float">
            <text:p>0.5992882841</text:p>
          </table:table-cell>
          <table:table-cell office:value-type="float" office:value="5.18278553641988E-015" calcext:value-type="float">
            <text:p>5.18278553641988E-15</text:p>
          </table:table-cell>
          <table:table-cell office:value-type="float" office:value="8.24455171411507" calcext:value-type="float">
            <text:p>8.2445517141</text:p>
          </table:table-cell>
          <table:table-cell office:value-type="float" office:value="0.00000000000012038493372129" calcext:value-type="float">
            <text:p>1.2038493372129E-13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650741226823075" calcext:value-type="float">
            <text:p>-0.6507412268</text:p>
          </table:table-cell>
          <table:table-cell office:value-type="float" office:value="8.77025638782232E-034" calcext:value-type="float">
            <text:p>8.77025638782232E-34</text:p>
          </table:table-cell>
          <table:table-cell office:value-type="float" office:value="-0.749079629829899" calcext:value-type="float">
            <text:p>-0.7490796298</text:p>
          </table:table-cell>
          <table:table-cell office:value-type="float" office:value="1.16310911601446E-049" calcext:value-type="float">
            <text:p>1.16310911601446E-49</text:p>
          </table:table-cell>
          <table:table-cell office:value-type="float" office:value="0.732995484681914" calcext:value-type="float">
            <text:p>0.7329954847</text:p>
          </table:table-cell>
          <table:table-cell office:value-type="float" office:value="1.38512148785544E-046" calcext:value-type="float">
            <text:p>1.38512148785544E-46</text:p>
          </table:table-cell>
          <table:table-cell office:value-type="float" office:value="3.36053886857367" calcext:value-type="float">
            <text:p>3.3605388686</text:p>
          </table:table-cell>
          <table:table-cell office:value-type="float" office:value="0.000891972210257646" calcext:value-type="float">
            <text:p>0.0008919722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413760277666237" calcext:value-type="float">
            <text:p>-0.4137602777</text:p>
          </table:table-cell>
          <table:table-cell office:value-type="float" office:value="0" calcext:value-type="float">
            <text:p>0</text:p>
          </table:table-cell>
          <table:table-cell office:value-type="float" office:value="-0.750205513302294" calcext:value-type="float">
            <text:p>-0.7502055133</text:p>
          </table:table-cell>
          <table:table-cell office:value-type="float" office:value="0.0000027870345189265" calcext:value-type="float">
            <text:p>0.000002787</text:p>
          </table:table-cell>
          <table:table-cell office:value-type="float" office:value="-0.173979475883233" calcext:value-type="float">
            <text:p>-0.1739794759</text:p>
          </table:table-cell>
          <table:table-cell office:value-type="float" office:value="0.0834250501905661" calcext:value-type="float">
            <text:p>0.0834250502</text:p>
          </table:table-cell>
          <table:table-cell office:value-type="float" office:value="-0.780498144593757" calcext:value-type="float">
            <text:p>-0.7804981446</text:p>
          </table:table-cell>
          <table:table-cell office:value-type="float" office:value="1.04018292967774E-021" calcext:value-type="float">
            <text:p>1.04018292967774E-21</text:p>
          </table:table-cell>
          <table:table-cell office:value-type="float" office:value="0.114200319105812" calcext:value-type="float">
            <text:p>0.1142003191</text:p>
          </table:table-cell>
          <table:table-cell office:value-type="float" office:value="0.257907304658873" calcext:value-type="float">
            <text:p>0.2579073047</text:p>
          </table:table-cell>
          <table:table-cell office:value-type="float" office:value="6.60202974898604" calcext:value-type="float">
            <text:p>6.602029749</text:p>
          </table:table-cell>
          <table:table-cell office:value-type="float" office:value="0.0000000021655698571272" calcext:value-type="float">
            <text:p>2.1655698571272E-09</text:p>
          </table:table-cell>
          <table:table-cell office:value-type="float" office:value="-0.672026072832068" calcext:value-type="float">
            <text:p>-0.6720260728</text:p>
          </table:table-cell>
          <table:table-cell office:value-type="float" office:value="0.0000347237192047262" calcext:value-type="float">
            <text:p>3.47237192047262E-05</text:p>
          </table:table-cell>
          <table:table-cell office:value-type="float" office:value="-0.63236284255929" calcext:value-type="float">
            <text:p>-0.6323628426</text:p>
          </table:table-cell>
          <table:table-cell office:value-type="float" office:value="4.92302599470807E-020" calcext:value-type="float">
            <text:p>4.92302599470807E-20</text:p>
          </table:table-cell>
          <table:table-cell office:value-type="float" office:value="-0.695250116235999" calcext:value-type="float">
            <text:p>-0.6952501162</text:p>
          </table:table-cell>
          <table:table-cell office:value-type="float" office:value="1.92660160991108E-025" calcext:value-type="float">
            <text:p>1.92660160991108E-25</text:p>
          </table:table-cell>
          <table:table-cell office:value-type="float" office:value="0.44015223794962" calcext:value-type="float">
            <text:p>0.4401522379</text:p>
          </table:table-cell>
          <table:table-cell office:value-type="float" office:value="0.00000000264956511485246" calcext:value-type="float">
            <text:p>2.64956511485246E-09</text:p>
          </table:table-cell>
          <table:table-cell office:value-type="float" office:value="1.15808434590717" calcext:value-type="float">
            <text:p>1.1580843459</text:p>
          </table:table-cell>
          <table:table-cell office:value-type="float" office:value="0.248513328692947" calcext:value-type="float">
            <text:p>0.2485133287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424235316940796" calcext:value-type="float">
            <text:p>-0.4242353169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551016957083956" calcext:value-type="float">
            <text:p>-0.5510169571</text:p>
          </table:table-cell>
          <table:table-cell office:value-type="float" office:value="0.00000000135354436988651" calcext:value-type="float">
            <text:p>1.35354436988651E-09</text:p>
          </table:table-cell>
          <table:table-cell office:value-type="float" office:value="-0.83126683464367" calcext:value-type="float">
            <text:p>-0.8312668346</text:p>
          </table:table-cell>
          <table:table-cell office:value-type="float" office:value="9.17367321786829E-028" calcext:value-type="float">
            <text:p>9.17367321786829E-28</text:p>
          </table:table-cell>
          <table:table-cell office:value-type="float" office:value="0.483461767252465" calcext:value-type="float">
            <text:p>0.4834617673</text:p>
          </table:table-cell>
          <table:table-cell office:value-type="float" office:value="0.000000200801704316057" calcext:value-type="float">
            <text:p>2.00801704316057E-07</text:p>
          </table:table-cell>
          <table:table-cell office:value-type="float" office:value="4.88256968480703" calcext:value-type="float">
            <text:p>4.8825696848</text:p>
          </table:table-cell>
          <table:table-cell office:value-type="float" office:value="0.00000392953511203086" calcext:value-type="float">
            <text:p>3.92953511203086E-06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5948900854293" calcext:value-type="float">
            <text:p>-0.5948900854</text:p>
          </table:table-cell>
          <table:table-cell office:value-type="float" office:value="2.02536183877786E-018" calcext:value-type="float">
            <text:p>2.02536183877786E-18</text:p>
          </table:table-cell>
          <table:table-cell office:value-type="float" office:value="-0.714331302464886" calcext:value-type="float">
            <text:p>-0.7143313025</text:p>
          </table:table-cell>
          <table:table-cell office:value-type="float" office:value="4.35118881032606E-029" calcext:value-type="float">
            <text:p>4.35118881032606E-29</text:p>
          </table:table-cell>
          <table:table-cell office:value-type="float" office:value="0.569763580619266" calcext:value-type="float">
            <text:p>0.5697635806</text:p>
          </table:table-cell>
          <table:table-cell office:value-type="float" office:value="1.0413095122238E-016" calcext:value-type="float">
            <text:p>1.0413095122238E-16</text:p>
          </table:table-cell>
          <table:table-cell office:value-type="float" office:value="2.50482674307163" calcext:value-type="float">
            <text:p>2.5048267431</text:p>
          </table:table-cell>
          <table:table-cell office:value-type="float" office:value="0.0131652475731788" calcext:value-type="float">
            <text:p>0.013165247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51819972209546" calcext:value-type="float">
            <text:p>-0.5181997221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230422287621983" calcext:value-type="float">
            <text:p>-0.2304222876</text:p>
          </table:table-cell>
          <table:table-cell office:value-type="float" office:value="0.0159317420441848" calcext:value-type="float">
            <text:p>0.015931742</text:p>
          </table:table-cell>
          <table:table-cell office:value-type="float" office:value="-0.870626483558276" calcext:value-type="float">
            <text:p>-0.8706264836</text:p>
          </table:table-cell>
          <table:table-cell office:value-type="float" office:value="9.55377832120159E-035" calcext:value-type="float">
            <text:p>9.55377832120159E-35</text:p>
          </table:table-cell>
          <table:table-cell office:value-type="float" office:value="0.179237521293493" calcext:value-type="float">
            <text:p>0.1792375213</text:p>
          </table:table-cell>
          <table:table-cell office:value-type="float" office:value="0.0622020399002004" calcext:value-type="float">
            <text:p>0.0622020399</text:p>
          </table:table-cell>
          <table:table-cell office:value-type="float" office:value="9.07652990953778" calcext:value-type="float">
            <text:p>9.0765299095</text:p>
          </table:table-cell>
          <table:table-cell office:value-type="float" office:value="6.7109682994042E-015" calcext:value-type="float">
            <text:p>6.7109682994042E-15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614353829493855" calcext:value-type="float">
            <text:p>-0.6143538295</text:p>
          </table:table-cell>
          <table:table-cell office:value-type="float" office:value="2.26358866872863E-028" calcext:value-type="float">
            <text:p>2.26358866872863E-28</text:p>
          </table:table-cell>
          <table:table-cell office:value-type="float" office:value="-0.846913010291031" calcext:value-type="float">
            <text:p>-0.8469130103</text:p>
          </table:table-cell>
          <table:table-cell office:value-type="float" office:value="9.90476014176461E-073" calcext:value-type="float">
            <text:p>9.90476014176461E-73</text:p>
          </table:table-cell>
          <table:table-cell office:value-type="float" office:value="0.60695472731269" calcext:value-type="float">
            <text:p>0.6069547273</text:p>
          </table:table-cell>
          <table:table-cell office:value-type="float" office:value="1.46993063386036E-027" calcext:value-type="float">
            <text:p>1.46993063386036E-27</text:p>
          </table:table-cell>
          <table:table-cell office:value-type="float" office:value="7.77810652378202" calcext:value-type="float">
            <text:p>7.7781065238</text:p>
          </table:table-cell>
          <table:table-cell office:value-type="float" office:value="0.000000000000178738069850439" calcext:value-type="float">
            <text:p>1.78738069850439E-13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24125485310991" calcext:value-type="float">
            <text:p>-0.3241254853</text:p>
          </table:table-cell>
          <table:table-cell office:value-type="float" office:value="0" calcext:value-type="float">
            <text:p>0</text:p>
          </table:table-cell>
          <table:table-cell office:value-type="float" office:value="-0.713287077385559" calcext:value-type="float">
            <text:p>-0.7132870774</text:p>
          </table:table-cell>
          <table:table-cell office:value-type="float" office:value="0.0000204026640399479" calcext:value-type="float">
            <text:p>2.04026640399479E-05</text:p>
          </table:table-cell>
          <table:table-cell office:value-type="float" office:value="-0.713061921598219" calcext:value-type="float">
            <text:p>-0.7130619216</text:p>
          </table:table-cell>
          <table:table-cell office:value-type="float" office:value="0.0000000000000133720501356944" calcext:value-type="float">
            <text:p>1.33720501356944E-14</text:p>
          </table:table-cell>
          <table:table-cell office:value-type="float" office:value="-0.723840316186227" calcext:value-type="float">
            <text:p>-0.7238403162</text:p>
          </table:table-cell>
          <table:table-cell office:value-type="float" office:value="3.43554965554924E-015" calcext:value-type="float">
            <text:p>3.43554965554924E-15</text:p>
          </table:table-cell>
          <table:table-cell office:value-type="float" office:value="0.98644380221743" calcext:value-type="float">
            <text:p>0.9864438022</text:p>
          </table:table-cell>
          <table:table-cell office:value-type="float" office:value="1.03107785176542E-067" calcext:value-type="float">
            <text:p>1.03107785176542E-67</text:p>
          </table:table-cell>
          <table:table-cell office:value-type="float" office:value="0.864342148894814" calcext:value-type="float">
            <text:p>0.8643421489</text:p>
          </table:table-cell>
          <table:table-cell office:value-type="float" office:value="0.389891093547356" calcext:value-type="float">
            <text:p>0.3898910935</text:p>
          </table:table-cell>
          <table:table-cell office:value-type="float" office:value="-0.643457437026328" calcext:value-type="float">
            <text:p>-0.643457437</text:p>
          </table:table-cell>
          <table:table-cell office:value-type="float" office:value="0.000166249831972676" calcext:value-type="float">
            <text:p>0.0001662498</text:p>
          </table:table-cell>
          <table:table-cell office:value-type="float" office:value="-0.564888831610999" calcext:value-type="float">
            <text:p>-0.5648888316</text:p>
          </table:table-cell>
          <table:table-cell office:value-type="float" office:value="0.0000000000000157472922563112" calcext:value-type="float">
            <text:p>1.57472922563112E-14</text:p>
          </table:table-cell>
          <table:table-cell office:value-type="float" office:value="-0.567196722569477" calcext:value-type="float">
            <text:p>-0.5671967226</text:p>
          </table:table-cell>
          <table:table-cell office:value-type="float" office:value="0.0000000000000116664138761279" calcext:value-type="float">
            <text:p>1.16664138761279E-14</text:p>
          </table:table-cell>
          <table:table-cell office:value-type="float" office:value="0.996289920095458" calcext:value-type="float">
            <text:p>0.9962899201</text:p>
          </table:table-cell>
          <table:table-cell office:value-type="float" office:value="5.87215769087057E-166" calcext:value-type="float">
            <text:p>5.87215769087057E-166</text:p>
          </table:table-cell>
          <table:table-cell office:value-type="float" office:value="0.402391488397347" calcext:value-type="float">
            <text:p>0.4023914884</text:p>
          </table:table-cell>
          <table:table-cell office:value-type="float" office:value="0.687957556429838" calcext:value-type="float">
            <text:p>0.6879575564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523297663573573" calcext:value-type="float">
            <text:p>-0.5232976636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77558455964628" calcext:value-type="float">
            <text:p>-0.377558456</text:p>
          </table:table-cell>
          <table:table-cell office:value-type="float" office:value="0.0000518263556452609" calcext:value-type="float">
            <text:p>5.18263556452609E-05</text:p>
          </table:table-cell>
          <table:table-cell office:value-type="float" office:value="-0.875324834107513" calcext:value-type="float">
            <text:p>-0.8753248341</text:p>
          </table:table-cell>
          <table:table-cell office:value-type="float" office:value="1.50202512653924E-035" calcext:value-type="float">
            <text:p>1.50202512653924E-35</text:p>
          </table:table-cell>
          <table:table-cell office:value-type="float" office:value="0.413836425237436" calcext:value-type="float">
            <text:p>0.4138364252</text:p>
          </table:table-cell>
          <table:table-cell office:value-type="float" office:value="0.00000771324326858713" calcext:value-type="float">
            <text:p>7.71324326858713E-06</text:p>
          </table:table-cell>
          <table:table-cell office:value-type="float" office:value="8.93972075972837" calcext:value-type="float">
            <text:p>8.9397207597</text:p>
          </table:table-cell>
          <table:table-cell office:value-type="float" office:value="0.0000000000000135993371859021" calcext:value-type="float">
            <text:p>1.35993371859021E-14</text:p>
          </table:table-cell>
          <table:table-cell office:value-type="float" office:value="-0.68991716665416" calcext:value-type="float">
            <text:p>-0.6899171667</text:p>
          </table:table-cell>
          <table:table-cell office:value-type="float" office:value="0.000381022725978316" calcext:value-type="float">
            <text:p>0.0003810227</text:p>
          </table:table-cell>
          <table:table-cell office:value-type="float" office:value="-0.683599805473218" calcext:value-type="float">
            <text:p>-0.6835998055</text:p>
          </table:table-cell>
          <table:table-cell office:value-type="float" office:value="4.25942065926462E-027" calcext:value-type="float">
            <text:p>4.25942065926462E-27</text:p>
          </table:table-cell>
          <table:table-cell office:value-type="float" office:value="-0.816004468646462" calcext:value-type="float">
            <text:p>-0.8160044686</text:p>
          </table:table-cell>
          <table:table-cell office:value-type="float" office:value="6.57513099015488E-046" calcext:value-type="float">
            <text:p>6.57513099015488E-46</text:p>
          </table:table-cell>
          <table:table-cell office:value-type="float" office:value="0.671118841265816" calcext:value-type="float">
            <text:p>0.6711188413</text:p>
          </table:table-cell>
          <table:table-cell office:value-type="float" office:value="7.80663206338157E-026" calcext:value-type="float">
            <text:p>7.80663206338157E-26</text:p>
          </table:table-cell>
          <table:table-cell office:value-type="float" office:value="3.92394798837641" calcext:value-type="float">
            <text:p>3.9239479884</text:p>
          </table:table-cell>
          <table:table-cell office:value-type="float" office:value="0.000122936510436007" calcext:value-type="float">
            <text:p>0.0001229365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78091997711125" calcext:value-type="float">
            <text:p>-0.4780919977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370807951123829" calcext:value-type="float">
            <text:p>-0.3708079511</text:p>
          </table:table-cell>
          <table:table-cell office:value-type="float" office:value="0.000106670500035265" calcext:value-type="float">
            <text:p>0.0001066705</text:p>
          </table:table-cell>
          <table:table-cell office:value-type="float" office:value="-0.844420511348218" calcext:value-type="float">
            <text:p>-0.8444205113</text:p>
          </table:table-cell>
          <table:table-cell office:value-type="float" office:value="2.07385449485678E-029" calcext:value-type="float">
            <text:p>2.07385449485678E-29</text:p>
          </table:table-cell>
          <table:table-cell office:value-type="float" office:value="0.460781992339302" calcext:value-type="float">
            <text:p>0.4607819923</text:p>
          </table:table-cell>
          <table:table-cell office:value-type="float" office:value="0.000000856233593182214" calcext:value-type="float">
            <text:p>8.56233593182214E-07</text:p>
          </table:table-cell>
          <table:table-cell office:value-type="float" office:value="8.07016465535794" calcext:value-type="float">
            <text:p>8.0701646554</text:p>
          </table:table-cell>
          <table:table-cell office:value-type="float" office:value="0.00000000000151933456605679" calcext:value-type="float">
            <text:p>1.51933456605679E-12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70551376802711" calcext:value-type="float">
            <text:p>-0.705513768</text:p>
          </table:table-cell>
          <table:table-cell office:value-type="float" office:value="4.06081055596632E-028" calcext:value-type="float">
            <text:p>4.06081055596632E-28</text:p>
          </table:table-cell>
          <table:table-cell office:value-type="float" office:value="-0.845255230776299" calcext:value-type="float">
            <text:p>-0.8452552308</text:p>
          </table:table-cell>
          <table:table-cell office:value-type="float" office:value="8.9080447001477E-050" calcext:value-type="float">
            <text:p>8.9080447001477E-50</text:p>
          </table:table-cell>
          <table:table-cell office:value-type="float" office:value="0.712350473496396" calcext:value-type="float">
            <text:p>0.7123504735</text:p>
          </table:table-cell>
          <table:table-cell office:value-type="float" office:value="7.23922698731541E-029" calcext:value-type="float">
            <text:p>7.23922698731541E-29</text:p>
          </table:table-cell>
          <table:table-cell office:value-type="float" office:value="4.62081244876295" calcext:value-type="float">
            <text:p>4.6208124488</text:p>
          </table:table-cell>
          <table:table-cell office:value-type="float" office:value="0.00000739007154759531" calcext:value-type="float">
            <text:p>7.39007154759531E-06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78558373988106" calcext:value-type="float">
            <text:p>-0.378558374</text:p>
          </table:table-cell>
          <table:table-cell office:value-type="float" office:value="0" calcext:value-type="float">
            <text:p>0</text:p>
          </table:table-cell>
          <table:table-cell office:value-type="float" office:value="-0.775162688074224" calcext:value-type="float">
            <text:p>-0.7751626881</text:p>
          </table:table-cell>
          <table:table-cell office:value-type="float" office:value="0.0000968721969188222" calcext:value-type="float">
            <text:p>9.68721969188222E-05</text:p>
          </table:table-cell>
          <table:table-cell office:value-type="float" office:value="-0.753185590074182" calcext:value-type="float">
            <text:p>-0.7531855901</text:p>
          </table:table-cell>
          <table:table-cell office:value-type="float" office:value="0.00000000000905773033280873" calcext:value-type="float">
            <text:p>9.05773033280873E-12</text:p>
          </table:table-cell>
          <table:table-cell office:value-type="float" office:value="-0.769488827421005" calcext:value-type="float">
            <text:p>-0.7694888274</text:p>
          </table:table-cell>
          <table:table-cell office:value-type="float" office:value="0.00000000000169746574869523" calcext:value-type="float">
            <text:p>1.69746574869523E-12</text:p>
          </table:table-cell>
          <table:table-cell office:value-type="float" office:value="0.979029327796522" calcext:value-type="float">
            <text:p>0.9790293278</text:p>
          </table:table-cell>
          <table:table-cell office:value-type="float" office:value="2.19076753135674E-040" calcext:value-type="float">
            <text:p>2.19076753135674E-40</text:p>
          </table:table-cell>
          <table:table-cell office:value-type="float" office:value="0.924339251589581" calcext:value-type="float">
            <text:p>0.9243392516</text:p>
          </table:table-cell>
          <table:table-cell office:value-type="float" office:value="0.359347512824847" calcext:value-type="float">
            <text:p>0.3593475128</text:p>
          </table:table-cell>
          <table:table-cell office:value-type="float" office:value="-0.656050643160129" calcext:value-type="float">
            <text:p>-0.6560506432</text:p>
          </table:table-cell>
          <table:table-cell office:value-type="float" office:value="0.00124039284936304" calcext:value-type="float">
            <text:p>0.0012403928</text:p>
          </table:table-cell>
          <table:table-cell office:value-type="float" office:value="-0.614689308535782" calcext:value-type="float">
            <text:p>-0.6146893085</text:p>
          </table:table-cell>
          <table:table-cell office:value-type="float" office:value="0.00000000000804643509935886" calcext:value-type="float">
            <text:p>8.04643509935886E-12</text:p>
          </table:table-cell>
          <table:table-cell office:value-type="float" office:value="-0.899207130075861" calcext:value-type="float">
            <text:p>-0.8992071301</text:p>
          </table:table-cell>
          <table:table-cell office:value-type="float" office:value="2.55422940198174E-037" calcext:value-type="float">
            <text:p>2.55422940198174E-37</text:p>
          </table:table-cell>
          <table:table-cell office:value-type="float" office:value="0.683253680944679" calcext:value-type="float">
            <text:p>0.6832536809</text:p>
          </table:table-cell>
          <table:table-cell office:value-type="float" office:value="3.49372452792509E-015" calcext:value-type="float">
            <text:p>3.49372452792509E-15</text:p>
          </table:table-cell>
          <table:table-cell office:value-type="float" office:value="7.7562645901866" calcext:value-type="float">
            <text:p>7.7562645902</text:p>
          </table:table-cell>
          <table:table-cell office:value-type="float" office:value="0.00000000000836934410158788" calcext:value-type="float">
            <text:p>8.36934410158788E-12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417791276836452" calcext:value-type="float">
            <text:p>-0.4177912768</text:p>
          </table:table-cell>
          <table:table-cell office:value-type="float" office:value="0" calcext:value-type="float">
            <text:p>0</text:p>
          </table:table-cell>
          <table:table-cell office:value-type="float" office:value="-0.893193214062366" calcext:value-type="float">
            <text:p>-0.8931932141</text:p>
          </table:table-cell>
          <table:table-cell office:value-type="float" office:value="0.00000138961339763922" calcext:value-type="float">
            <text:p>1.38961339763922E-06</text:p>
          </table:table-cell>
          <table:table-cell office:value-type="float" office:value="-0.496559584908887" calcext:value-type="float">
            <text:p>-0.4965595849</text:p>
          </table:table-cell>
          <table:table-cell office:value-type="float" office:value="0.00000436763817147975" calcext:value-type="float">
            <text:p>4.36763817147975E-06</text:p>
          </table:table-cell>
          <table:table-cell office:value-type="float" office:value="-0.890045029756295" calcext:value-type="float">
            <text:p>-0.8900450298</text:p>
          </table:table-cell>
          <table:table-cell office:value-type="float" office:value="2.66284173510344E-027" calcext:value-type="float">
            <text:p>2.66284173510344E-27</text:p>
          </table:table-cell>
          <table:table-cell office:value-type="float" office:value="0.426382571628197" calcext:value-type="float">
            <text:p>0.4263825716</text:p>
          </table:table-cell>
          <table:table-cell office:value-type="float" office:value="0.00011036790738706" calcext:value-type="float">
            <text:p>0.0001103679</text:p>
          </table:table-cell>
          <table:table-cell office:value-type="float" office:value="6.38393110922903" calcext:value-type="float">
            <text:p>6.3839311092</text:p>
          </table:table-cell>
          <table:table-cell office:value-type="float" office:value="0.0000000135177269082872" calcext:value-type="float">
            <text:p>1.35177269082872E-08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706143876339163" calcext:value-type="float">
            <text:p>-0.7061438763</text:p>
          </table:table-cell>
          <table:table-cell office:value-type="float" office:value="5.9627586577428E-024" calcext:value-type="float">
            <text:p>5.9627586577428E-24</text:p>
          </table:table-cell>
          <table:table-cell office:value-type="float" office:value="-0.869734444131665" calcext:value-type="float">
            <text:p>-0.8697344441</text:p>
          </table:table-cell>
          <table:table-cell office:value-type="float" office:value="3.05398194857001E-047" calcext:value-type="float">
            <text:p>3.05398194857001E-47</text:p>
          </table:table-cell>
          <table:table-cell office:value-type="float" office:value="0.671625363549522" calcext:value-type="float">
            <text:p>0.6716253635</text:p>
          </table:table-cell>
          <table:table-cell office:value-type="float" office:value="5.11830535541677E-021" calcext:value-type="float">
            <text:p>5.11830535541677E-21</text:p>
          </table:table-cell>
          <table:table-cell office:value-type="float" office:value="5.03591466919172" calcext:value-type="float">
            <text:p>5.0359146692</text:p>
          </table:table-cell>
          <table:table-cell office:value-type="float" office:value="0.00000137349217638006" calcext:value-type="float">
            <text:p>1.37349217638006E-06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412300293081219" calcext:value-type="float">
            <text:p>-0.4123002931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555637895418456" calcext:value-type="float">
            <text:p>-0.5556378954</text:p>
          </table:table-cell>
          <table:table-cell office:value-type="float" office:value="0.0000000000307428919612846" calcext:value-type="float">
            <text:p>3.07428919612846E-11</text:p>
          </table:table-cell>
          <table:table-cell office:value-type="float" office:value="-0.774935773953168" calcext:value-type="float">
            <text:p>-0.774935774</text:p>
          </table:table-cell>
          <table:table-cell office:value-type="float" office:value="1.14601036348207E-025" calcext:value-type="float">
            <text:p>1.14601036348207E-25</text:p>
          </table:table-cell>
          <table:table-cell office:value-type="float" office:value="0.386505765503558" calcext:value-type="float">
            <text:p>0.3865057655</text:p>
          </table:table-cell>
          <table:table-cell office:value-type="float" office:value="0.0000109615347559841" calcext:value-type="float">
            <text:p>1.09615347559841E-05</text:p>
          </table:table-cell>
          <table:table-cell office:value-type="float" office:value="3.4968422661146" calcext:value-type="float">
            <text:p>3.4968422661</text:p>
          </table:table-cell>
          <table:table-cell office:value-type="float" office:value="0.000662635493928615" calcext:value-type="float">
            <text:p>0.0006626355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16799844284372" calcext:value-type="float">
            <text:p>-0.6167998443</text:p>
          </table:table-cell>
          <table:table-cell office:value-type="float" office:value="1.30466007148879E-023" calcext:value-type="float">
            <text:p>1.30466007148879E-23</text:p>
          </table:table-cell>
          <table:table-cell office:value-type="float" office:value="-0.647367313055615" calcext:value-type="float">
            <text:p>-0.6473673131</text:p>
          </table:table-cell>
          <table:table-cell office:value-type="float" office:value="1.4395728880669E-026" calcext:value-type="float">
            <text:p>1.4395728880669E-26</text:p>
          </table:table-cell>
          <table:table-cell office:value-type="float" office:value="0.482705594655809" calcext:value-type="float">
            <text:p>0.4827055947</text:p>
          </table:table-cell>
          <table:table-cell office:value-type="float" office:value="0.0000000000000898179765092853" calcext:value-type="float">
            <text:p>8.98179765092853E-14</text:p>
          </table:table-cell>
          <table:table-cell office:value-type="float" office:value="0.616959732027148" calcext:value-type="float">
            <text:p>0.616959732</text:p>
          </table:table-cell>
          <table:table-cell office:value-type="float" office:value="0.537932798921348" calcext:value-type="float">
            <text:p>0.5379327989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00501226565414" calcext:value-type="float">
            <text:p>-0.3005012266</text:p>
          </table:table-cell>
          <table:table-cell office:value-type="float" office:value="0" calcext:value-type="float">
            <text:p>0</text:p>
          </table:table-cell>
          <table:table-cell office:value-type="float" office:value="-0.845834864794234" calcext:value-type="float">
            <text:p>-0.8458348648</text:p>
          </table:table-cell>
          <table:table-cell office:value-type="float" office:value="0.000000371552524801329" calcext:value-type="float">
            <text:p>3.71552524801329E-07</text:p>
          </table:table-cell>
          <table:table-cell office:value-type="float" office:value="-0.671788043920955" calcext:value-type="float">
            <text:p>-0.6717880439</text:p>
          </table:table-cell>
          <table:table-cell office:value-type="float" office:value="0.0000480579971765968" calcext:value-type="float">
            <text:p>0.000048058</text:p>
          </table:table-cell>
          <table:table-cell office:value-type="float" office:value="-0.704385632430632" calcext:value-type="float">
            <text:p>-0.7043856324</text:p>
          </table:table-cell>
          <table:table-cell office:value-type="float" office:value="0.0000139666172359221" calcext:value-type="float">
            <text:p>1.39666172359221E-05</text:p>
          </table:table-cell>
          <table:table-cell office:value-type="float" office:value="0.788064625526454" calcext:value-type="float">
            <text:p>0.7880646255</text:p>
          </table:table-cell>
          <table:table-cell office:value-type="float" office:value="0.000000234253087782126" calcext:value-type="float">
            <text:p>2.34253087782126E-07</text:p>
          </table:table-cell>
          <table:table-cell office:value-type="float" office:value="0.37810694133253" calcext:value-type="float">
            <text:p>0.3781069413</text:p>
          </table:table-cell>
          <table:table-cell office:value-type="float" office:value="0.708307626801422" calcext:value-type="float">
            <text:p>0.7083076268</text:p>
          </table:table-cell>
          <table:table-cell office:value-type="float" office:value="-0.735642682056248" calcext:value-type="float">
            <text:p>-0.7356426821</text:p>
          </table:table-cell>
          <table:table-cell office:value-type="float" office:value="0.0000419790630766071" calcext:value-type="float">
            <text:p>4.19790630766071E-05</text:p>
          </table:table-cell>
          <table:table-cell office:value-type="float" office:value="-0.799354251278632" calcext:value-type="float">
            <text:p>-0.7993542513</text:p>
          </table:table-cell>
          <table:table-cell office:value-type="float" office:value="0.0000000000772777232170544" calcext:value-type="float">
            <text:p>7.72777232170544E-11</text:p>
          </table:table-cell>
          <table:table-cell office:value-type="float" office:value="-0.665114620485019" calcext:value-type="float">
            <text:p>-0.6651146205</text:p>
          </table:table-cell>
          <table:table-cell office:value-type="float" office:value="0.000000843900610444026" calcext:value-type="float">
            <text:p>8.43900610444026E-07</text:p>
          </table:table-cell>
          <table:table-cell office:value-type="float" office:value="0.673229490451398" calcext:value-type="float">
            <text:p>0.6732294905</text:p>
          </table:table-cell>
          <table:table-cell office:value-type="float" office:value="0.000000552227607626257" calcext:value-type="float">
            <text:p>5.52227607626257E-07</text:p>
          </table:table-cell>
          <table:table-cell office:value-type="float" office:value="-1.80273888672031" calcext:value-type="float">
            <text:p>-1.8027388867</text:p>
          </table:table-cell>
          <table:table-cell office:value-type="float" office:value="0.0787830259214844" calcext:value-type="float">
            <text:p>0.0787830259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424330185664011" calcext:value-type="float">
            <text:p>-0.4243301857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559913015952573" calcext:value-type="float">
            <text:p>-0.559913016</text:p>
          </table:table-cell>
          <table:table-cell office:value-type="float" office:value="0.000000000530413767823422" calcext:value-type="float">
            <text:p>5.30413767823422E-10</text:p>
          </table:table-cell>
          <table:table-cell office:value-type="float" office:value="-0.863716123602249" calcext:value-type="float">
            <text:p>-0.8637161236</text:p>
          </table:table-cell>
          <table:table-cell office:value-type="float" office:value="2.01905178019457E-032" calcext:value-type="float">
            <text:p>2.01905178019457E-32</text:p>
          </table:table-cell>
          <table:table-cell office:value-type="float" office:value="0.514982014849393" calcext:value-type="float">
            <text:p>0.5149820148</text:p>
          </table:table-cell>
          <table:table-cell office:value-type="float" office:value="0.0000000190278495016173" calcext:value-type="float">
            <text:p>0.000000019</text:p>
          </table:table-cell>
          <table:table-cell office:value-type="float" office:value="5.94557944425258" calcext:value-type="float">
            <text:p>5.9455794443</text:p>
          </table:table-cell>
          <table:table-cell office:value-type="float" office:value="0.0000000388447903421425" calcext:value-type="float">
            <text:p>3.88447903421425E-08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69401473632605" calcext:value-type="float">
            <text:p>-0.6940147363</text:p>
          </table:table-cell>
          <table:table-cell office:value-type="float" office:value="6.13641802949924E-032" calcext:value-type="float">
            <text:p>6.13641802949924E-32</text:p>
          </table:table-cell>
          <table:table-cell office:value-type="float" office:value="-0.758692978701559" calcext:value-type="float">
            <text:p>-0.7586929787</text:p>
          </table:table-cell>
          <table:table-cell office:value-type="float" office:value="3.85839233826547E-041" calcext:value-type="float">
            <text:p>3.85839233826547E-41</text:p>
          </table:table-cell>
          <table:table-cell office:value-type="float" office:value="0.694457380337984" calcext:value-type="float">
            <text:p>0.6944573803</text:p>
          </table:table-cell>
          <table:table-cell office:value-type="float" office:value="5.41108898025186E-032" calcext:value-type="float">
            <text:p>5.41108898025186E-32</text:p>
          </table:table-cell>
          <table:table-cell office:value-type="float" office:value="1.93278860543175" calcext:value-type="float">
            <text:p>1.9327886054</text:p>
          </table:table-cell>
          <table:table-cell office:value-type="float" office:value="0.0546071624469605" calcext:value-type="float">
            <text:p>0.0546071624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409046792754663" calcext:value-type="float">
            <text:p>-0.4090467928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1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52952920866418" calcext:value-type="float">
            <text:p>-0.4529529209</text:p>
          </table:table-cell>
          <table:table-cell office:value-type="float" office:value="0.000000113364827541238" calcext:value-type="float">
            <text:p>1.13364827541238E-07</text:p>
          </table:table-cell>
          <table:table-cell office:value-type="float" office:value="-0.695340736268376" calcext:value-type="float">
            <text:p>-0.6953407363</text:p>
          </table:table-cell>
          <table:table-cell office:value-type="float" office:value="2.31292018813603E-019" calcext:value-type="float">
            <text:p>2.31292018813603E-19</text:p>
          </table:table-cell>
          <table:table-cell office:value-type="float" office:value="0.35733187244865" calcext:value-type="float">
            <text:p>0.3573318724</text:p>
          </table:table-cell>
          <table:table-cell office:value-type="float" office:value="0.0000429775487530708" calcext:value-type="float">
            <text:p>4.29775487530708E-05</text:p>
          </table:table-cell>
          <table:table-cell office:value-type="float" office:value="3.28136619016883" calcext:value-type="float">
            <text:p>3.2813661902</text:p>
          </table:table-cell>
          <table:table-cell office:value-type="float" office:value="0.00134732347593204" calcext:value-type="float">
            <text:p>0.0013473235</text:p>
          </table:table-cell>
          <table:table-cell office:value-type="float" office:value="-0.706798475860362" calcext:value-type="float">
            <text:p>-0.7067984759</text:p>
          </table:table-cell>
          <table:table-cell office:value-type="float" office:value="0.0010396161310687" calcext:value-type="float">
            <text:p>0.0010396161</text:p>
          </table:table-cell>
          <table:table-cell office:value-type="float" office:value="-0.499777018898373" calcext:value-type="float">
            <text:p>-0.4997770189</text:p>
          </table:table-cell>
          <table:table-cell office:value-type="float" office:value="1.47905275572019E-015" calcext:value-type="float">
            <text:p>1.47905275572019E-15</text:p>
          </table:table-cell>
          <table:table-cell office:value-type="float" office:value="-0.567470043640556" calcext:value-type="float">
            <text:p>-0.5674700436</text:p>
          </table:table-cell>
          <table:table-cell office:value-type="float" office:value="1.71891512592264E-020" calcext:value-type="float">
            <text:p>1.71891512592264E-20</text:p>
          </table:table-cell>
          <table:table-cell office:value-type="float" office:value="0.398425244060646" calcext:value-type="float">
            <text:p>0.3984252441</text:p>
          </table:table-cell>
          <table:table-cell office:value-type="float" office:value="0.000000000609955386576807" calcext:value-type="float">
            <text:p>6.09955386576807E-10</text:p>
          </table:table-cell>
          <table:table-cell office:value-type="float" office:value="1.16006341249449" calcext:value-type="float">
            <text:p>1.1600634125</text:p>
          </table:table-cell>
          <table:table-cell office:value-type="float" office:value="0.247274682661601" calcext:value-type="float">
            <text:p>0.2472746827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99827520490194" calcext:value-type="float">
            <text:p>-0.3998275205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649005674542009" calcext:value-type="float">
            <text:p>-0.6490056745</text:p>
          </table:table-cell>
          <table:table-cell office:value-type="float" office:value="0.00000000000198398968820646" calcext:value-type="float">
            <text:p>1.98398968820646E-12</text:p>
          </table:table-cell>
          <table:table-cell office:value-type="float" office:value="-0.745846205960448" calcext:value-type="float">
            <text:p>-0.745846206</text:p>
          </table:table-cell>
          <table:table-cell office:value-type="float" office:value="9.72958830296774E-018" calcext:value-type="float">
            <text:p>9.72958830296774E-18</text:p>
          </table:table-cell>
          <table:table-cell office:value-type="float" office:value="0.811185019403911" calcext:value-type="float">
            <text:p>0.8111850194</text:p>
          </table:table-cell>
          <table:table-cell office:value-type="float" office:value="6.40734635936113E-023" calcext:value-type="float">
            <text:p>6.40734635936113E-23</text:p>
          </table:table-cell>
          <table:table-cell office:value-type="float" office:value="2.24683606105481" calcext:value-type="float">
            <text:p>2.2468360611</text:p>
          </table:table-cell>
          <table:table-cell office:value-type="float" office:value="0.027096015530826" calcext:value-type="float">
            <text:p>0.0270960155</text:p>
          </table:table-cell>
          <table:table-cell office:value-type="float" office:value="-0.728728347063487" calcext:value-type="float">
            <text:p>-0.7287283471</text:p>
          </table:table-cell>
          <table:table-cell office:value-type="float" office:value="0.000268118760275177" calcext:value-type="float">
            <text:p>0.0002681188</text:p>
          </table:table-cell>
          <table:table-cell office:value-type="float" office:value="-0.570739168061119" calcext:value-type="float">
            <text:p>-0.5707391681</text:p>
          </table:table-cell>
          <table:table-cell office:value-type="float" office:value="0.0000000000000109379580180605" calcext:value-type="float">
            <text:p>1.09379580180605E-14</text:p>
          </table:table-cell>
          <table:table-cell office:value-type="float" office:value="-0.783967308685157" calcext:value-type="float">
            <text:p>-0.7839673087</text:p>
          </table:table-cell>
          <table:table-cell office:value-type="float" office:value="2.77420774296778E-033" calcext:value-type="float">
            <text:p>2.77420774296778E-33</text:p>
          </table:table-cell>
          <table:table-cell office:value-type="float" office:value="0.659917487126024" calcext:value-type="float">
            <text:p>0.6599174871</text:p>
          </table:table-cell>
          <table:table-cell office:value-type="float" office:value="1.30080592256815E-020" calcext:value-type="float">
            <text:p>1.30080592256815E-20</text:p>
          </table:table-cell>
          <table:table-cell office:value-type="float" office:value="5.04790997244066" calcext:value-type="float">
            <text:p>5.0479099724</text:p>
          </table:table-cell>
          <table:table-cell office:value-type="float" office:value="0.00000126912873858614" calcext:value-type="float">
            <text:p>1.26912873858614E-06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0557069497969" calcext:value-type="float">
            <text:p>-0.3305570695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5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788798687951488" calcext:value-type="float">
            <text:p>-0.788798688</text:p>
          </table:table-cell>
          <table:table-cell office:value-type="float" office:value="0.00000000000624384495260773" calcext:value-type="float">
            <text:p>6.24384495260773E-12</text:p>
          </table:table-cell>
          <table:table-cell office:value-type="float" office:value="-0.893724986977583" calcext:value-type="float">
            <text:p>-0.893724987</text:p>
          </table:table-cell>
          <table:table-cell office:value-type="float" office:value="1.10440784300623E-018" calcext:value-type="float">
            <text:p>1.10440784300623E-18</text:p>
          </table:table-cell>
          <table:table-cell office:value-type="float" office:value="0.846296183740342" calcext:value-type="float">
            <text:p>0.8462961837</text:p>
          </table:table-cell>
          <table:table-cell office:value-type="float" office:value="5.27166666509573E-015" calcext:value-type="float">
            <text:p>5.27166666509573E-15</text:p>
          </table:table-cell>
          <table:table-cell office:value-type="float" office:value="2.9180076222052" calcext:value-type="float">
            <text:p>2.9180076222</text:p>
          </table:table-cell>
          <table:table-cell office:value-type="float" office:value="0.00534651737375054" calcext:value-type="float">
            <text:p>0.0053465174</text:p>
          </table:table-cell>
          <table:table-cell office:value-type="float" office:value="-0.687940891626782" calcext:value-type="float">
            <text:p>-0.6879408916</text:p>
          </table:table-cell>
          <table:table-cell office:value-type="float" office:value="0.0000521852169365304" calcext:value-type="float">
            <text:p>5.21852169365304E-05</text:p>
          </table:table-cell>
          <table:table-cell office:value-type="float" office:value="-0.768352167450434" calcext:value-type="float">
            <text:p>-0.7683521675</text:p>
          </table:table-cell>
          <table:table-cell office:value-type="float" office:value="2.38549275706646E-018" calcext:value-type="float">
            <text:p>2.38549275706646E-18</text:p>
          </table:table-cell>
          <table:table-cell office:value-type="float" office:value="-0.802127689778768" calcext:value-type="float">
            <text:p>-0.8021276898</text:p>
          </table:table-cell>
          <table:table-cell office:value-type="float" office:value="5.88607151590234E-021" calcext:value-type="float">
            <text:p>5.88607151590234E-21</text:p>
          </table:table-cell>
          <table:table-cell office:value-type="float" office:value="0.941510258635728" calcext:value-type="float">
            <text:p>0.9415102586</text:p>
          </table:table-cell>
          <table:table-cell office:value-type="float" office:value="2.15480075926952E-042" calcext:value-type="float">
            <text:p>2.15480075926952E-42</text:p>
          </table:table-cell>
          <table:table-cell office:value-type="float" office:value="1.5267749012154" calcext:value-type="float">
            <text:p>1.5267749012</text:p>
          </table:table-cell>
          <table:table-cell office:value-type="float" office:value="0.130529647680155" calcext:value-type="float">
            <text:p>0.1305296477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80292300636439" calcext:value-type="float">
            <text:p>-0.3802923006</text:p>
          </table:table-cell>
          <table:table-cell office:value-type="float" office:value="0" calcext:value-type="float">
            <text:p>0</text:p>
          </table:table-cell>
          <table:table-cell office:value-type="float" office:value="-0.80592171078931" calcext:value-type="float">
            <text:p>-0.8059217108</text:p>
          </table:table-cell>
          <table:table-cell office:value-type="float" office:value="0.0000938654986065278" calcext:value-type="float">
            <text:p>9.38654986065278E-05</text:p>
          </table:table-cell>
          <table:table-cell office:value-type="float" office:value="-0.456831292002835" calcext:value-type="float">
            <text:p>-0.456831292</text:p>
          </table:table-cell>
          <table:table-cell office:value-type="float" office:value="0.0000428945329872259" calcext:value-type="float">
            <text:p>4.28945329872259E-05</text:p>
          </table:table-cell>
          <table:table-cell office:value-type="float" office:value="-0.674634212358604" calcext:value-type="float">
            <text:p>-0.6746342124</text:p>
          </table:table-cell>
          <table:table-cell office:value-type="float" office:value="0.0000000000438969509043336" calcext:value-type="float">
            <text:p>4.38969509043336E-11</text:p>
          </table:table-cell>
          <table:table-cell office:value-type="float" office:value="0.406928838951311" calcext:value-type="float">
            <text:p>0.406928839</text:p>
          </table:table-cell>
          <table:table-cell office:value-type="float" office:value="0.000320700554567299" calcext:value-type="float">
            <text:p>0.0003207006</text:p>
          </table:table-cell>
          <table:table-cell office:value-type="float" office:value="2.28478416434129" calcext:value-type="float">
            <text:p>2.2847841643</text:p>
          </table:table-cell>
          <table:table-cell office:value-type="float" office:value="0.0253164441736764" calcext:value-type="float">
            <text:p>0.0253164442</text:p>
          </table:table-cell>
          <table:table-cell office:value-type="float" office:value="-0.649749183710445" calcext:value-type="float">
            <text:p>-0.6497491837</text:p>
          </table:table-cell>
          <table:table-cell office:value-type="float" office:value="0.00106478094873059" calcext:value-type="float">
            <text:p>0.0010647809</text:p>
          </table:table-cell>
          <table:table-cell office:value-type="float" office:value="-0.475804491598683" calcext:value-type="float">
            <text:p>-0.4758044916</text:p>
          </table:table-cell>
          <table:table-cell office:value-type="float" office:value="0.0000000105856164785802" calcext:value-type="float">
            <text:p>1.05856164785802E-08</text:p>
          </table:table-cell>
          <table:table-cell office:value-type="float" office:value="-0.820188864447002" calcext:value-type="float">
            <text:p>-0.8201888644</text:p>
          </table:table-cell>
          <table:table-cell office:value-type="float" office:value="7.72105534961507E-033" calcext:value-type="float">
            <text:p>7.72105534961507E-33</text:p>
          </table:table-cell>
          <table:table-cell office:value-type="float" office:value="0.428524961885161" calcext:value-type="float">
            <text:p>0.4285249619</text:p>
          </table:table-cell>
          <table:table-cell office:value-type="float" office:value="0.000000365077961047044" calcext:value-type="float">
            <text:p>3.65077961047044E-07</text:p>
          </table:table-cell>
          <table:table-cell office:value-type="float" office:value="6.08759739680736" calcext:value-type="float">
            <text:p>6.0875973968</text:p>
          </table:table-cell>
          <table:table-cell office:value-type="float" office:value="0.0000000126017214029249" calcext:value-type="float">
            <text:p>1.26017214029249E-08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6249694575085" calcext:value-type="float">
            <text:p>-0.3862496946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84073482747153" calcext:value-type="float">
            <text:p>-0.3840734827</text:p>
          </table:table-cell>
          <table:table-cell office:value-type="float" office:value="0.0000175831626034413" calcext:value-type="float">
            <text:p>1.75831626034413E-05</text:p>
          </table:table-cell>
          <table:table-cell office:value-type="float" office:value="-0.667633653514661" calcext:value-type="float">
            <text:p>-0.6676336535</text:p>
          </table:table-cell>
          <table:table-cell office:value-type="float" office:value="1.49761143992172E-016" calcext:value-type="float">
            <text:p>1.49761143992172E-16</text:p>
          </table:table-cell>
          <table:table-cell office:value-type="float" office:value="0.303033537350369" calcext:value-type="float">
            <text:p>0.3030335374</text:p>
          </table:table-cell>
          <table:table-cell office:value-type="float" office:value="0.000851355406989625" calcext:value-type="float">
            <text:p>0.0008513554</text:p>
          </table:table-cell>
          <table:table-cell office:value-type="float" office:value="3.41577029252531" calcext:value-type="float">
            <text:p>3.4157702925</text:p>
          </table:table-cell>
          <table:table-cell office:value-type="float" office:value="0.000879721884177927" calcext:value-type="float">
            <text:p>0.0008797219</text:p>
          </table:table-cell>
          <table:table-cell office:value-type="float" office:value="-0.684297662454749" calcext:value-type="float">
            <text:p>-0.6842976625</text:p>
          </table:table-cell>
          <table:table-cell office:value-type="float" office:value="0.000316808423165781" calcext:value-type="float">
            <text:p>0.0003168084</text:p>
          </table:table-cell>
          <table:table-cell office:value-type="float" office:value="-0.433936409188346" calcext:value-type="float">
            <text:p>-0.4339364092</text:p>
          </table:table-cell>
          <table:table-cell office:value-type="float" office:value="0.0000000000722451602388714" calcext:value-type="float">
            <text:p>7.22451602388714E-11</text:p>
          </table:table-cell>
          <table:table-cell office:value-type="float" office:value="-0.534196876857099" calcext:value-type="float">
            <text:p>-0.5341968769</text:p>
          </table:table-cell>
          <table:table-cell office:value-type="float" office:value="1.34982626175058E-016" calcext:value-type="float">
            <text:p>1.34982626175058E-16</text:p>
          </table:table-cell>
          <table:table-cell office:value-type="float" office:value="0.342079145351157" calcext:value-type="float">
            <text:p>0.3420791454</text:p>
          </table:table-cell>
          <table:table-cell office:value-type="float" office:value="0.000000484032400911085" calcext:value-type="float">
            <text:p>0.000000484</text:p>
          </table:table-cell>
          <table:table-cell office:value-type="float" office:value="1.50950084097328" calcext:value-type="float">
            <text:p>1.509500841</text:p>
          </table:table-cell>
          <table:table-cell office:value-type="float" office:value="0.132725724658066" calcext:value-type="float">
            <text:p>0.1327257247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55026441003128" calcext:value-type="float">
            <text:p>-0.355026441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06109761850183" calcext:value-type="float">
            <text:p>-0.4061097619</text:p>
          </table:table-cell>
          <table:table-cell office:value-type="float" office:value="0.000126670331266821" calcext:value-type="float">
            <text:p>0.0001266703</text:p>
          </table:table-cell>
          <table:table-cell office:value-type="float" office:value="-0.867437776520254" calcext:value-type="float">
            <text:p>-0.8674377765</text:p>
          </table:table-cell>
          <table:table-cell office:value-type="float" office:value="1.39344047895937E-026" calcext:value-type="float">
            <text:p>1.39344047895937E-26</text:p>
          </table:table-cell>
          <table:table-cell office:value-type="float" office:value="0.482519057584133" calcext:value-type="float">
            <text:p>0.4825190576</text:p>
          </table:table-cell>
          <table:table-cell office:value-type="float" office:value="0.00000335138044410267" calcext:value-type="float">
            <text:p>3.35138044410267E-06</text:p>
          </table:table-cell>
          <table:table-cell office:value-type="float" office:value="7.67059819157556" calcext:value-type="float">
            <text:p>7.6705981916</text:p>
          </table:table-cell>
          <table:table-cell office:value-type="float" office:value="0.0000000000333595438318038" calcext:value-type="float">
            <text:p>3.33595438318038E-11</text:p>
          </table:table-cell>
          <table:table-cell office:value-type="float" office:value="-0.695870453728551" calcext:value-type="float">
            <text:p>-0.6958704537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2722099294554" calcext:value-type="float">
            <text:p>-0.6827220993</text:p>
          </table:table-cell>
          <table:table-cell office:value-type="float" office:value="8.16724991737755E-021" calcext:value-type="float">
            <text:p>8.16724991737755E-21</text:p>
          </table:table-cell>
          <table:table-cell office:value-type="float" office:value="-0.740680752873916" calcext:value-type="float">
            <text:p>-0.7406807529</text:p>
          </table:table-cell>
          <table:table-cell office:value-type="float" office:value="5.95332317633956E-026" calcext:value-type="float">
            <text:p>5.95332317633956E-26</text:p>
          </table:table-cell>
          <table:table-cell office:value-type="float" office:value="0.573511653662384" calcext:value-type="float">
            <text:p>0.5735116537</text:p>
          </table:table-cell>
          <table:table-cell office:value-type="float" office:value="0.0000000000000866810326125103" calcext:value-type="float">
            <text:p>8.66810326125103E-14</text:p>
          </table:table-cell>
          <table:table-cell office:value-type="float" office:value="1.1984746687227" calcext:value-type="float">
            <text:p>1.1984746687</text:p>
          </table:table-cell>
          <table:table-cell office:value-type="float" office:value="0.232771632686665" calcext:value-type="float">
            <text:p>0.2327716327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408940574081932" calcext:value-type="float">
            <text:p>-0.4089405741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559390231833659" calcext:value-type="float">
            <text:p>-0.5593902318</text:p>
          </table:table-cell>
          <table:table-cell office:value-type="float" office:value="0.000000000554695022040293" calcext:value-type="float">
            <text:p>5.54695022040293E-10</text:p>
          </table:table-cell>
          <table:table-cell office:value-type="float" office:value="-0.852387109874116" calcext:value-type="float">
            <text:p>-0.8523871099</text:p>
          </table:table-cell>
          <table:table-cell office:value-type="float" office:value="9.12794510882576E-031" calcext:value-type="float">
            <text:p>9.12794510882576E-31</text:p>
          </table:table-cell>
          <table:table-cell office:value-type="float" office:value="0.522008198981471" calcext:value-type="float">
            <text:p>0.522008199</text:p>
          </table:table-cell>
          <table:table-cell office:value-type="float" office:value="0.0000000112458091076047" calcext:value-type="float">
            <text:p>1.12458091076047E-08</text:p>
          </table:table-cell>
          <table:table-cell office:value-type="float" office:value="5.59964548332179" calcext:value-type="float">
            <text:p>5.5996454833</text:p>
          </table:table-cell>
          <table:table-cell office:value-type="float" office:value="0.000000182478136336378" calcext:value-type="float">
            <text:p>1.82478136336378E-07</text:p>
          </table:table-cell>
          <table:table-cell office:value-type="float" office:value="-0.703841229280759" calcext:value-type="float">
            <text:p>-0.7038412293</text:p>
          </table:table-cell>
          <table:table-cell office:value-type="float" office:value="0.000770871180497511" calcext:value-type="float">
            <text:p>0.0007708712</text:p>
          </table:table-cell>
          <table:table-cell office:value-type="float" office:value="-0.615565165550393" calcext:value-type="float">
            <text:p>-0.6155651656</text:p>
          </table:table-cell>
          <table:table-cell office:value-type="float" office:value="3.03297878256595E-022" calcext:value-type="float">
            <text:p>3.03297878256595E-22</text:p>
          </table:table-cell>
          <table:table-cell office:value-type="float" office:value="-0.726551067578095" calcext:value-type="float">
            <text:p>-0.7265510676</text:p>
          </table:table-cell>
          <table:table-cell office:value-type="float" office:value="4.18198279571586E-034" calcext:value-type="float">
            <text:p>4.18198279571586E-34</text:p>
          </table:table-cell>
          <table:table-cell office:value-type="float" office:value="0.590635051932531" calcext:value-type="float">
            <text:p>0.5906350519</text:p>
          </table:table-cell>
          <table:table-cell office:value-type="float" office:value="3.40576898950824E-020" calcext:value-type="float">
            <text:p>3.40576898950824E-20</text:p>
          </table:table-cell>
          <table:table-cell office:value-type="float" office:value="2.58886207068358" calcext:value-type="float">
            <text:p>2.5888620707</text:p>
          </table:table-cell>
          <table:table-cell office:value-type="float" office:value="0.0103475664138082" calcext:value-type="float">
            <text:p>0.0103475664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69942883413024" calcext:value-type="float">
            <text:p>-0.3699428834</text:p>
          </table:table-cell>
          <table:table-cell office:value-type="float" office:value="0" calcext:value-type="float">
            <text:p>0</text:p>
          </table:table-cell>
          <table:table-cell office:value-type="float" office:value="-0.874100069744603" calcext:value-type="float">
            <text:p>-0.8741000697</text:p>
          </table:table-cell>
          <table:table-cell office:value-type="float" office:value="0.000000473794315991535" calcext:value-type="float">
            <text:p>4.73794315991535E-07</text:p>
          </table:table-cell>
          <table:table-cell office:value-type="float" office:value="-0.778511093964038" calcext:value-type="float">
            <text:p>-0.778511094</text:p>
          </table:table-cell>
          <table:table-cell office:value-type="float" office:value="0.0000000000000142818054157414" calcext:value-type="float">
            <text:p>1.42818054157414E-14</text:p>
          </table:table-cell>
          <table:table-cell office:value-type="float" office:value="-0.871989908538889" calcext:value-type="float">
            <text:p>-0.8719899085</text:p>
          </table:table-cell>
          <table:table-cell office:value-type="float" office:value="1.58532590558824E-021" calcext:value-type="float">
            <text:p>1.58532590558824E-21</text:p>
          </table:table-cell>
          <table:table-cell office:value-type="float" office:value="0.845865299476717" calcext:value-type="float">
            <text:p>0.8458652995</text:p>
          </table:table-cell>
          <table:table-cell office:value-type="float" office:value="3.96722269407224E-019" calcext:value-type="float">
            <text:p>3.96722269407224E-19</text:p>
          </table:table-cell>
          <table:table-cell office:value-type="float" office:value="2.73926882853065" calcext:value-type="float">
            <text:p>2.7392688285</text:p>
          </table:table-cell>
          <table:table-cell office:value-type="float" office:value="0.00799849024285291" calcext:value-type="float">
            <text:p>0.0079984902</text:p>
          </table:table-cell>
          <table:table-cell office:value-type="float" office:value="-0.737566469912634" calcext:value-type="float">
            <text:p>-0.7375664699</text:p>
          </table:table-cell>
          <table:table-cell office:value-type="float" office:value="0.0000896380684782661" calcext:value-type="float">
            <text:p>8.96380684782661E-05</text:p>
          </table:table-cell>
          <table:table-cell office:value-type="float" office:value="-0.78182200413365" calcext:value-type="float">
            <text:p>-0.7818220041</text:p>
          </table:table-cell>
          <table:table-cell office:value-type="float" office:value="4.20697967296621E-024" calcext:value-type="float">
            <text:p>4.20697967296621E-24</text:p>
          </table:table-cell>
          <table:table-cell office:value-type="float" office:value="-0.781431567857458" calcext:value-type="float">
            <text:p>-0.7814315679</text:p>
          </table:table-cell>
          <table:table-cell office:value-type="float" office:value="4.58471973376095E-024" calcext:value-type="float">
            <text:p>4.58471973376095E-24</text:p>
          </table:table-cell>
          <table:table-cell office:value-type="float" office:value="0.882813247295981" calcext:value-type="float">
            <text:p>0.8828132473</text:p>
          </table:table-cell>
          <table:table-cell office:value-type="float" office:value="1.46600437077408E-037" calcext:value-type="float">
            <text:p>1.46600437077408E-37</text:p>
          </table:table-cell>
          <table:table-cell office:value-type="float" office:value="-0.0141021169524511" calcext:value-type="float">
            <text:p>-0.014102117</text:p>
          </table:table-cell>
          <table:table-cell office:value-type="float" office:value="0.988774529604395" calcext:value-type="float">
            <text:p>0.9887745296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510855489693586" calcext:value-type="float">
            <text:p>-0.5108554897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13034223935444" calcext:value-type="float">
            <text:p>-0.4130342239</text:p>
          </table:table-cell>
          <table:table-cell office:value-type="float" office:value="0.0000318552032303209" calcext:value-type="float">
            <text:p>3.18552032303209E-05</text:p>
          </table:table-cell>
          <table:table-cell office:value-type="float" office:value="-0.916560812781273" calcext:value-type="float">
            <text:p>-0.9165608128</text:p>
          </table:table-cell>
          <table:table-cell office:value-type="float" office:value="8.60028738745696E-039" calcext:value-type="float">
            <text:p>8.60028738745696E-39</text:p>
          </table:table-cell>
          <table:table-cell office:value-type="float" office:value="0.362831104559967" calcext:value-type="float">
            <text:p>0.3628311046</text:p>
          </table:table-cell>
          <table:table-cell office:value-type="float" office:value="0.000301995418597448" calcext:value-type="float">
            <text:p>0.0003019954</text:p>
          </table:table-cell>
          <table:table-cell office:value-type="float" office:value="9.1866745705915" calcext:value-type="float">
            <text:p>9.1866745706</text:p>
          </table:table-cell>
          <table:table-cell office:value-type="float" office:value="0.0000000000000117468722565765" calcext:value-type="float">
            <text:p>1.17468722565765E-14</text:p>
          </table:table-cell>
          <table:table-cell office:value-type="float" office:value="-0.672369792629058" calcext:value-type="float">
            <text:p>-0.6723697926</text:p>
          </table:table-cell>
          <table:table-cell office:value-type="float" office:value="0.000231677077264105" calcext:value-type="float">
            <text:p>0.0002316771</text:p>
          </table:table-cell>
          <table:table-cell office:value-type="float" office:value="-0.619919291335924" calcext:value-type="float">
            <text:p>-0.6199192913</text:p>
          </table:table-cell>
          <table:table-cell office:value-type="float" office:value="2.47555315409951E-016" calcext:value-type="float">
            <text:p>2.47555315409951E-16</text:p>
          </table:table-cell>
          <table:table-cell office:value-type="float" office:value="-0.863930572540328" calcext:value-type="float">
            <text:p>-0.8639305725</text:p>
          </table:table-cell>
          <table:table-cell office:value-type="float" office:value="3.04338787822075E-043" calcext:value-type="float">
            <text:p>3.04338787822075E-43</text:p>
          </table:table-cell>
          <table:table-cell office:value-type="float" office:value="0.556896239851947" calcext:value-type="float">
            <text:p>0.5568962399</text:p>
          </table:table-cell>
          <table:table-cell office:value-type="float" office:value="0.000000000000743786337063864" calcext:value-type="float">
            <text:p>7.43786337063864E-13</text:p>
          </table:table-cell>
          <table:table-cell office:value-type="float" office:value="5.97268353455203" calcext:value-type="float">
            <text:p>5.9726835346</text:p>
          </table:table-cell>
          <table:table-cell office:value-type="float" office:value="0.0000000187832370169501" calcext:value-type="float">
            <text:p>1.87832370169501E-08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1803573690279" calcext:value-type="float">
            <text:p>-0.3518035737</text:p>
          </table:table-cell>
          <table:table-cell office:value-type="float" office:value="0" calcext:value-type="float">
            <text:p>0</text:p>
          </table:table-cell>
          <table:table-cell office:value-type="float" office:value="-0.770725044368674" calcext:value-type="float">
            <text:p>-0.7707250444</text:p>
          </table:table-cell>
          <table:table-cell office:value-type="float" office:value="0.00000255658709991777" calcext:value-type="float">
            <text:p>2.55658709991777E-06</text:p>
          </table:table-cell>
          <table:table-cell office:value-type="float" office:value="-0.514450429393808" calcext:value-type="float">
            <text:p>-0.5144504294</text:p>
          </table:table-cell>
          <table:table-cell office:value-type="float" office:value="0.000683622609620242" calcext:value-type="float">
            <text:p>0.0006836226</text:p>
          </table:table-cell>
          <table:table-cell office:value-type="float" office:value="-0.878443142464795" calcext:value-type="float">
            <text:p>-0.8784431425</text:p>
          </table:table-cell>
          <table:table-cell office:value-type="float" office:value="0.0000000000000944696082312578" calcext:value-type="float">
            <text:p>9.44696082312578E-14</text:p>
          </table:table-cell>
          <table:table-cell office:value-type="float" office:value="0.540470487611798" calcext:value-type="float">
            <text:p>0.5404704876</text:p>
          </table:table-cell>
          <table:table-cell office:value-type="float" office:value="0.000318043287669356" calcext:value-type="float">
            <text:p>0.0003180433</text:p>
          </table:table-cell>
          <table:table-cell office:value-type="float" office:value="4.54992251961519" calcext:value-type="float">
            <text:p>4.5499225196</text:p>
          </table:table-cell>
          <table:table-cell office:value-type="float" office:value="0.0000561210294693001" calcext:value-type="float">
            <text:p>0.000056121</text:p>
          </table:table-cell>
          <table:table-cell office:value-type="float" office:value="-0.660988455236305" calcext:value-type="float">
            <text:p>-0.6609884552</text:p>
          </table:table-cell>
          <table:table-cell office:value-type="float" office:value="0.0000282447586289358" calcext:value-type="float">
            <text:p>2.82447586289358E-05</text:p>
          </table:table-cell>
          <table:table-cell office:value-type="float" office:value="-0.776326200265746" calcext:value-type="float">
            <text:p>-0.7763262003</text:p>
          </table:table-cell>
          <table:table-cell office:value-type="float" office:value="0.000000000000197069129533277" calcext:value-type="float">
            <text:p>1.97069129533277E-13</text:p>
          </table:table-cell>
          <table:table-cell office:value-type="float" office:value="-0.863141649183976" calcext:value-type="float">
            <text:p>-0.8631416492</text:p>
          </table:table-cell>
          <table:table-cell office:value-type="float" office:value="3.70206362023649E-019" calcext:value-type="float">
            <text:p>3.70206362023649E-19</text:p>
          </table:table-cell>
          <table:table-cell office:value-type="float" office:value="0.761847124445555" calcext:value-type="float">
            <text:p>0.7618471244</text:p>
          </table:table-cell>
          <table:table-cell office:value-type="float" office:value="0.00000000000100255449061722" calcext:value-type="float">
            <text:p>1.00255449061722E-12</text:p>
          </table:table-cell>
          <table:table-cell office:value-type="float" office:value="1.9896501146554" calcext:value-type="float">
            <text:p>1.9896501147</text:p>
          </table:table-cell>
          <table:table-cell office:value-type="float" office:value="0.0513515227040924" calcext:value-type="float">
            <text:p>0.0513515227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95428745842077" calcext:value-type="float">
            <text:p>-0.3954287458</text:p>
          </table:table-cell>
          <table:table-cell office:value-type="float" office:value="0" calcext:value-type="float">
            <text:p>0</text:p>
          </table:table-cell>
          <table:table-cell office:value-type="float" office:value="-0.872376736114988" calcext:value-type="float">
            <text:p>-0.8723767361</text:p>
          </table:table-cell>
          <table:table-cell office:value-type="float" office:value="0.000000253471052427414" calcext:value-type="float">
            <text:p>2.53471052427414E-07</text:p>
          </table:table-cell>
          <table:table-cell office:value-type="float" office:value="-0.643932867583263" calcext:value-type="float">
            <text:p>-0.6439328676</text:p>
          </table:table-cell>
          <table:table-cell office:value-type="float" office:value="0.0000000000000323918774717315" calcext:value-type="float">
            <text:p>3.23918774717315E-14</text:p>
          </table:table-cell>
          <table:table-cell office:value-type="float" office:value="-0.786835127223044" calcext:value-type="float">
            <text:p>-0.7868351272</text:p>
          </table:table-cell>
          <table:table-cell office:value-type="float" office:value="2.23433907662314E-024" calcext:value-type="float">
            <text:p>2.23433907662314E-24</text:p>
          </table:table-cell>
          <table:table-cell office:value-type="float" office:value="0.649196532342219" calcext:value-type="float">
            <text:p>0.6491965323</text:p>
          </table:table-cell>
          <table:table-cell office:value-type="float" office:value="0.0000000000000170900409878922" calcext:value-type="float">
            <text:p>1.70900409878922E-14</text:p>
          </table:table-cell>
          <table:table-cell office:value-type="float" office:value="2.90515294026055" calcext:value-type="float">
            <text:p>2.9051529403</text:p>
          </table:table-cell>
          <table:table-cell office:value-type="float" office:value="0.00446097142573404" calcext:value-type="float">
            <text:p>0.0044609714</text:p>
          </table:table-cell>
          <table:table-cell office:value-type="float" office:value="-0.742429228850983" calcext:value-type="float">
            <text:p>-0.7424292289</text:p>
          </table:table-cell>
          <table:table-cell office:value-type="float" office:value="0.0000498029439848146" calcext:value-type="float">
            <text:p>4.98029439848146E-05</text:p>
          </table:table-cell>
          <table:table-cell office:value-type="float" office:value="-0.749834668677866" calcext:value-type="float">
            <text:p>-0.7498346687</text:p>
          </table:table-cell>
          <table:table-cell office:value-type="float" office:value="3.57384631693648E-039" calcext:value-type="float">
            <text:p>3.57384631693648E-39</text:p>
          </table:table-cell>
          <table:table-cell office:value-type="float" office:value="-0.749803918030114" calcext:value-type="float">
            <text:p>-0.749803918</text:p>
          </table:table-cell>
          <table:table-cell office:value-type="float" office:value="3.61336010967047E-039" calcext:value-type="float">
            <text:p>3.61336010967047E-39</text:p>
          </table:table-cell>
          <table:table-cell office:value-type="float" office:value="0.785686043586101" calcext:value-type="float">
            <text:p>0.7856860436</text:p>
          </table:table-cell>
          <table:table-cell office:value-type="float" office:value="2.90296992156011E-045" calcext:value-type="float">
            <text:p>2.90296992156011E-45</text:p>
          </table:table-cell>
          <table:table-cell office:value-type="float" office:value="-0.00109993388785183" calcext:value-type="float">
            <text:p>-0.0010999339</text:p>
          </table:table-cell>
          <table:table-cell office:value-type="float" office:value="0.99912343919453" calcext:value-type="float">
            <text:p>0.9991234392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04234898907682" calcext:value-type="float">
            <text:p>-0.3042348989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73843312688974" calcext:value-type="float">
            <text:p>-0.6738433127</text:p>
          </table:table-cell>
          <table:table-cell office:value-type="float" office:value="0.000000534508727715904" calcext:value-type="float">
            <text:p>5.34508727715904E-07</text:p>
          </table:table-cell>
          <table:table-cell office:value-type="float" office:value="-0.621970755484447" calcext:value-type="float">
            <text:p>-0.6219707555</text:p>
          </table:table-cell>
          <table:table-cell office:value-type="float" office:value="0.00000658280544071367" calcext:value-type="float">
            <text:p>6.58280544071367E-06</text:p>
          </table:table-cell>
          <table:table-cell office:value-type="float" office:value="0.238498930765598" calcext:value-type="float">
            <text:p>0.2384989308</text:p>
          </table:table-cell>
          <table:table-cell office:value-type="float" office:value="0.118979118294316" calcext:value-type="float">
            <text:p>0.1189791183</text:p>
          </table:table-cell>
          <table:table-cell office:value-type="float" office:value="-0.418268369829051" calcext:value-type="float">
            <text:p>-0.4182683698</text:p>
          </table:table-cell>
          <table:table-cell office:value-type="float" office:value="0.677933708107786" calcext:value-type="float">
            <text:p>0.6779337081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729424881405232" calcext:value-type="float">
            <text:p>-0.7294248814</text:p>
          </table:table-cell>
          <table:table-cell office:value-type="float" office:value="0.0000000000835359615527579" calcext:value-type="float">
            <text:p>8.35359615527579E-11</text:p>
          </table:table-cell>
          <table:table-cell office:value-type="float" office:value="-0.512748659720844" calcext:value-type="float">
            <text:p>-0.5127486597</text:p>
          </table:table-cell>
          <table:table-cell office:value-type="float" office:value="0.0000386886497833048" calcext:value-type="float">
            <text:p>3.86886497833048E-05</text:p>
          </table:table-cell>
          <table:table-cell office:value-type="float" office:value="0.24376890580312" calcext:value-type="float">
            <text:p>0.2437689058</text:p>
          </table:table-cell>
          <table:table-cell office:value-type="float" office:value="0.0651830380220426" calcext:value-type="float">
            <text:p>0.065183038</text:p>
          </table:table-cell>
          <table:table-cell office:value-type="float" office:value="-1.98282804065229" calcext:value-type="float">
            <text:p>-1.9828280407</text:p>
          </table:table-cell>
          <table:table-cell office:value-type="float" office:value="0.0523898452689802" calcext:value-type="float">
            <text:p>0.0523898453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423182661234602" calcext:value-type="float">
            <text:p>-0.4231826612</text:p>
          </table:table-cell>
          <table:table-cell office:value-type="float" office:value="0" calcext:value-type="float">
            <text:p>0</text:p>
          </table:table-cell>
          <table:table-cell office:value-type="float" office:value="-0.898341551894183" calcext:value-type="float">
            <text:p>-0.8983415519</text:p>
          </table:table-cell>
          <table:table-cell office:value-type="float" office:value="0.000000177203321586321" calcext:value-type="float">
            <text:p>1.77203321586321E-07</text:p>
          </table:table-cell>
          <table:table-cell office:value-type="float" office:value="-0.361669305825147" calcext:value-type="float">
            <text:p>-0.3616693058</text:p>
          </table:table-cell>
          <table:table-cell office:value-type="float" office:value="0.000234894356796737" calcext:value-type="float">
            <text:p>0.0002348944</text:p>
          </table:table-cell>
          <table:table-cell office:value-type="float" office:value="-0.823853250243094" calcext:value-type="float">
            <text:p>-0.8238532502</text:p>
          </table:table-cell>
          <table:table-cell office:value-type="float" office:value="1.18157640721227E-025" calcext:value-type="float">
            <text:p>1.18157640721227E-25</text:p>
          </table:table-cell>
          <table:table-cell office:value-type="float" office:value="0.405959876917527" calcext:value-type="float">
            <text:p>0.4059598769</text:p>
          </table:table-cell>
          <table:table-cell office:value-type="float" office:value="0.0000306014601417095" calcext:value-type="float">
            <text:p>3.06014601417095E-05</text:p>
          </table:table-cell>
          <table:table-cell office:value-type="float" office:value="6.89019131178003" calcext:value-type="float">
            <text:p>6.8901913118</text:p>
          </table:table-cell>
          <table:table-cell office:value-type="float" office:value="0.000000000582209701834676" calcext:value-type="float">
            <text:p>5.82209701834676E-10</text:p>
          </table:table-cell>
          <table:table-cell office:value-type="float" office:value="-0.730792476864461" calcext:value-type="float">
            <text:p>-0.7307924769</text:p>
          </table:table-cell>
          <table:table-cell office:value-type="float" office:value="0.0000223828580394676" calcext:value-type="float">
            <text:p>2.23828580394676E-05</text:p>
          </table:table-cell>
          <table:table-cell office:value-type="float" office:value="-0.694604180028163" calcext:value-type="float">
            <text:p>-0.69460418</text:p>
          </table:table-cell>
          <table:table-cell office:value-type="float" office:value="1.59612562252122E-025" calcext:value-type="float">
            <text:p>1.59612562252122E-25</text:p>
          </table:table-cell>
          <table:table-cell office:value-type="float" office:value="-0.816876529357188" calcext:value-type="float">
            <text:p>-0.8168765294</text:p>
          </table:table-cell>
          <table:table-cell office:value-type="float" office:value="1.62016114284861E-041" calcext:value-type="float">
            <text:p>1.62016114284861E-41</text:p>
          </table:table-cell>
          <table:table-cell office:value-type="float" office:value="0.666198126233863" calcext:value-type="float">
            <text:p>0.6661981262</text:p>
          </table:table-cell>
          <table:table-cell office:value-type="float" office:value="6.56637579475783E-023" calcext:value-type="float">
            <text:p>6.56637579475783E-23</text:p>
          </table:table-cell>
          <table:table-cell office:value-type="float" office:value="3.4474193880346" calcext:value-type="float">
            <text:p>3.447419388</text:p>
          </table:table-cell>
          <table:table-cell office:value-type="float" office:value="0.000718154847521984" calcext:value-type="float">
            <text:p>0.0007181548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99587874682199" calcext:value-type="float">
            <text:p>-0.3995878747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168594192380308" calcext:value-type="float">
            <text:p>-0.1685941924</text:p>
          </table:table-cell>
          <table:table-cell office:value-type="float" office:value="0.108161671995928" calcext:value-type="float">
            <text:p>0.108161672</text:p>
          </table:table-cell>
          <table:table-cell office:value-type="float" office:value="-0.887304452579596" calcext:value-type="float">
            <text:p>-0.8873044526</text:p>
          </table:table-cell>
          <table:table-cell office:value-type="float" office:value="5.28403910197807E-032" calcext:value-type="float">
            <text:p>5.28403910197807E-32</text:p>
          </table:table-cell>
          <table:table-cell office:value-type="float" office:value="0.25799780134086" calcext:value-type="float">
            <text:p>0.2579978013</text:p>
          </table:table-cell>
          <table:table-cell office:value-type="float" office:value="0.0130287449075159" calcext:value-type="float">
            <text:p>0.0130287449</text:p>
          </table:table-cell>
          <table:table-cell office:value-type="float" office:value="10.7424574868883" calcext:value-type="float">
            <text:p>10.7424574869</text:p>
          </table:table-cell>
          <table:table-cell office:value-type="float" office:value="9.50546352027595E-018" calcext:value-type="float">
            <text:p>9.50546352027595E-18</text:p>
          </table:table-cell>
          <table:table-cell office:value-type="float" office:value="-0.678418641981193" calcext:value-type="float">
            <text:p>-0.678418642</text:p>
          </table:table-cell>
          <table:table-cell office:value-type="float" office:value="0.000268629623674654" calcext:value-type="float">
            <text:p>0.0002686296</text:p>
          </table:table-cell>
          <table:table-cell office:value-type="float" office:value="-0.680531071021493" calcext:value-type="float">
            <text:p>-0.680531071</text:p>
          </table:table-cell>
          <table:table-cell office:value-type="float" office:value="5.78815703766859E-023" calcext:value-type="float">
            <text:p>5.78815703766859E-23</text:p>
          </table:table-cell>
          <table:table-cell office:value-type="float" office:value="-0.858566105251425" calcext:value-type="float">
            <text:p>-0.8585661053</text:p>
          </table:table-cell>
          <table:table-cell office:value-type="float" office:value="2.07720836117693E-047" calcext:value-type="float">
            <text:p>2.07720836117693E-47</text:p>
          </table:table-cell>
          <table:table-cell office:value-type="float" office:value="0.672985156247025" calcext:value-type="float">
            <text:p>0.6729851562</text:p>
          </table:table-cell>
          <table:table-cell office:value-type="float" office:value="2.56878871985548E-022" calcext:value-type="float">
            <text:p>2.56878871985548E-22</text:p>
          </table:table-cell>
          <table:table-cell office:value-type="float" office:value="5.36909715188631" calcext:value-type="float">
            <text:p>5.3690971519</text:p>
          </table:table-cell>
          <table:table-cell office:value-type="float" office:value="0.000000282067945318661" calcext:value-type="float">
            <text:p>2.82067945318661E-07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410439257676349" calcext:value-type="float">
            <text:p>-0.4104392577</text:p>
          </table:table-cell>
          <table:table-cell office:value-type="float" office:value="0" calcext:value-type="float">
            <text:p>0</text:p>
          </table:table-cell>
          <table:table-cell office:value-type="float" office:value="-0.863397096042456" calcext:value-type="float">
            <text:p>-0.863397096</text:p>
          </table:table-cell>
          <table:table-cell office:value-type="float" office:value="0.000616316072356631" calcext:value-type="float">
            <text:p>0.0006163161</text:p>
          </table:table-cell>
          <table:table-cell office:value-type="float" office:value="-0.44008499668914" calcext:value-type="float">
            <text:p>-0.4400849967</text:p>
          </table:table-cell>
          <table:table-cell office:value-type="float" office:value="0.000773394746514223" calcext:value-type="float">
            <text:p>0.0007733947</text:p>
          </table:table-cell>
          <table:table-cell office:value-type="float" office:value="-0.320332779643566" calcext:value-type="float">
            <text:p>-0.3203327796</text:p>
          </table:table-cell>
          <table:table-cell office:value-type="float" office:value="0.0171122462639236" calcext:value-type="float">
            <text:p>0.0171122463</text:p>
          </table:table-cell>
          <table:table-cell office:value-type="float" office:value="-0.342556229399783" calcext:value-type="float">
            <text:p>-0.3425562294</text:p>
          </table:table-cell>
          <table:table-cell office:value-type="float" office:value="0.0104646991706019" calcext:value-type="float">
            <text:p>0.0104646992</text:p>
          </table:table-cell>
          <table:table-cell office:value-type="float" office:value="-0.610260891789725" calcext:value-type="float">
            <text:p>-0.6102608918</text:p>
          </table:table-cell>
          <table:table-cell office:value-type="float" office:value="0.544346963066819" calcext:value-type="float">
            <text:p>0.5443469631</text:p>
          </table:table-cell>
          <table:table-cell office:value-type="float" office:value="-0.637545775849369" calcext:value-type="float">
            <text:p>-0.6375457758</text:p>
          </table:table-cell>
          <table:table-cell office:value-type="float" office:value="0.00788915241088746" calcext:value-type="float">
            <text:p>0.0078891524</text:p>
          </table:table-cell>
          <table:table-cell office:value-type="float" office:value="-0.676738272850003" calcext:value-type="float">
            <text:p>-0.6767382729</text:p>
          </table:table-cell>
          <table:table-cell office:value-type="float" office:value="0.0000000000265140426821783" calcext:value-type="float">
            <text:p>2.65140426821783E-11</text:p>
          </table:table-cell>
          <table:table-cell office:value-type="float" office:value="-0.0592912572651355" calcext:value-type="float">
            <text:p>-0.0592912573</text:p>
          </table:table-cell>
          <table:table-cell office:value-type="float" office:value="0.613349602714153" calcext:value-type="float">
            <text:p>0.6133496027</text:p>
          </table:table-cell>
          <table:table-cell office:value-type="float" office:value="-0.335675447629344" calcext:value-type="float">
            <text:p>-0.3356754476</text:p>
          </table:table-cell>
          <table:table-cell office:value-type="float" office:value="0.00323849238793559" calcext:value-type="float">
            <text:p>0.0032384924</text:p>
          </table:table-cell>
          <table:table-cell office:value-type="float" office:value="-4.04990120917329" calcext:value-type="float">
            <text:p>-4.0499012092</text:p>
          </table:table-cell>
          <table:table-cell office:value-type="float" office:value="0.000127681425499279" calcext:value-type="float">
            <text:p>0.0001276814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257219637318199" calcext:value-type="float">
            <text:p>-0.2572196373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2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608043594318605" calcext:value-type="float">
            <text:p>-0.6080435943</text:p>
          </table:table-cell>
          <table:table-cell office:value-type="float" office:value="0.000051372073986483" calcext:value-type="float">
            <text:p>5.1372073986483E-05</text:p>
          </table:table-cell>
          <table:table-cell office:value-type="float" office:value="-0.855982974082424" calcext:value-type="float">
            <text:p>-0.8559829741</text:p>
          </table:table-cell>
          <table:table-cell office:value-type="float" office:value="0.00000000000741327384971766" calcext:value-type="float">
            <text:p>7.41327384971766E-12</text:p>
          </table:table-cell>
          <table:table-cell office:value-type="float" office:value="0.743806449410094" calcext:value-type="float">
            <text:p>0.7438064494</text:p>
          </table:table-cell>
          <table:table-cell office:value-type="float" office:value="0.0000000874386556021549" calcext:value-type="float">
            <text:p>8.74386556021549E-08</text:p>
          </table:table-cell>
          <table:table-cell office:value-type="float" office:value="3.90766387547601" calcext:value-type="float">
            <text:p>3.9076638755</text:p>
          </table:table-cell>
          <table:table-cell office:value-type="float" office:value="0.000407445859644942" calcext:value-type="float">
            <text:p>0.0004074459</text:p>
          </table:table-cell>
          <table:table-cell office:value-type="float" office:value="-0.695870453728551" calcext:value-type="float">
            <text:p>-0.6958704537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9691000350909" calcext:value-type="float">
            <text:p>-0.6896910004</text:p>
          </table:table-cell>
          <table:table-cell office:value-type="float" office:value="0.0000000000289760287147519" calcext:value-type="float">
            <text:p>2.89760287147519E-11</text:p>
          </table:table-cell>
          <table:table-cell office:value-type="float" office:value="-0.777124266446508" calcext:value-type="float">
            <text:p>-0.7771242664</text:p>
          </table:table-cell>
          <table:table-cell office:value-type="float" office:value="1.62164568569511E-015" calcext:value-type="float">
            <text:p>1.62164568569511E-15</text:p>
          </table:table-cell>
          <table:table-cell office:value-type="float" office:value="0.68807584425627" calcext:value-type="float">
            <text:p>0.6880758443</text:p>
          </table:table-cell>
          <table:table-cell office:value-type="float" office:value="0.0000000000336090850042509" calcext:value-type="float">
            <text:p>3.36090850042509E-11</text:p>
          </table:table-cell>
          <table:table-cell office:value-type="float" office:value="1.50984447851731" calcext:value-type="float">
            <text:p>1.5098444785</text:p>
          </table:table-cell>
          <table:table-cell office:value-type="float" office:value="0.135716058327051" calcext:value-type="float">
            <text:p>0.1357160583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44178858522519" calcext:value-type="float">
            <text:p>-0.4441788585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889920751727" calcext:value-type="float">
            <text:p>-0.6889920752</text:p>
          </table:table-cell>
          <table:table-cell office:value-type="float" office:value="2.47823348020698E-019" calcext:value-type="float">
            <text:p>2.47823348020698E-19</text:p>
          </table:table-cell>
          <table:table-cell office:value-type="float" office:value="-0.69215196338955" calcext:value-type="float">
            <text:p>-0.6921519634</text:p>
          </table:table-cell>
          <table:table-cell office:value-type="float" office:value="1.45864143623703E-019" calcext:value-type="float">
            <text:p>1.45864143623703E-19</text:p>
          </table:table-cell>
          <table:table-cell office:value-type="float" office:value="0.514056795057062" calcext:value-type="float">
            <text:p>0.5140567951</text:p>
          </table:table-cell>
          <table:table-cell office:value-type="float" office:value="0.000000000542922254398136" calcext:value-type="float">
            <text:p>5.42922254398136E-10</text:p>
          </table:table-cell>
          <table:table-cell office:value-type="float" office:value="0.0561968468332164" calcext:value-type="float">
            <text:p>0.0561968468</text:p>
          </table:table-cell>
          <table:table-cell office:value-type="float" office:value="0.95527472061673" calcext:value-type="float">
            <text:p>0.9552747206</text:p>
          </table:table-cell>
          <table:table-cell office:value-type="float" office:value="-0.677275560865808" calcext:value-type="float">
            <text:p>-0.6772755609</text:p>
          </table:table-cell>
          <table:table-cell office:value-type="float" office:value="0.000277633960792901" calcext:value-type="float">
            <text:p>0.000277634</text:p>
          </table:table-cell>
          <table:table-cell office:value-type="float" office:value="-0.690807083565096" calcext:value-type="float">
            <text:p>-0.6908070836</text:p>
          </table:table-cell>
          <table:table-cell office:value-type="float" office:value="4.10657442597835E-032" calcext:value-type="float">
            <text:p>4.10657442597835E-32</text:p>
          </table:table-cell>
          <table:table-cell office:value-type="float" office:value="-0.511915855045933" calcext:value-type="float">
            <text:p>-0.511915855</text:p>
          </table:table-cell>
          <table:table-cell office:value-type="float" office:value="6.80693344491876E-016" calcext:value-type="float">
            <text:p>6.80693344491876E-16</text:p>
          </table:table-cell>
          <table:table-cell office:value-type="float" office:value="0.532913636906744" calcext:value-type="float">
            <text:p>0.5329136369</text:p>
          </table:table-cell>
          <table:table-cell office:value-type="float" office:value="2.55270011988629E-017" calcext:value-type="float">
            <text:p>2.55270011988629E-17</text:p>
          </table:table-cell>
          <table:table-cell office:value-type="float" office:value="-3.75687361389293" calcext:value-type="float">
            <text:p>-3.7568736139</text:p>
          </table:table-cell>
          <table:table-cell office:value-type="float" office:value="0.000221838102238769" calcext:value-type="float">
            <text:p>0.0002218381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241717582471536" calcext:value-type="float">
            <text:p>-0.2417175825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5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723469743558262" calcext:value-type="float">
            <text:p>-0.7234697436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-0.723469743558262" calcext:value-type="float">
            <text:p>-0.7234697436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593995804469667" calcext:value-type="float">
            <text:p>-0.5939958045</text:p>
          </table:table-cell>
          <table:table-cell office:value-type="float" office:value="0.00137714789531399" calcext:value-type="float">
            <text:p>0.0013771479</text:p>
          </table:table-cell>
          <table:table-cell office:value-type="float" office:value="-0.645031496617931" calcext:value-type="float">
            <text:p>-0.6450314966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-0.645031496617931" calcext:value-type="float">
            <text:p>-0.6450314966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56723629743351" calcext:value-type="float">
            <text:p>-0.4567236297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500683338493315" calcext:value-type="float">
            <text:p>-0.5006833385</text:p>
          </table:table-cell>
          <table:table-cell office:value-type="float" office:value="0.0000000011291031321362" calcext:value-type="float">
            <text:p>1.1291031321362E-09</text:p>
          </table:table-cell>
          <table:table-cell office:value-type="float" office:value="-0.827850054935831" calcext:value-type="float">
            <text:p>-0.8278500549</text:p>
          </table:table-cell>
          <table:table-cell office:value-type="float" office:value="3.44749330440147E-034" calcext:value-type="float">
            <text:p>3.44749330440147E-34</text:p>
          </table:table-cell>
          <table:table-cell office:value-type="float" office:value="0.665329486971945" calcext:value-type="float">
            <text:p>0.665329487</text:p>
          </table:table-cell>
          <table:table-cell office:value-type="float" office:value="4.39818568075006E-018" calcext:value-type="float">
            <text:p>4.39818568075006E-18</text:p>
          </table:table-cell>
          <table:table-cell office:value-type="float" office:value="7.93894846739282" calcext:value-type="float">
            <text:p>7.9389484674</text:p>
          </table:table-cell>
          <table:table-cell office:value-type="float" office:value="0.00000000000089767056233828" calcext:value-type="float">
            <text:p>8.9767056233828E-13</text:p>
          </table:table-cell>
          <table:table-cell office:value-type="float" office:value="-0.721761371723741" calcext:value-type="float">
            <text:p>-0.7217613717</text:p>
          </table:table-cell>
          <table:table-cell office:value-type="float" office:value="0.000149562729989742" calcext:value-type="float">
            <text:p>0.0001495627</text:p>
          </table:table-cell>
          <table:table-cell office:value-type="float" office:value="-0.650439456108206" calcext:value-type="float">
            <text:p>-0.6504394561</text:p>
          </table:table-cell>
          <table:table-cell office:value-type="float" office:value="2.02087485873319E-032" calcext:value-type="float">
            <text:p>2.02087485873319E-32</text:p>
          </table:table-cell>
          <table:table-cell office:value-type="float" office:value="-0.7256614030944" calcext:value-type="float">
            <text:p>-0.7256614031</text:p>
          </table:table-cell>
          <table:table-cell office:value-type="float" office:value="1.84587068541649E-043" calcext:value-type="float">
            <text:p>1.84587068541649E-43</text:p>
          </table:table-cell>
          <table:table-cell office:value-type="float" office:value="0.736607442086762" calcext:value-type="float">
            <text:p>0.7366074421</text:p>
          </table:table-cell>
          <table:table-cell office:value-type="float" office:value="2.22747229397277E-045" calcext:value-type="float">
            <text:p>2.22747229397277E-45</text:p>
          </table:table-cell>
          <table:table-cell office:value-type="float" office:value="2.45779240958544" calcext:value-type="float">
            <text:p>2.4577924096</text:p>
          </table:table-cell>
          <table:table-cell office:value-type="float" office:value="0.0146454045101279" calcext:value-type="float">
            <text:p>0.0146454045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198593355857023" calcext:value-type="float">
            <text:p>-0.1985933559</text:p>
          </table:table-cell>
          <table:table-cell office:value-type="float" office:value="0" calcext:value-type="float">
            <text:p>0</text:p>
          </table:table-cell>
          <table:table-cell office:value-type="float" office:value="-0.813668732604504" calcext:value-type="float">
            <text:p>-0.8136687326</text:p>
          </table:table-cell>
          <table:table-cell office:value-type="float" office:value="0.00000233818564142251" calcext:value-type="float">
            <text:p>2.33818564142251E-06</text:p>
          </table:table-cell>
          <table:table-cell office:value-type="float" office:value="-0.769120575028327" calcext:value-type="float">
            <text:p>-0.769120575</text:p>
          </table:table-cell>
          <table:table-cell office:value-type="float" office:value="0.00130216006789952" calcext:value-type="float">
            <text:p>0.0013021601</text:p>
          </table:table-cell>
          <table:table-cell office:value-type="float" office:value="-0.881081165064096" calcext:value-type="float">
            <text:p>-0.8810811651</text:p>
          </table:table-cell>
          <table:table-cell office:value-type="float" office:value="0.0000314535746219196" calcext:value-type="float">
            <text:p>3.14535746219196E-05</text:p>
          </table:table-cell>
          <table:table-cell office:value-type="float" office:value="0.897574123989218" calcext:value-type="float">
            <text:p>0.897574124</text:p>
          </table:table-cell>
          <table:table-cell office:value-type="float" office:value="0.0000133249714946802" calcext:value-type="float">
            <text:p>0.000013325</text:p>
          </table:table-cell>
          <table:table-cell office:value-type="float" office:value="1.73789454107276" calcext:value-type="float">
            <text:p>1.7378945411</text:p>
          </table:table-cell>
          <table:table-cell office:value-type="float" office:value="0.110105182687612" calcext:value-type="float">
            <text:p>0.1101051827</text:p>
          </table:table-cell>
          <table:table-cell office:value-type="float" office:value="-0.700663164932749" calcext:value-type="float">
            <text:p>-0.7006631649</text:p>
          </table:table-cell>
          <table:table-cell office:value-type="float" office:value="0.000067171493618337" calcext:value-type="float">
            <text:p>6.7171493618337E-05</text:p>
          </table:table-cell>
          <table:table-cell office:value-type="float" office:value="-0.773940203139369" calcext:value-type="float">
            <text:p>-0.7739402031</text:p>
          </table:table-cell>
          <table:table-cell office:value-type="float" office:value="0.000434321612533478" calcext:value-type="float">
            <text:p>0.0004343216</text:p>
          </table:table-cell>
          <table:table-cell office:value-type="float" office:value="-0.851672188607516" calcext:value-type="float">
            <text:p>-0.8516721886</text:p>
          </table:table-cell>
          <table:table-cell office:value-type="float" office:value="0.0000283509681188638" calcext:value-type="float">
            <text:p>0.000028351</text:p>
          </table:table-cell>
          <table:table-cell office:value-type="float" office:value="0.92621359223301" calcext:value-type="float">
            <text:p>0.9262135922</text:p>
          </table:table-cell>
          <table:table-cell office:value-type="float" office:value="0.000000262290123783656" calcext:value-type="float">
            <text:p>2.62290123783656E-07</text:p>
          </table:table-cell>
          <table:table-cell office:value-type="float" office:value="1.39402100003733" calcext:value-type="float">
            <text:p>1.394021</text:p>
          </table:table-cell>
          <table:table-cell office:value-type="float" office:value="0.186682009447771" calcext:value-type="float">
            <text:p>0.186682009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404443672069086" calcext:value-type="float">
            <text:p>-0.4044436721</text:p>
          </table:table-cell>
          <table:table-cell table:formula="of:=AVERAGE([.C$2:.C$74])" office:value-type="float" office:value="0" calcext:value-type="float">
            <text:p>0</text:p>
          </table:table-cell>
          <table:table-cell table:formula="of:=AVERAGE([.D$2:.D$74])" office:value-type="float" office:value="-0.823473452262849" calcext:value-type="float">
            <text:p>-0.8234734523</text:p>
          </table:table-cell>
          <table:table-cell table:formula="of:=AVERAGE([.E$2:.E$74])" office:value-type="float" office:value="0.00046515567274162" calcext:value-type="float">
            <text:p>0.0004651557</text:p>
          </table:table-cell>
          <table:table-cell table:formula="of:=AVERAGE([.F$2:.F$74])" office:value-type="float" office:value="-0.467519529933086" calcext:value-type="float">
            <text:p>-0.4675195299</text:p>
          </table:table-cell>
          <table:table-cell table:formula="of:=AVERAGE([.G$2:.G$74])" office:value-type="float" office:value="0.0283489744066245" calcext:value-type="float">
            <text:p>0.0283489744</text:p>
          </table:table-cell>
          <table:table-cell table:formula="of:=AVERAGE([.H$2:.H$74])" office:value-type="float" office:value="-0.807673276704886" calcext:value-type="float">
            <text:p>-0.8076732767</text:p>
          </table:table-cell>
          <table:table-cell table:formula="of:=AVERAGE([.I$2:.I$74])" office:value-type="float" office:value="0.000235166729923421" calcext:value-type="float">
            <text:p>0.0002351667</text:p>
          </table:table-cell>
          <table:table-cell table:formula="of:=AVERAGE([.J$2:.J$74])" office:value-type="float" office:value="0.466382348915738" calcext:value-type="float">
            <text:p>0.4663823489</text:p>
          </table:table-cell>
          <table:table-cell table:formula="of:=AVERAGE([.K$2:.K$74])" office:value-type="float" office:value="0.0374179913062408" calcext:value-type="float">
            <text:p>0.0374179913</text:p>
          </table:table-cell>
          <table:table-cell table:formula="of:=AVERAGE([.L$2:.L$74])" office:value-type="float" office:value="5.43927307554297" calcext:value-type="float">
            <text:p>5.4392730755</text:p>
          </table:table-cell>
          <table:table-cell table:formula="of:=AVERAGE([.M$2:.M$74])" office:value-type="float" office:value="0.0951239230780684" calcext:value-type="float">
            <text:p>0.0951239231</text:p>
          </table:table-cell>
          <table:table-cell table:formula="of:=AVERAGE([.N$2:.N$74])" office:value-type="float" office:value="-0.686738919879815" calcext:value-type="float">
            <text:p>-0.6867389199</text:p>
          </table:table-cell>
          <table:table-cell table:formula="of:=AVERAGE([.O$2:.O$74])" office:value-type="float" office:value="0.00165082016800755" calcext:value-type="float">
            <text:p>0.0016508202</text:p>
          </table:table-cell>
          <table:table-cell table:formula="of:=AVERAGE([.P$2:.P$74])" office:value-type="float" office:value="-0.644778122504961" calcext:value-type="float">
            <text:p>-0.6447781225</text:p>
          </table:table-cell>
          <table:table-cell table:formula="of:=AVERAGE([.Q$2:.Q$74])" office:value-type="float" office:value="0.00000597892379193381" calcext:value-type="float">
            <text:p>5.97892379193381E-06</text:p>
          </table:table-cell>
          <table:table-cell table:formula="of:=AVERAGE([.R$2:.R$74])" office:value-type="float" office:value="-0.727916423645123" calcext:value-type="float">
            <text:p>-0.7279164236</text:p>
          </table:table-cell>
          <table:table-cell table:formula="of:=AVERAGE([.S$2:.S$74])" office:value-type="float" office:value="0.00840452294463813" calcext:value-type="float">
            <text:p>0.0084045229</text:p>
          </table:table-cell>
          <table:table-cell table:formula="of:=AVERAGE([.T$2:.T$74])" office:value-type="float" office:value="0.602971560901343" calcext:value-type="float">
            <text:p>0.6029715609</text:p>
          </table:table-cell>
          <table:table-cell table:formula="of:=AVERAGE([.U$2:.U$74])" office:value-type="float" office:value="0.00889017835941503" calcext:value-type="float">
            <text:p>0.0088901784</text:p>
          </table:table-cell>
          <table:table-cell table:formula="of:=AVERAGE([.V$2:.V$74])" office:value-type="float" office:value="2.38638927749424" calcext:value-type="float">
            <text:p>2.3863892775</text:p>
          </table:table-cell>
          <table:table-cell table:formula="of:=AVERAGE([.W$2:.W$74])" office:value-type="float" office:value="0.171100640516483" calcext:value-type="float">
            <text:p>0.17110064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408940574081932" calcext:value-type="float">
            <text:p>-0.4089405741</text:p>
          </table:table-cell>
          <table:table-cell table:style-name="ce1" table:formula="of:=INDIRECT(ADDRESS(MATCH([.B77];[.B$2:.B$74];0)+1;COLUMN()))" office:value-type="float" office:value="0" calcext:value-type="float">
            <text:p>0</text:p>
          </table:table-cell>
          <table:table-cell table:formula="of:=MEDIAN([.D$2:.D$74])" office:value-type="float" office:value="-0.82555297863198" calcext:value-type="float">
            <text:p>-0.8255529786</text:p>
          </table:table-cell>
          <table:table-cell table:style-name="ce1" table:formula="of:=INDIRECT(ADDRESS(MATCH([.D77];[.D$2:.D$74];0)+1;COLUMN()))" office:value-type="float" office:value="0.00000224396396731699" calcext:value-type="float">
            <text:p>0.000002244</text:p>
          </table:table-cell>
          <table:table-cell table:formula="of:=MEDIAN([.F$2:.F$74])" office:value-type="float" office:value="-0.465095961391032" calcext:value-type="float">
            <text:p>-0.4650959614</text:p>
          </table:table-cell>
          <table:table-cell table:style-name="ce1" table:formula="of:=INDIRECT(ADDRESS(MATCH([.F77];[.F$2:.F$74];0)+1;COLUMN()))" office:value-type="float" office:value="0.00000000706099959367594" calcext:value-type="float">
            <text:p>7.06099959367594E-09</text:p>
          </table:table-cell>
          <table:table-cell table:formula="of:=MEDIAN([.H$2:.H$74])" office:value-type="float" office:value="-0.84087439052243" calcext:value-type="float">
            <text:p>-0.8408743905</text:p>
          </table:table-cell>
          <table:table-cell table:style-name="ce1" table:formula="of:=INDIRECT(ADDRESS(MATCH([.H77];[.H$2:.H$74];0)+1;COLUMN()))" office:value-type="float" office:value="9.16250189234947E-023" calcext:value-type="float">
            <text:p>9.16250189234947E-23</text:p>
          </table:table-cell>
          <table:table-cell table:formula="of:=MEDIAN([.J$2:.J$74])" office:value-type="float" office:value="0.46151060298706" calcext:value-type="float">
            <text:p>0.461510603</text:p>
          </table:table-cell>
          <table:table-cell table:style-name="ce1" table:formula="of:=INDIRECT(ADDRESS(MATCH([.J77];[.J$2:.J$74];0)+1;COLUMN()))" office:value-type="float" office:value="0.0000112653927768602" calcext:value-type="float">
            <text:p>1.12653927768602E-05</text:p>
          </table:table-cell>
          <table:table-cell table:formula="of:=MEDIAN([.L$2:.L$74])" office:value-type="float" office:value="5.03323497353937" calcext:value-type="float">
            <text:p>5.0332349735</text:p>
          </table:table-cell>
          <table:table-cell table:style-name="ce1" table:formula="of:=INDIRECT(ADDRESS(MATCH([.L77];[.L$2:.L$74];-1)+1;COLUMN()))" office:value-type="float" office:value="0.00000100811011048388" calcext:value-type="float">
            <text:p>1.00811011048388E-06</text:p>
          </table:table-cell>
          <table:table-cell table:formula="of:=MEDIAN([.N$2:.N$74])" office:value-type="float" office:value="-0.696286755407872" calcext:value-type="float">
            <text:p>-0.6962867554</text:p>
          </table:table-cell>
          <table:table-cell table:style-name="ce1" table:formula="of:=INDIRECT(ADDRESS(MATCH([.N77];[.N$2:.N$74];0)+1;COLUMN()))" office:value-type="float" office:value="0.000077939061219255" calcext:value-type="float">
            <text:p>7.7939061219255E-05</text:p>
          </table:table-cell>
          <table:table-cell table:formula="of:=MEDIAN([.P$2:.P$74])" office:value-type="float" office:value="-0.662830597981087" calcext:value-type="float">
            <text:p>-0.662830598</text:p>
          </table:table-cell>
          <table:table-cell table:style-name="ce1" table:formula="of:=INDIRECT(ADDRESS(MATCH([.P77];[.P$2:.P$74];0)+1;COLUMN()))" office:value-type="float" office:value="1.2391121274353E-023" calcext:value-type="float">
            <text:p>1.2391121274353E-23</text:p>
          </table:table-cell>
          <table:table-cell table:formula="of:=MEDIAN([.R$2:.R$74])" office:value-type="float" office:value="-0.752481047733078" calcext:value-type="float">
            <text:p>-0.7524810477</text:p>
          </table:table-cell>
          <table:table-cell table:style-name="ce1" table:formula="of:=INDIRECT(ADDRESS(MATCH([.R77];[.R$2:.R$74];0)+1;COLUMN()))" office:value-type="float" office:value="3.5184683187212E-029" calcext:value-type="float">
            <text:p>3.5184683187212E-29</text:p>
          </table:table-cell>
          <table:table-cell table:formula="of:=MEDIAN([.T$2:.T$74])" office:value-type="float" office:value="0.619064721253655" calcext:value-type="float">
            <text:p>0.6190647213</text:p>
          </table:table-cell>
          <table:table-cell table:style-name="ce1" table:formula="of:=INDIRECT(ADDRESS(MATCH([.T77];[.T$2:.T$74];0)+1;COLUMN()))" office:value-type="float" office:value="1.80456883031968E-019" calcext:value-type="float">
            <text:p>1.80456883031968E-19</text:p>
          </table:table-cell>
          <table:table-cell table:formula="of:=MEDIAN([.V$2:.V$74])" office:value-type="float" office:value="2.13968425778898" calcext:value-type="float">
            <text:p>2.1396842578</text:p>
          </table:table-cell>
          <table:table-cell table:style-name="ce1" table:formula="of:=INDIRECT(ADDRESS(MATCH([.V77];[.V$2:.V$74];1)+1;COLUMN()))" office:value-type="float" office:value="0.545816419168464" calcext:value-type="float">
            <text:p>0.54581641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529161025596617" calcext:value-type="float">
            <text:p>-0.5291610256</text:p>
          </table:table-cell>
          <table:table-cell table:style-name="ce1" table:formula="of:=INDIRECT(ADDRESS(MATCH([.B78];[.B$2:.B$74];0)+1;COLUMN()))" office:value-type="float" office:value="0" calcext:value-type="float">
            <text:p>0</text:p>
          </table:table-cell>
          <table:table-cell table:formula="of:=MIN([.D$2:.D$74])" office:value-type="float" office:value="-0.96440133247001" calcext:value-type="float">
            <text:p>-0.9644013325</text:p>
          </table:table-cell>
          <table:table-cell table:style-name="ce1" table:formula="of:=INDIRECT(ADDRESS(MATCH([.D78];[.D$2:.D$74];0)+1;COLUMN()))" office:value-type="float" office:value="0.000000424107546498052" calcext:value-type="float">
            <text:p>4.24107546498052E-07</text:p>
          </table:table-cell>
          <table:table-cell table:formula="of:=MIN([.F$2:.F$74])" office:value-type="float" office:value="-0.809803177193895" calcext:value-type="float">
            <text:p>-0.8098031772</text:p>
          </table:table-cell>
          <table:table-cell table:style-name="ce1" table:formula="of:=INDIRECT(ADDRESS(MATCH([.F78];[.F$2:.F$74];0)+1;COLUMN()))" office:value-type="float" office:value="1.63755926133141E-019" calcext:value-type="float">
            <text:p>1.63755926133141E-19</text:p>
          </table:table-cell>
          <table:table-cell table:formula="of:=MIN([.H$2:.H$74])" office:value-type="float" office:value="-0.927145134569965" calcext:value-type="float">
            <text:p>-0.9271451346</text:p>
          </table:table-cell>
          <table:table-cell table:style-name="ce1" table:formula="of:=INDIRECT(ADDRESS(MATCH([.H78];[.H$2:.H$74];0)+1;COLUMN()))" office:value-type="float" office:value="6.37515913855368E-017" calcext:value-type="float">
            <text:p>6.37515913855368E-17</text:p>
          </table:table-cell>
          <table:table-cell table:formula="of:=MIN([.J$2:.J$74])" office:value-type="float" office:value="-0.4632228847229" calcext:value-type="float">
            <text:p>-0.4632228847</text:p>
          </table:table-cell>
          <table:table-cell table:style-name="ce1" table:formula="of:=INDIRECT(ADDRESS(MATCH([.J78];[.J$2:.J$74];0)+1;COLUMN()))" office:value-type="float" office:value="0.0000194908393417122" calcext:value-type="float">
            <text:p>1.94908393417122E-05</text:p>
          </table:table-cell>
          <table:table-cell table:formula="of:=MIN([.L$2:.L$74])" office:value-type="float" office:value="-0.610260891789725" calcext:value-type="float">
            <text:p>-0.6102608918</text:p>
          </table:table-cell>
          <table:table-cell table:style-name="ce1" table:formula="of:=INDIRECT(ADDRESS(MATCH([.L78];[.L$2:.L$74];0)+1;COLUMN()))" office:value-type="float" office:value="0.544346963066819" calcext:value-type="float">
            <text:p>0.5443469631</text:p>
          </table:table-cell>
          <table:table-cell table:formula="of:=MIN([.N$2:.N$74])" office:value-type="float" office:value="-0.754113216581957" calcext:value-type="float">
            <text:p>-0.7541132166</text:p>
          </table:table-cell>
          <table:table-cell table:style-name="ce1" table:formula="of:=INDIRECT(ADDRESS(MATCH([.N78];[.N$2:.N$74];0)+1;COLUMN()))" office:value-type="float" office:value="0.00000861937539112226" calcext:value-type="float">
            <text:p>8.61937539112226E-06</text:p>
          </table:table-cell>
          <table:table-cell table:formula="of:=MIN([.P$2:.P$74])" office:value-type="float" office:value="-0.799354251278632" calcext:value-type="float">
            <text:p>-0.7993542513</text:p>
          </table:table-cell>
          <table:table-cell table:style-name="ce1" table:formula="of:=INDIRECT(ADDRESS(MATCH([.P78];[.P$2:.P$74];0)+1;COLUMN()))" office:value-type="float" office:value="0.0000000000772777232170544" calcext:value-type="float">
            <text:p>7.72777232170544E-11</text:p>
          </table:table-cell>
          <table:table-cell table:formula="of:=MIN([.R$2:.R$74])" office:value-type="float" office:value="-0.919334817664155" calcext:value-type="float">
            <text:p>-0.9193348177</text:p>
          </table:table-cell>
          <table:table-cell table:style-name="ce1" table:formula="of:=INDIRECT(ADDRESS(MATCH([.R78];[.R$2:.R$74];0)+1;COLUMN()))" office:value-type="float" office:value="1.26275637239096E-049" calcext:value-type="float">
            <text:p>1.26275637239096E-49</text:p>
          </table:table-cell>
          <table:table-cell table:formula="of:=MIN([.T$2:.T$74])" office:value-type="float" office:value="-0.335675447629344" calcext:value-type="float">
            <text:p>-0.3356754476</text:p>
          </table:table-cell>
          <table:table-cell table:style-name="ce1" table:formula="of:=INDIRECT(ADDRESS(MATCH([.T78];[.T$2:.T$74];0)+1;COLUMN()))" office:value-type="float" office:value="0.00323849238793559" calcext:value-type="float">
            <text:p>0.0032384924</text:p>
          </table:table-cell>
          <table:table-cell table:formula="of:=MIN([.V$2:.V$74])" office:value-type="float" office:value="-4.04990120917329" calcext:value-type="float">
            <text:p>-4.0499012092</text:p>
          </table:table-cell>
          <table:table-cell table:style-name="ce1" table:formula="of:=INDIRECT(ADDRESS(MATCH([.V78];[.V$2:.V$74];0)+1;COLUMN()))" office:value-type="float" office:value="0.000127681425499279" calcext:value-type="float">
            <text:p>0.000127681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198593355857023" calcext:value-type="float">
            <text:p>-0.1985933559</text:p>
          </table:table-cell>
          <table:table-cell table:style-name="ce1" table:formula="of:=INDIRECT(ADDRESS(MATCH([.B79];[.B$2:.B$74];0)+1;COLUMN()))" office:value-type="float" office:value="0" calcext:value-type="float">
            <text:p>0</text:p>
          </table:table-cell>
          <table:table-cell table:formula="of:=MAX([.D$2:.D$74])" office:value-type="float" office:value="-0.644386076225593" calcext:value-type="float">
            <text:p>-0.6443860762</text:p>
          </table:table-cell>
          <table:table-cell table:style-name="ce1" table:formula="of:=INDIRECT(ADDRESS(MATCH([.D79];[.D$2:.D$74];0)+1;COLUMN()))" office:value-type="float" office:value="0.032341618657576" calcext:value-type="float">
            <text:p>0.0323416187</text:p>
          </table:table-cell>
          <table:table-cell table:formula="of:=MAX([.F$2:.F$74])" office:value-type="float" office:value="0.276699846937807" calcext:value-type="float">
            <text:p>0.2766998469</text:p>
          </table:table-cell>
          <table:table-cell table:style-name="ce1" table:formula="of:=INDIRECT(ADDRESS(MATCH([.F79];[.F$2:.F$74];0)+1;COLUMN()))" office:value-type="float" office:value="0.0141915391673906" calcext:value-type="float">
            <text:p>0.0141915392</text:p>
          </table:table-cell>
          <table:table-cell table:formula="of:=MAX([.H$2:.H$74])" office:value-type="float" office:value="-0.320332779643566" calcext:value-type="float">
            <text:p>-0.3203327796</text:p>
          </table:table-cell>
          <table:table-cell table:style-name="ce1" table:formula="of:=INDIRECT(ADDRESS(MATCH([.H79];[.H$2:.H$74];0)+1;COLUMN()))" office:value-type="float" office:value="0.0171122462639236" calcext:value-type="float">
            <text:p>0.0171122463</text:p>
          </table:table-cell>
          <table:table-cell table:formula="of:=MAX([.J$2:.J$74])" office:value-type="float" office:value="1" calcext:value-type="float">
            <text:p>1</text:p>
          </table:table-cell>
          <table:table-cell table:style-name="ce1" table:formula="of:=INDIRECT(ADDRESS(MATCH([.J79];[.J$2:.J$74];0)+1;COLUMN()))" office:value-type="float" office:value="0" calcext:value-type="float">
            <text:p>0</text:p>
          </table:table-cell>
          <table:table-cell table:formula="of:=MAX([.L$2:.L$74])" office:value-type="float" office:value="12.8037564009062" calcext:value-type="float">
            <text:p>12.8037564009</text:p>
          </table:table-cell>
          <table:table-cell table:style-name="ce1" table:formula="of:=INDIRECT(ADDRESS(MATCH([.L79];[.L$2:.L$74];0)+1;COLUMN()))" office:value-type="float" office:value="1.95261914614341E-025" calcext:value-type="float">
            <text:p>1.95261914614341E-25</text:p>
          </table:table-cell>
          <table:table-cell table:formula="of:=MAX([.N$2:.N$74])" office:value-type="float" office:value="-0.499466666514882" calcext:value-type="float">
            <text:p>-0.4994666665</text:p>
          </table:table-cell>
          <table:table-cell table:style-name="ce1" table:formula="of:=INDIRECT(ADDRESS(MATCH([.N79];[.N$2:.N$74];0)+1;COLUMN()))" office:value-type="float" office:value="0.0689982322213309" calcext:value-type="float">
            <text:p>0.0689982322</text:p>
          </table:table-cell>
          <table:table-cell table:formula="of:=MAX([.P$2:.P$74])" office:value-type="float" office:value="-0.419912937719954" calcext:value-type="float">
            <text:p>-0.4199129377</text:p>
          </table:table-cell>
          <table:table-cell table:style-name="ce1" table:formula="of:=INDIRECT(ADDRESS(MATCH([.P79];[.P$2:.P$74];0)+1;COLUMN()))" office:value-type="float" office:value="0.000000266250099245418" calcext:value-type="float">
            <text:p>2.66250099245418E-07</text:p>
          </table:table-cell>
          <table:table-cell table:formula="of:=MAX([.R$2:.R$74])" office:value-type="float" office:value="-0.0592912572651355" calcext:value-type="float">
            <text:p>-0.0592912573</text:p>
          </table:table-cell>
          <table:table-cell table:style-name="ce1" table:formula="of:=INDIRECT(ADDRESS(MATCH([.R79];[.R$2:.R$74];0)+1;COLUMN()))" office:value-type="float" office:value="0.613349602714153" calcext:value-type="float">
            <text:p>0.6133496027</text:p>
          </table:table-cell>
          <table:table-cell table:formula="of:=MAX([.T$2:.T$74])" office:value-type="float" office:value="1" calcext:value-type="float">
            <text:p>1</text:p>
          </table:table-cell>
          <table:table-cell table:style-name="ce1" table:formula="of:=INDIRECT(ADDRESS(MATCH([.T79];[.T$2:.T$74];0)+1;COLUMN()))" office:value-type="float" office:value="0" calcext:value-type="float">
            <text:p>0</text:p>
          </table:table-cell>
          <table:table-cell table:formula="of:=MAX([.V$2:.V$74])" office:value-type="float" office:value="7.77810652378202" calcext:value-type="float">
            <text:p>7.7781065238</text:p>
          </table:table-cell>
          <table:table-cell table:style-name="ce1" table:formula="of:=INDIRECT(ADDRESS(MATCH([.V79];[.V$2:.V$74];0)+1;COLUMN()))" office:value-type="float" office:value="0.000000000000178738069850439" calcext:value-type="float">
            <text:p>1.78738069850439E-13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0)+1;1))" office:value-type="string" office:string-value="Dinka" calcext:value-type="string">
            <text:p>Dinka</text:p>
          </table:table-cell>
          <table:table-cell table:formula="of:=INDIRECT(ADDRESS(MATCH([.C$78];[.C$2:.C$74];0)+1;1))" office:value-type="string" office:string-value="Achuar" calcext:value-type="string">
            <text:p>Achuar</text:p>
          </table:table-cell>
          <table:table-cell table:formula="of:=INDIRECT(ADDRESS(MATCH([.D$78];[.D$2:.D$74];0)+1;1))" office:value-type="string" office:string-value="Aukan" calcext:value-type="string">
            <text:p>Aukan</text:p>
          </table:table-cell>
          <table:table-cell table:formula="of:=INDIRECT(ADDRESS(MATCH([.E$78];[.E$2:.E$74];0)+1;1))" office:value-type="string" office:string-value="Aukan" calcext:value-type="string">
            <text:p>Aukan</text:p>
          </table:table-cell>
          <table:table-cell table:formula="of:=INDIRECT(ADDRESS(MATCH([.F$78];[.F$2:.F$74];0)+1;1))" office:value-type="string" office:string-value="Hebrew" calcext:value-type="string">
            <text:p>Hebrew</text:p>
          </table:table-cell>
          <table:table-cell table:formula="of:=INDIRECT(ADDRESS(MATCH([.G$78];[.G$2:.G$74];0)+1;1))" office:value-type="string" office:string-value="Hebrew" calcext:value-type="string">
            <text:p>Hebrew</text:p>
          </table:table-cell>
          <table:table-cell table:formula="of:=INDIRECT(ADDRESS(MATCH([.H$78];[.H$2:.H$74];0)+1;1))" office:value-type="string" office:string-value="Aguaruna" calcext:value-type="string">
            <text:p>Aguaruna</text:p>
          </table:table-cell>
          <table:table-cell table:formula="of:=INDIRECT(ADDRESS(MATCH([.I$78];[.I$2:.I$74];0)+1;1))" office:value-type="string" office:string-value="Aguaruna" calcext:value-type="string">
            <text:p>Aguaruna</text:p>
          </table:table-cell>
          <table:table-cell table:formula="of:=INDIRECT(ADDRESS(MATCH([.J$78];[.J$2:.J$74];0)+1;1))" office:value-type="string" office:string-value="Jakalteko" calcext:value-type="string">
            <text:p>Jakalteko</text:p>
          </table:table-cell>
          <table:table-cell table:formula="of:=INDIRECT(ADDRESS(MATCH([.K$78];[.K$2:.K$74];0)+1;1))" office:value-type="string" office:string-value="Jakalteko" calcext:value-type="string">
            <text:p>Jakalteko</text:p>
          </table:table-cell>
          <table:table-cell table:formula="of:=INDIRECT(ADDRESS(MATCH([.L$78];[.L$2:.L$74];0)+1;1))" office:value-type="string" office:string-value="Vietnamese" calcext:value-type="string">
            <text:p>Vietnamese</text:p>
          </table:table-cell>
          <table:table-cell table:formula="of:=INDIRECT(ADDRESS(MATCH([.M$78];[.M$2:.M$74];0)+1;1))" office:value-type="string" office:string-value="Vietnamese" calcext:value-type="string">
            <text:p>Vietnamese</text:p>
          </table:table-cell>
          <table:table-cell table:formula="of:=INDIRECT(ADDRESS(MATCH([.N$78];[.N$2:.N$74];0)+1;1))" office:value-type="string" office:string-value="Achuar" calcext:value-type="string">
            <text:p>Achuar</text:p>
          </table:table-cell>
          <table:table-cell table:formula="of:=INDIRECT(ADDRESS(MATCH([.O$78];[.O$2:.O$74];0)+1;1))" office:value-type="string" office:string-value="Achuar" calcext:value-type="string">
            <text:p>Achuar</text:p>
          </table:table-cell>
          <table:table-cell table:formula="of:=INDIRECT(ADDRESS(MATCH([.P$78];[.P$2:.P$74];0)+1;1))" office:value-type="string" office:string-value="Quichua" calcext:value-type="string">
            <text:p>Quichua</text:p>
          </table:table-cell>
          <table:table-cell table:formula="of:=INDIRECT(ADDRESS(MATCH([.Q$78];[.Q$2:.Q$74];0)+1;1))" office:value-type="string" office:string-value="Quichua" calcext:value-type="string">
            <text:p>Quichua</text:p>
          </table:table-cell>
          <table:table-cell table:formula="of:=INDIRECT(ADDRESS(MATCH([.R$78];[.R$2:.R$74];0)+1;1))" office:value-type="string" office:string-value="Kabyle" calcext:value-type="string">
            <text:p>Kabyle</text:p>
          </table:table-cell>
          <table:table-cell table:formula="of:=INDIRECT(ADDRESS(MATCH([.S$78];[.S$2:.S$74];0)+1;1))" office:value-type="string" office:string-value="Kabyle" calcext:value-type="string">
            <text:p>Kabyle</text:p>
          </table:table-cell>
          <table:table-cell table:formula="of:=INDIRECT(ADDRESS(MATCH([.T$78];[.T$2:.T$74];0)+1;1))" office:value-type="string" office:string-value="Vietnamese" calcext:value-type="string">
            <text:p>Vietnamese</text:p>
          </table:table-cell>
          <table:table-cell table:formula="of:=INDIRECT(ADDRESS(MATCH([.U$78];[.U$2:.U$74];0)+1;1))" office:value-type="string" office:string-value="Vietnamese" calcext:value-type="string">
            <text:p>Vietnamese</text:p>
          </table:table-cell>
          <table:table-cell table:formula="of:=INDIRECT(ADDRESS(MATCH([.V$78];[.V$2:.V$74];0)+1;1))" office:value-type="string" office:string-value="Vietnamese" calcext:value-type="string">
            <text:p>Vietnamese</text:p>
          </table:table-cell>
          <table:table-cell table:formula="of:=INDIRECT(ADDRESS(MATCH([.W$78];[.W$2:.W$74];0)+1;1))" office:value-type="string" office:string-value="Vietnamese" calcext:value-type="string">
            <text:p>Vietnamese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0)+1;1))" office:value-type="string" office:string-value="Zulu" calcext:value-type="string">
            <text:p>Zulu</text:p>
          </table:table-cell>
          <table:table-cell table:formula="of:=INDIRECT(ADDRESS(MATCH([.C$79];[.C$2:.C$74];0)+1;1))" office:value-type="string" office:string-value="Achuar" calcext:value-type="string">
            <text:p>Achuar</text:p>
          </table:table-cell>
          <table:table-cell table:formula="of:=INDIRECT(ADDRESS(MATCH([.D$79];[.D$2:.D$74];0)+1;1))" office:value-type="string" office:string-value="Hebrew" calcext:value-type="string">
            <text:p>Hebrew</text:p>
          </table:table-cell>
          <table:table-cell table:formula="of:=INDIRECT(ADDRESS(MATCH([.E$79];[.E$2:.E$74];0)+1;1))" office:value-type="string" office:string-value="Hebrew" calcext:value-type="string">
            <text:p>Hebrew</text:p>
          </table:table-cell>
          <table:table-cell table:formula="of:=INDIRECT(ADDRESS(MATCH([.F$79];[.F$2:.F$74];0)+1;1))" office:value-type="string" office:string-value="Jakalteko" calcext:value-type="string">
            <text:p>Jakalteko</text:p>
          </table:table-cell>
          <table:table-cell table:formula="of:=INDIRECT(ADDRESS(MATCH([.G$79];[.G$2:.G$74];0)+1;1))" office:value-type="string" office:string-value="Jakalteko" calcext:value-type="string">
            <text:p>Jakalteko</text:p>
          </table:table-cell>
          <table:table-cell table:formula="of:=INDIRECT(ADDRESS(MATCH([.H$79];[.H$2:.H$74];0)+1;1))" office:value-type="string" office:string-value="Vietnamese" calcext:value-type="string">
            <text:p>Vietnamese</text:p>
          </table:table-cell>
          <table:table-cell table:formula="of:=INDIRECT(ADDRESS(MATCH([.I$79];[.I$2:.I$74];0)+1;1))" office:value-type="string" office:string-value="Vietnamese" calcext:value-type="string">
            <text:p>Vietnamese</text:p>
          </table:table-cell>
          <table:table-cell table:formula="of:=INDIRECT(ADDRESS(MATCH([.J$79];[.J$2:.J$74];0)+1;1))" office:value-type="string" office:string-value="Xhosa" calcext:value-type="string">
            <text:p>Xhosa</text:p>
          </table:table-cell>
          <table:table-cell table:formula="of:=INDIRECT(ADDRESS(MATCH([.K$79];[.K$2:.K$74];0)+1;1))" office:value-type="string" office:string-value="Xhosa" calcext:value-type="string">
            <text:p>Xhosa</text:p>
          </table:table-cell>
          <table:table-cell table:formula="of:=INDIRECT(ADDRESS(MATCH([.L$79];[.L$2:.L$74];0)+1;1))" office:value-type="string" office:string-value="K'iche'" calcext:value-type="string">
            <text:p>K'iche'</text:p>
          </table:table-cell>
          <table:table-cell table:formula="of:=INDIRECT(ADDRESS(MATCH([.M$79];[.M$2:.M$74];0)+1;1))" office:value-type="string" office:string-value="K'iche'" calcext:value-type="string">
            <text:p>K'iche'</text:p>
          </table:table-cell>
          <table:table-cell table:formula="of:=INDIRECT(ADDRESS(MATCH([.N$79];[.N$2:.N$74];0)+1;1))" office:value-type="string" office:string-value="Hebrew" calcext:value-type="string">
            <text:p>Hebrew</text:p>
          </table:table-cell>
          <table:table-cell table:formula="of:=INDIRECT(ADDRESS(MATCH([.O$79];[.O$2:.O$74];0)+1;1))" office:value-type="string" office:string-value="Hebrew" calcext:value-type="string">
            <text:p>Hebrew</text:p>
          </table:table-cell>
          <table:table-cell table:formula="of:=INDIRECT(ADDRESS(MATCH([.P$79];[.P$2:.P$74];0)+1;1))" office:value-type="string" office:string-value="Hungarian" calcext:value-type="string">
            <text:p>Hungarian</text:p>
          </table:table-cell>
          <table:table-cell table:formula="of:=INDIRECT(ADDRESS(MATCH([.Q$79];[.Q$2:.Q$74];0)+1;1))" office:value-type="string" office:string-value="Hungarian" calcext:value-type="string">
            <text:p>Hungarian</text:p>
          </table:table-cell>
          <table:table-cell table:formula="of:=INDIRECT(ADDRESS(MATCH([.R$79];[.R$2:.R$74];0)+1;1))" office:value-type="string" office:string-value="Vietnamese" calcext:value-type="string">
            <text:p>Vietnamese</text:p>
          </table:table-cell>
          <table:table-cell table:formula="of:=INDIRECT(ADDRESS(MATCH([.S$79];[.S$2:.S$74];0)+1;1))" office:value-type="string" office:string-value="Vietnamese" calcext:value-type="string">
            <text:p>Vietnamese</text:p>
          </table:table-cell>
          <table:table-cell table:formula="of:=INDIRECT(ADDRESS(MATCH([.T$79];[.T$2:.T$74];0)+1;1))" office:value-type="string" office:string-value="Xhosa" calcext:value-type="string">
            <text:p>Xhosa</text:p>
          </table:table-cell>
          <table:table-cell table:formula="of:=INDIRECT(ADDRESS(MATCH([.U$79];[.U$2:.U$74];0)+1;1))" office:value-type="string" office:string-value="Xhosa" calcext:value-type="string">
            <text:p>Xhosa</text:p>
          </table:table-cell>
          <table:table-cell table:formula="of:=INDIRECT(ADDRESS(MATCH([.V$79];[.V$2:.V$74];0)+1;1))" office:value-type="string" office:string-value="Maori" calcext:value-type="string">
            <text:p>Maori</text:p>
          </table:table-cell>
          <table:table-cell table:formula="of:=INDIRECT(ADDRESS(MATCH([.W$79];[.W$2:.W$74];0)+1;1))" office:value-type="string" office:string-value="Maori" calcext:value-type="string">
            <text:p>Maori</text:p>
          </table:table-cell>
        </table:table-row>
        <table:table-row table:style-name="ro1">
          <table:table-cell office:value-type="string" calcext:value-type="string">
            <text:p>MedianLabel</text:p>
          </table:table-cell>
          <table:table-cell table:formula="of:=INDIRECT(ADDRESS(MATCH([.B$77];[.B$2:.B$74];0)+1;1))" office:value-type="string" office:string-value="Spanish" calcext:value-type="string">
            <text:p>Spanish</text:p>
          </table:table-cell>
          <table:table-cell table:formula="of:=INDIRECT(ADDRESS(MATCH([.C$77];[.C$2:.C$74];0)+1;1))" office:value-type="string" office:string-value="Achuar" calcext:value-type="string">
            <text:p>Achuar</text:p>
          </table:table-cell>
          <table:table-cell table:formula="of:=INDIRECT(ADDRESS(MATCH([.D$77];[.D$2:.D$74];0)+1;1))" office:value-type="string" office:string-value="Estonian" calcext:value-type="string">
            <text:p>Estonian</text:p>
          </table:table-cell>
          <table:table-cell table:formula="of:=INDIRECT(ADDRESS(MATCH([.E$77];[.E$2:.E$74];0)+1;1))" office:value-type="string" office:string-value="Estonian" calcext:value-type="string">
            <text:p>Estonian</text:p>
          </table:table-cell>
          <table:table-cell table:formula="of:=INDIRECT(ADDRESS(MATCH([.F$77];[.F$2:.F$74];0)+1;1))" office:value-type="string" office:string-value="Lukpa" calcext:value-type="string">
            <text:p>Lukpa</text:p>
          </table:table-cell>
          <table:table-cell table:formula="of:=INDIRECT(ADDRESS(MATCH([.G$77];[.G$2:.G$74];0)+1;1))" office:value-type="string" office:string-value="Lukpa" calcext:value-type="string">
            <text:p>Lukpa</text:p>
          </table:table-cell>
          <table:table-cell table:formula="of:=INDIRECT(ADDRESS(MATCH([.H$77];[.H$2:.H$74];0)+1;1))" office:value-type="string" office:string-value="Latvian" calcext:value-type="string">
            <text:p>Latvian</text:p>
          </table:table-cell>
          <table:table-cell table:formula="of:=INDIRECT(ADDRESS(MATCH([.I$77];[.I$2:.I$74];0)+1;1))" office:value-type="string" office:string-value="Latvian" calcext:value-type="string">
            <text:p>Latvian</text:p>
          </table:table-cell>
          <table:table-cell table:formula="of:=INDIRECT(ADDRESS(MATCH([.J$77];[.J$2:.J$74];0)+1;1))" office:value-type="string" office:string-value="Barasana" calcext:value-type="string">
            <text:p>Barasana</text:p>
          </table:table-cell>
          <table:table-cell table:formula="of:=INDIRECT(ADDRESS(MATCH([.K$77];[.K$2:.K$74];0)+1;1))" office:value-type="string" office:string-value="Barasana" calcext:value-type="string">
            <text:p>Barasana</text:p>
          </table:table-cell>
          <table:table-cell table:formula="of:=INDIRECT(ADDRESS(MATCH([.L$77];[.L$2:.L$74];-1)+1;1))" office:value-type="string" office:string-value="Albanian" calcext:value-type="string">
            <text:p>Albanian</text:p>
          </table:table-cell>
          <table:table-cell table:formula="of:=INDIRECT(ADDRESS(MATCH([.M$77];[.M$2:.M$74];0)+1;1))" office:value-type="string" office:string-value="Albanian" calcext:value-type="string">
            <text:p>Albanian</text:p>
          </table:table-cell>
          <table:table-cell table:formula="of:=INDIRECT(ADDRESS(MATCH([.N$77];[.N$2:.N$74];0)+1;1))" office:value-type="string" office:string-value="Aguaruna" calcext:value-type="string">
            <text:p>Aguaruna</text:p>
          </table:table-cell>
          <table:table-cell table:formula="of:=INDIRECT(ADDRESS(MATCH([.O$77];[.O$2:.O$74];0)+1;1))" office:value-type="string" office:string-value="Aguaruna" calcext:value-type="string">
            <text:p>Aguaruna</text:p>
          </table:table-cell>
          <table:table-cell table:formula="of:=INDIRECT(ADDRESS(MATCH([.P$77];[.P$2:.P$74];0)+1;1))" office:value-type="string" office:string-value="English" calcext:value-type="string">
            <text:p>English</text:p>
          </table:table-cell>
          <table:table-cell table:formula="of:=INDIRECT(ADDRESS(MATCH([.Q$77];[.Q$2:.Q$74];0)+1;1))" office:value-type="string" office:string-value="English" calcext:value-type="string">
            <text:p>English</text:p>
          </table:table-cell>
          <table:table-cell table:formula="of:=INDIRECT(ADDRESS(MATCH([.R$77];[.R$2:.R$74];0)+1;1))" office:value-type="string" office:string-value="Croatian" calcext:value-type="string">
            <text:p>Croatian</text:p>
          </table:table-cell>
          <table:table-cell table:formula="of:=INDIRECT(ADDRESS(MATCH([.S$77];[.S$2:.S$74];0)+1;1))" office:value-type="string" office:string-value="Croatian" calcext:value-type="string">
            <text:p>Croatian</text:p>
          </table:table-cell>
          <table:table-cell table:formula="of:=INDIRECT(ADDRESS(MATCH([.T$77];[.T$2:.T$74];0)+1;1))" office:value-type="string" office:string-value="Chinantec" calcext:value-type="string">
            <text:p>Chinantec</text:p>
          </table:table-cell>
          <table:table-cell table:formula="of:=INDIRECT(ADDRESS(MATCH([.U$77];[.U$2:.U$74];0)+1;1))" office:value-type="string" office:string-value="Chinantec" calcext:value-type="string">
            <text:p>Chinantec</text:p>
          </table:table-cell>
          <table:table-cell table:formula="of:=INDIRECT(ADDRESS(MATCH([.V$77];[.V$2:.V$74];1)+1;1))" office:value-type="string" office:string-value="Achuar" calcext:value-type="string">
            <text:p>Achuar</text:p>
          </table:table-cell>
          <table:table-cell table:formula="of:=INDIRECT(ADDRESS(MATCH([.W$77];[.W$2:.W$74];1)+1;1))" office:value-type="string" office:string-value="Achuar" calcext:value-type="string">
            <text:p>Achuar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9.42pt" svg:height="575.21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0.75pt" svg:height="574.4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4.47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29.62pt" svg:height="572.2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4.47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5.21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28.85pt" svg:height="572.94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31.63pt" svg:height="572.83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VAR0" table:style-name="ta1">
        <table:shapes>
          <draw:frame draw:z-index="0" draw:style-name="gr1" draw:text-style-name="P1" svg:width="829.7pt" svg:height="573.39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pearman_cors.A2:spearman_cors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3:38:15.159467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3:39:01.650502564</dc:date>
    <meta:editing-duration>PT29M40S</meta:editing-duration>
    <meta:editing-cycles>17</meta:editing-cycles>
    <meta:generator>LibreOffice/5.1.6.2$Linux_X86_64 LibreOffice_project/10m0$Build-2</meta:generator>
    <meta:document-statistic meta:table-count="11" meta:cell-count="185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93cm" xlink:href=".." xlink:type="simple" chart:class="chart:line" chart:style-name="ch1">
        <chart:title svg:x="10.181cm" svg:y="0.541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6cm" svg:y="1.725cm" svg:width="27.08cm" svg:height="17.182cm">
          <chartooo:coordinate-region svg:x="2.429cm" svg:y="1.924cm" svg:width="26.031cm" svg:height="16.784cm"/>
          <chart:axis chart:dimension="x" chart:name="primary-x" chart:style-name="ch4" chartooo:axis-type="auto">
            <chartooo:date-scale/>
            <chart:title svg:x="13.372cm" svg:y="19.31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2.741cm" chart:style-name="ch6">
              <text:p>Spearman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86878283143482">
                <text:p>-0.86878283143482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07605627294485">
                <text:p>-0.80760562729448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6440133247001">
                <text:p>-0.9644013324700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7838597158335">
                <text:p>-0.78783859715833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4730370855313">
                <text:p>-0.83473037085531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51558227767338">
                <text:p>-0.75155822776733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5086157409224">
                <text:p>-0.7508615740922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86405260427918">
                <text:p>-0.88640526042791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86405260427918">
                <text:p>-0.886405260427918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1107105653813">
                <text:p>-0.81110710565381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90161379187795">
                <text:p>-0.79016137918779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39372059664517">
                <text:p>-0.83937205966451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92840010512053">
                <text:p>-0.79284001051205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644386076225593">
                <text:p>-0.64438607622559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34331917684586">
                <text:p>-0.73433191768458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7289474328094">
                <text:p>-0.74728947432809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60720482288937">
                <text:p>-0.76072048228893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2178379404288">
                <text:p>-0.83217837940428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50205513302294">
                <text:p>-0.75020551330229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287077385559">
                <text:p>-0.71328707738555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5162688074224">
                <text:p>-0.77516268807422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3193214062366">
                <text:p>-0.89319321406236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45834864794234">
                <text:p>-0.845834864794234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0592171078931">
                <text:p>-0.8059217107893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4100069744603">
                <text:p>-0.87410006974460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0725044368674">
                <text:p>-0.77072504436867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72376736114988">
                <text:p>-0.87237673611498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98341551894183">
                <text:p>-0.89834155189418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63397096042456">
                <text:p>-0.86339709604245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13668732604504">
                <text:p>-0.813668732604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71cm" svg:height="20.229cm" xlink:href=".." xlink:type="simple" chart:class="chart:line" chart:style-name="ch1">
        <chart:title svg:x="11.456cm" svg:y="0.54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96cm" svg:y="1.723cm" svg:width="27.09cm" svg:height="17.121cm">
          <chartooo:coordinate-region svg:x="2.138cm" svg:y="1.922cm" svg:width="26.041cm" svg:height="16.723cm"/>
          <chart:axis chart:dimension="x" chart:name="primary-x" chart:style-name="ch4" chartooo:axis-type="auto">
            <chartooo:date-scale/>
            <chart:title svg:x="13.377cm" svg:y="19.248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6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606338411977955">
                <text:p>0.606338411977955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3.684227280302">
                <text:p>3.68422728030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1.91571580216519">
                <text:p>1.9157158021651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79949521347699">
                <text:p>5.7994952134769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4.44073154471925">
                <text:p>4.4407315447192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1.39989847756664">
                <text:p>1.3998984775666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5.32898263287907">
                <text:p>5.32898263287907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2.48679804477575">
                <text:p>2.48679804477575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2431636017091">
                <text:p>-0.83243163601709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2.72470857583032">
                <text:p>2.7247085758303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4.12837455341657">
                <text:p>4.1283745534165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32413829028929">
                <text:p>-0.33241382902892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3.48017979692795">
                <text:p>3.4801797969279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1.05201536595311">
                <text:p>-1.0520153659531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3.16958670526567">
                <text:p>3.1695867052656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2.42710279439763">
                <text:p>2.4271027943976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5.42684489730941">
                <text:p>5.4268448973094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5.65792458343412">
                <text:p>5.6579245834341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4.96626638693389">
                <text:p>4.9662663869338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6.13593550198641">
                <text:p>6.1359355019864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2.69494860717157">
                <text:p>2.6949486071715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1.89751774707449">
                <text:p>1.8975177470744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1.87286917522912">
                <text:p>1.8728691752291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041641820163645">
                <text:p>0.04164182016364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968856301978678">
                <text:p>0.96885630197867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263790396369136">
                <text:p>0.26379039636913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174993841400809">
                <text:p>0.17499384140080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3.60486228599507">
                <text:p>3.6048622859950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.10972441468548">
                <text:p>1.10972441468548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5.69111375990155">
                <text:p>5.6911137599015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1.41011333627545">
                <text:p>1.4101133362754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6.4082768076079">
                <text:p>6.408276807607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2.28971840092256">
                <text:p>2.2897184009225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06227807037408">
                <text:p>-0.40622780703740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04231884069378">
                <text:p>3.0423188406937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1.05017300611188">
                <text:p>1.0501730061118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31533770239961">
                <text:p>4.3153377023996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6.26414975589527">
                <text:p>6.2641497558952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3.03368694532081">
                <text:p>-3.0336869453208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1.14001615267257">
                <text:p>1.1400161526725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714486463993999">
                <text:p>0.71448646399399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3.36053886857367">
                <text:p>3.3605388685736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1.15808434590717">
                <text:p>1.1580843459071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2.50482674307163">
                <text:p>2.5048267430716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7.77810652378202">
                <text:p>7.7781065237820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402391488397347">
                <text:p>0.40239148839734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3.92394798837641">
                <text:p>3.9239479883764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4.62081244876295">
                <text:p>4.6208124487629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7.7562645901866">
                <text:p>7.7562645901866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5.03591466919172">
                <text:p>5.0359146691917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616959732027148">
                <text:p>0.61695973202714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1.80273888672031">
                <text:p>-1.8027388867203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1.93278860543175">
                <text:p>1.9327886054317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1.16006341249449">
                <text:p>1.1600634124944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5.04790997244066">
                <text:p>5.0479099724406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1.5267749012154">
                <text:p>1.526774901215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6.08759739680736">
                <text:p>6.08759739680736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1.50950084097328">
                <text:p>1.50950084097328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1.1984746687227">
                <text:p>1.198474668722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2.58886207068358">
                <text:p>2.5888620706835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0141021169524511">
                <text:p>-0.014102116952451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5.97268353455203">
                <text:p>5.9726835345520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1.9896501146554">
                <text:p>1.989650114655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00109993388785183">
                <text:p>-0.001099933887851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1.98282804065229">
                <text:p>-1.9828280406522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3.4474193880346">
                <text:p>3.447419388034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5.36909715188631">
                <text:p>5.3690971518863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4.04990120917329">
                <text:p>-4.0499012091732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1.50984447851731">
                <text:p>1.5098444785173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3.75687361389293">
                <text:p>-3.7568736138929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45779240958544">
                <text:p>2.4577924095854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39402100003733">
                <text:p>1.394021000037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8cm" svg:height="20.267cm" xlink:href=".." xlink:type="simple" chart:class="chart:line" chart:style-name="ch1">
        <chart:title svg:x="10.205cm" svg:y="0.541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7cm" svg:y="1.725cm" svg:width="27.125cm" svg:height="17.156cm">
          <chartooo:coordinate-region svg:x="2.43cm" svg:y="1.925cm" svg:width="26.076cm" svg:height="16.757cm"/>
          <chart:axis chart:dimension="x" chart:name="primary-x" chart:style-name="ch4" chartooo:axis-type="auto">
            <chartooo:date-scale/>
            <chart:title svg:x="13.395cm" svg:y="19.28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482895309607866">
                <text:p>-0.482895309607866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069778900231755">
                <text:p>-0.06977890023175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31463626535711">
                <text:p>-0.53146362653571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444241431614053">
                <text:p>-0.44424143161405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484835539663172">
                <text:p>-0.48483553966317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49539691080533">
                <text:p>-0.44953969108053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61438114446684">
                <text:p>-0.26143811444668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80003259629867">
                <text:p>-0.48000325962986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12039496131062">
                <text:p>-0.31203949613106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146140441119996">
                <text:p>-0.14614044111999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14699008429328">
                <text:p>-0.51469900842932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61155964599441">
                <text:p>-0.36115596459944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121221100841198">
                <text:p>-0.121221100841198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09500241828971">
                <text:p>-0.40950024182897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39865559973187">
                <text:p>-0.73986555997318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97334513073228">
                <text:p>-0.59733451307322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13381075854684">
                <text:p>-0.4133810758546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7403292312288">
                <text:p>-0.56740329231228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264506686622263">
                <text:p>-0.26450668662226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344753294597914">
                <text:p>-0.34475329459791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320065124735281">
                <text:p>0.032006512473528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48055304767616">
                <text:p>-0.44805530476761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5424810723224">
                <text:p>-0.7542481072322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91151267230289">
                <text:p>-0.59115126723028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464078120978507">
                <text:p>-0.46407812097850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0714602269379">
                <text:p>-0.68071460226937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71984306699521">
                <text:p>-0.47198430669952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416268848632209">
                <text:p>-0.41626884863220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251147734938052">
                <text:p>0.25114773493805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283495257729955">
                <text:p>-0.28349525772995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09803177193895">
                <text:p>-0.80980317719389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59357639935478">
                <text:p>-0.45935763993547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428438110428363">
                <text:p>-0.42843811042836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7362680751746">
                <text:p>-0.45736268075174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4641616826899">
                <text:p>-0.62464161682689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276699846937807">
                <text:p>0.276699846937807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226523169358934">
                <text:p>-0.22652316935893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8316509082236">
                <text:p>-0.74831650908223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642339233102">
                <text:p>-0.69864233923310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00563530731548">
                <text:p>-0.80056353073154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28319700422534">
                <text:p>-0.42831970042253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65095961391032">
                <text:p>-0.46509596139103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173979475883233">
                <text:p>-0.1739794758832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51016957083956">
                <text:p>-0.55101695708395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230422287621983">
                <text:p>-0.23042228762198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061921598219">
                <text:p>-0.71306192159821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377558455964628">
                <text:p>-0.377558455964628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70807951123829">
                <text:p>-0.37080795112382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53185590074182">
                <text:p>-0.7531855900741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96559584908887">
                <text:p>-0.49655958490888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5637895418456">
                <text:p>-0.55563789541845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71788043920955">
                <text:p>-0.67178804392095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59913015952573">
                <text:p>-0.55991301595257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52952920866418">
                <text:p>-0.45295292086641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49005674542009">
                <text:p>-0.64900567454200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88798687951488">
                <text:p>-0.78879868795148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56831292002835">
                <text:p>-0.45683129200283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384073482747153">
                <text:p>-0.38407348274715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406109761850183">
                <text:p>-0.40610976185018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59390231833659">
                <text:p>-0.55939023183365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78511093964038">
                <text:p>-0.77851109396403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13034223935444">
                <text:p>-0.413034223935444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14450429393808">
                <text:p>-0.51445042939380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643932867583263">
                <text:p>-0.64393286758326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3843312688974">
                <text:p>-0.67384331268897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61669305825147">
                <text:p>-0.36166930582514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168594192380308">
                <text:p>-0.16859419238030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44008499668914">
                <text:p>-0.4400849966891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08043594318605">
                <text:p>-0.608043594318605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889920751727">
                <text:p>-0.6889920751727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00683338493315">
                <text:p>-0.50068333849331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120575028327">
                <text:p>-0.769120575028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67cm" xlink:href=".." xlink:type="simple" chart:class="chart:line" chart:style-name="ch1">
        <chart:title svg:x="10.212cm" svg:y="0.541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7cm" svg:y="1.725cm" svg:width="27.14cm" svg:height="17.156cm">
          <chartooo:coordinate-region svg:x="2.43cm" svg:y="1.924cm" svg:width="26.09cm" svg:height="16.758cm"/>
          <chart:axis chart:dimension="x" chart:name="primary-x" chart:style-name="ch4" chartooo:axis-type="auto">
            <chartooo:date-scale/>
            <chart:title svg:x="13.483cm" svg:y="19.286cm" chart:style-name="ch5">
              <text:p>LFP Corpus Language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1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901048975196288">
                <text:p>-0.901048975196288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5139774711158">
                <text:p>-0.8513977471115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27145134569965">
                <text:p>-0.92714513456996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16495540747454">
                <text:p>-0.91649554074745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9092349463806">
                <text:p>-0.78909234946380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686134312648">
                <text:p>-0.78168613431264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05132051114672">
                <text:p>-0.90513205111467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86106792033107">
                <text:p>-0.88610679203310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2697352413415">
                <text:p>-0.72269735241341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11574339034536">
                <text:p>-0.8115743390345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9898425480526">
                <text:p>-0.89989842548052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53051078452078">
                <text:p>-0.85305107845207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83265810943921">
                <text:p>-0.88326581094392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91357279882883">
                <text:p>-0.79135727988288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58291245866267">
                <text:p>-0.75829124586626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66964228079358">
                <text:p>-0.86696422807935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7420433944068">
                <text:p>-0.75742043394406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05613818285448">
                <text:p>-0.60561381828544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85847980322283">
                <text:p>-0.88584798032228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87889358222238">
                <text:p>-0.887889358222238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26829259104606">
                <text:p>-0.82682925910460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4781504615284">
                <text:p>-0.87478150461528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9781196915588">
                <text:p>-0.85978119691558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50587081670297">
                <text:p>-0.85058708167029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44158415562765">
                <text:p>-0.84415841556276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473152508055">
                <text:p>-0.68473152508055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70631793191884">
                <text:p>-0.77063179319188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69922542304015">
                <text:p>-0.86992254230401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14677064531074">
                <text:p>-0.81467706453107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06997071760959">
                <text:p>-0.90699707176095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65457356311033">
                <text:p>-0.86545735631103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47616043698379">
                <text:p>-0.64761604369837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55995666182079">
                <text:p>-0.65599566618207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77443096447698">
                <text:p>-0.87744309644769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39092085184219">
                <text:p>-0.83909208518421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96136307640343">
                <text:p>-0.69613630764034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96717909554835">
                <text:p>-0.89671790955483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3067322508826">
                <text:p>-0.91306732250882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85840431049616">
                <text:p>-0.68584043104961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4087439052243">
                <text:p>-0.8408743905224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14779197122298">
                <text:p>-0.81477919712229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8676539957415">
                <text:p>-0.82867653995741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0498144593757">
                <text:p>-0.78049814459375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3126683464367">
                <text:p>-0.8312668346436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0626483558276">
                <text:p>-0.87062648355827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23840316186227">
                <text:p>-0.72384031618622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75324834107513">
                <text:p>-0.87532483410751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4420511348218">
                <text:p>-0.84442051134821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69488827421005">
                <text:p>-0.76948882742100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0045029756295">
                <text:p>-0.89004502975629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4935773953168">
                <text:p>-0.77493577395316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04385632430632">
                <text:p>-0.70438563243063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63716123602249">
                <text:p>-0.86371612360224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95340736268376">
                <text:p>-0.69534073626837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45846205960448">
                <text:p>-0.74584620596044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3724986977583">
                <text:p>-0.89372498697758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74634212358604">
                <text:p>-0.67463421235860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67633653514661">
                <text:p>-0.667633653514661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67437776520254">
                <text:p>-0.86743777652025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52387109874116">
                <text:p>-0.852387109874116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1989908538889">
                <text:p>-0.87198990853888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16560812781273">
                <text:p>-0.91656081278127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78443142464795">
                <text:p>-0.87844314246479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86835127223044">
                <text:p>-0.78683512722304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21970755484447">
                <text:p>-0.62197075548444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23853250243094">
                <text:p>-0.82385325024309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87304452579596">
                <text:p>-0.88730445257959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20332779643566">
                <text:p>-0.32033277964356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55982974082424">
                <text:p>-0.85598297408242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215196338955">
                <text:p>-0.6921519633895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27850054935831">
                <text:p>-0.82785005493583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81081165064096">
                <text:p>-0.881081165064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10.199cm" svg:y="0.54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6cm" svg:y="1.723cm" svg:width="27.115cm" svg:height="17.132cm">
          <chartooo:coordinate-region svg:x="2.429cm" svg:y="1.922cm" svg:width="26.065cm" svg:height="16.734cm"/>
          <chart:axis chart:dimension="x" chart:name="primary-x" chart:style-name="ch4" chartooo:axis-type="auto">
            <chartooo:date-scale/>
            <chart:title svg:x="13.389cm" svg:y="19.259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257cm" chart:style-name="ch6">
              <text:p>Spearman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56913754452622">
                <text:p>0.56913754452622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069938781873231">
                <text:p>0.06993878187323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03076581389836">
                <text:p>0.60307658138983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347448544633161">
                <text:p>0.34744854463316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30549492265351">
                <text:p>0.53054949226535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337588247718207">
                <text:p>0.33758824771820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84812851784247">
                <text:p>0.284812851784247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46151060298706">
                <text:p>0.4615106029870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0979248713003798">
                <text:p>0.097924871300379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231374479939638">
                <text:p>0.2313744799396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421200201472">
                <text:p>0.6042120020147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26133897027333">
                <text:p>0.22613389702733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151872378020666">
                <text:p>0.15187237802066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91452999714777">
                <text:p>0.49145299971477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69987065205844">
                <text:p>0.66998706520584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55950107740897">
                <text:p>0.5595010774089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59319136250218">
                <text:p>0.45931913625021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58723653395785">
                <text:p>0.45872365339578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309946238824426">
                <text:p>0.309946238824426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396689885891737">
                <text:p>0.39668988589173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781199897613377">
                <text:p>0.078119989761337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34090451297462">
                <text:p>0.3409045129746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887285225506254">
                <text:p>0.88728522550625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04538312856081">
                <text:p>0.50453831285608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389467481907">
                <text:p>0.4938946748190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4454021925254">
                <text:p>0.99445402192525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263955506364258">
                <text:p>0.26395550636425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79705061749111">
                <text:p>0.57970506174911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211105676157345">
                <text:p>-0.21110567615734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159787082462255">
                <text:p>0.15978708246225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37051423456257">
                <text:p>0.93705142345625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61492228116395">
                <text:p>0.66149222811639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218639706704552">
                <text:p>0.21863970670455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56330057432358">
                <text:p>0.65633005743235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82633217390044">
                <text:p>0.58263321739004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632228847229">
                <text:p>-0.463222884722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60926789478777">
                <text:p>0.26092678947877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81400073994046">
                <text:p>0.78140007399404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445715688102196">
                <text:p>0.44571568810219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56096872470721">
                <text:p>0.95609687247072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215561469682466">
                <text:p>0.21556146968246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599288284057752">
                <text:p>0.59928828405775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114200319105812">
                <text:p>0.11420031910581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83461767252465">
                <text:p>0.48346176725246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79237521293493">
                <text:p>0.17923752129349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8644380221743">
                <text:p>0.9864438022174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413836425237436">
                <text:p>0.413836425237436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460781992339302">
                <text:p>0.460781992339302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979029327796522">
                <text:p>0.97902932779652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26382571628197">
                <text:p>0.42638257162819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386505765503558">
                <text:p>0.38650576550355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788064625526454">
                <text:p>0.788064625526454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514982014849393">
                <text:p>0.51498201484939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5733187244865">
                <text:p>0.3573318724486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811185019403911">
                <text:p>0.81118501940391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46296183740342">
                <text:p>0.84629618374034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06928838951311">
                <text:p>0.40692883895131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03033537350369">
                <text:p>0.30303353735036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482519057584133">
                <text:p>0.48251905758413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22008198981471">
                <text:p>0.52200819898147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45865299476717">
                <text:p>0.84586529947671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362831104559967">
                <text:p>0.36283110455996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0470487611798">
                <text:p>0.54047048761179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49196532342219">
                <text:p>0.64919653234221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38498930765598">
                <text:p>0.23849893076559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05959876917527">
                <text:p>0.40595987691752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5799780134086">
                <text:p>0.2579978013408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42556229399783">
                <text:p>-0.34255622939978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43806449410094">
                <text:p>0.74380644941009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14056795057062">
                <text:p>0.51405679505706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65329486971945">
                <text:p>0.66532948697194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897574123989218">
                <text:p>0.8975741239892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187cm" xlink:href=".." xlink:type="simple" chart:class="chart:line" chart:style-name="ch1">
        <chart:title svg:x="11.402cm" svg:y="0.539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1cm" svg:width="27.087cm" svg:height="17.082cm">
          <chartooo:coordinate-region svg:x="2.429cm" svg:y="1.92cm" svg:width="26.037cm" svg:height="16.684cm"/>
          <chart:axis chart:dimension="x" chart:name="primary-x" chart:style-name="ch4" chartooo:axis-type="auto">
            <chartooo:date-scale/>
            <chart:title svg:x="13.375cm" svg:y="19.20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1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754113216581957">
                <text:p>-0.754113216581957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696286755407872">
                <text:p>-0.69628675540787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01538446837724">
                <text:p>-0.70153844683772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6760099254615">
                <text:p>-0.66676009925461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7746384953325">
                <text:p>-0.68774638495332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9877141518883">
                <text:p>-0.70987714151888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13627494989196">
                <text:p>-0.71362749498919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76545131641428">
                <text:p>-0.67654513164142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2576688213332">
                <text:p>-0.67257668821333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3689269845981">
                <text:p>-0.64368926984598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95159516403791">
                <text:p>-0.69515951640379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803699806855">
                <text:p>-0.7080369980685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17715921247009">
                <text:p>-0.61771592124700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70803699806855">
                <text:p>-0.7080369980685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08367682995497">
                <text:p>-0.70836768299549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4576067869041">
                <text:p>-0.564576067869041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6074865573711">
                <text:p>-0.70607486557371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20395692685475">
                <text:p>-0.72039569268547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3494117517753">
                <text:p>-0.69349411751775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45544326011278">
                <text:p>-0.645544326011278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99466666514882">
                <text:p>-0.499466666514882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011084177746">
                <text:p>-0.6301108417774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6708175971791">
                <text:p>-0.63670817597179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16052737113203">
                <text:p>-0.71605273711320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921336223008">
                <text:p>-0.729921336223008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25650683839002">
                <text:p>-0.72565068383900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015600636938">
                <text:p>-0.69801560063693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97462003637731">
                <text:p>-0.69746200363773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66219768224358">
                <text:p>-0.66621976822435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2026072832068">
                <text:p>-0.67202607283206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43457437026328">
                <text:p>-0.64345743702632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6050643160129">
                <text:p>-0.65605064316012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35642682056248">
                <text:p>-0.73564268205624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687940891626782">
                <text:p>-0.68794089162678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49749183710445">
                <text:p>-0.64974918371044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37566469912634">
                <text:p>-0.73756646991263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60988455236305">
                <text:p>-0.66098845523630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2429228850983">
                <text:p>-0.7424292288509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30792476864461">
                <text:p>-0.73079247686446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37545775849369">
                <text:p>-0.63754577584936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77275560865808">
                <text:p>-0.67727556086580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00663164932749">
                <text:p>-0.70066316493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67cm" xlink:href=".." xlink:type="simple" chart:class="chart:line" chart:style-name="ch1">
        <chart:title svg:x="11.402cm" svg:y="0.541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5cm" svg:width="27.087cm" svg:height="17.156cm">
          <chartooo:coordinate-region svg:x="2.429cm" svg:y="1.924cm" svg:width="26.037cm" svg:height="16.758cm"/>
          <chart:axis chart:dimension="x" chart:name="primary-x" chart:style-name="ch4" chartooo:axis-type="auto">
            <chartooo:date-scale/>
            <chart:title svg:x="13.375cm" svg:y="19.286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29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763436216621142">
                <text:p>-0.763436216621142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69459649421793">
                <text:p>-0.56945964942179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41755095379947">
                <text:p>-0.74175509537994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2443354238628">
                <text:p>-0.6244335423862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00881926691455">
                <text:p>-0.50088192669145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542869441277976">
                <text:p>-0.54286944127797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9488585715569">
                <text:p>-0.69948858571556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699793792812539">
                <text:p>-0.69979379281253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18178687438085">
                <text:p>-0.61817868743808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21567541478">
                <text:p>-0.6892156754147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70801949195694">
                <text:p>-0.67080194919569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90332504640381">
                <text:p>-0.69033250464038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1908171217114">
                <text:p>-0.67190817121711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43742608809997">
                <text:p>-0.74374260880999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72876408039488">
                <text:p>-0.67287640803948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59088220286573">
                <text:p>-0.65908822028657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41667892486529">
                <text:p>-0.44166789248652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3064288463979">
                <text:p>-0.53306428846397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80997977655338">
                <text:p>-0.58099797765533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67394591570716">
                <text:p>-0.66739459157071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470265424149">
                <text:p>-0.6247026542414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2830597981087">
                <text:p>-0.66283059798108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92863918668729">
                <text:p>-0.692863918668729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4902486414132">
                <text:p>-0.66490248641413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59199412502313">
                <text:p>-0.65919941250231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1683916359538">
                <text:p>-0.57168391635953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88541356873186">
                <text:p>-0.58854135687318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31745011833529">
                <text:p>-0.73174501183352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52212979458687">
                <text:p>-0.45221297945868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16910336338823">
                <text:p>-0.61691033633882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3934046751249">
                <text:p>-0.7393404675124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19912937719954">
                <text:p>-0.41991293771995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02849375842341">
                <text:p>-0.50284937584234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09576328279384">
                <text:p>-0.709576328279384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8493296245202">
                <text:p>-0.628493296245202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17314451591163">
                <text:p>-0.51731445159116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14812370766301">
                <text:p>-0.614812370766301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75377217880416">
                <text:p>-0.77537721788041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7000417682848">
                <text:p>-0.69700041768284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3432831763006">
                <text:p>-0.71343283176300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20354615659822">
                <text:p>-0.620354615659822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50741226823075">
                <text:p>-0.65074122682307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3236284255929">
                <text:p>-0.63236284255929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948900854293">
                <text:p>-0.594890085429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14353829493855">
                <text:p>-0.61435382949385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4888831610999">
                <text:p>-0.56488883161099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3599805473218">
                <text:p>-0.683599805473218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551376802711">
                <text:p>-0.7055137680271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14689308535782">
                <text:p>-0.6146893085357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06143876339163">
                <text:p>-0.706143876339163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16799844284372">
                <text:p>-0.61679984428437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99354251278632">
                <text:p>-0.79935425127863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9401473632605">
                <text:p>-0.6940147363260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99777018898373">
                <text:p>-0.49977701889837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0739168061119">
                <text:p>-0.57073916806111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68352167450434">
                <text:p>-0.76835216745043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75804491598683">
                <text:p>-0.47580449159868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33936409188346">
                <text:p>-0.43393640918834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82722099294554">
                <text:p>-0.68272209929455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15565165550393">
                <text:p>-0.61556516555039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82200413365">
                <text:p>-0.7818220041336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9919291335924">
                <text:p>-0.619919291335924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6326200265746">
                <text:p>-0.77632620026574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34668677866">
                <text:p>-0.74983466867786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9424881405232">
                <text:p>-0.72942488140523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694604180028163">
                <text:p>-0.69460418002816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80531071021493">
                <text:p>-0.68053107102149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6738272850003">
                <text:p>-0.67673827285000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89691000350909">
                <text:p>-0.68969100035090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0807083565096">
                <text:p>-0.69080708356509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50439456108206">
                <text:p>-0.65043945610820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73940203139369">
                <text:p>-0.7739402031393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93cm" xlink:href=".." xlink:type="simple" chart:class="chart:line" chart:style-name="ch1">
        <chart:title svg:x="11.388cm" svg:y="0.541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5cm" svg:y="1.725cm" svg:width="27.062cm" svg:height="17.182cm">
          <chartooo:coordinate-region svg:x="2.428cm" svg:y="1.924cm" svg:width="26.012cm" svg:height="16.784cm"/>
          <chart:axis chart:dimension="x" chart:name="primary-x" chart:style-name="ch4" chartooo:axis-type="auto">
            <chartooo:date-scale/>
            <chart:title svg:x="13.362cm" svg:y="19.31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14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78454870877238">
                <text:p>-0.78454870877238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54642716791065">
                <text:p>-0.75464271679106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41092875820232">
                <text:p>-0.84109287582023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40567693972538">
                <text:p>-0.84056769397253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9857361079237">
                <text:p>-0.7098573610792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28375118123828">
                <text:p>-0.62837511812382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22529953374616">
                <text:p>-0.82252995337461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93715846399298">
                <text:p>-0.79371584639929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06045672425771">
                <text:p>-0.50604567242577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6422924971112">
                <text:p>-0.77642292497111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7317685054254">
                <text:p>-0.7731768505425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51565168672053">
                <text:p>-0.65156516867205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3068052838508">
                <text:p>-0.853068052838508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0298854362373">
                <text:p>-0.7029885436237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96746182857876">
                <text:p>-0.796746182857876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38302201399292">
                <text:p>-0.73830220139929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2481047733078">
                <text:p>-0.75248104773307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8826406709981">
                <text:p>-0.85882640670998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01667437729161">
                <text:p>-0.801667437729161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39778310444619">
                <text:p>-0.83977831044461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46965246616135">
                <text:p>-0.74696524661613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46761424942687">
                <text:p>-0.74676142494268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625412567204">
                <text:p>-0.7162541256720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7130906412359">
                <text:p>-0.66713090641235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9310405184586">
                <text:p>-0.6931040518458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300450855099">
                <text:p>-0.5730045085509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98782045393025">
                <text:p>-0.59878204539302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18610498204308">
                <text:p>-0.81861049820430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62332371520539">
                <text:p>-0.56233237152053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7076073077613">
                <text:p>-0.8707607307761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090096948776">
                <text:p>-0.75809009694877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79493954701678">
                <text:p>-0.77949395470167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66784275048215">
                <text:p>-0.666784275048215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79451165033386">
                <text:p>-0.67945116503338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5816821843961">
                <text:p>-0.7581682184396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12462193845322">
                <text:p>-0.61246219384532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62190889622482">
                <text:p>-0.76219088962248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9334817664155">
                <text:p>-0.919334817664155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13329533880658">
                <text:p>-0.51332953388065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26182378551772">
                <text:p>-0.7261823785517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75781377999823">
                <text:p>-0.67578137799982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49079629829899">
                <text:p>-0.74907962982989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95250116235999">
                <text:p>-0.695250116235999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4331302464886">
                <text:p>-0.71433130246488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46913010291031">
                <text:p>-0.84691301029103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7196722569477">
                <text:p>-0.56719672256947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16004468646462">
                <text:p>-0.81600446864646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5255230776299">
                <text:p>-0.84525523077629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99207130075861">
                <text:p>-0.89920713007586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69734444131665">
                <text:p>-0.86973444413166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7367313055615">
                <text:p>-0.64736731305561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65114620485019">
                <text:p>-0.665114620485019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58692978701559">
                <text:p>-0.75869297870155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7470043640556">
                <text:p>-0.56747004364055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3967308685157">
                <text:p>-0.78396730868515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127689778768">
                <text:p>-0.80212768977876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20188864447002">
                <text:p>-0.82018886444700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34196876857099">
                <text:p>-0.53419687685709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40680752873916">
                <text:p>-0.74068075287391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6551067578095">
                <text:p>-0.72655106757809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431567857458">
                <text:p>-0.78143156785745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863930572540328">
                <text:p>-0.86393057254032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3141649183976">
                <text:p>-0.86314164918397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03918030114">
                <text:p>-0.74980391803011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12748659720844">
                <text:p>-0.51274865972084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16876529357188">
                <text:p>-0.81687652935718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58566105251425">
                <text:p>-0.85856610525142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0592912572651355">
                <text:p>-0.05929125726513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24266446508">
                <text:p>-0.77712426644650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1915855045933">
                <text:p>-0.51191585504593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56614030944">
                <text:p>-0.725661403094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51672188607516">
                <text:p>-0.8516721886075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13cm" xlink:href=".." xlink:type="simple" chart:class="chart:line" chart:style-name="ch1">
        <chart:title svg:x="11.388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5cm" svg:y="1.723cm" svg:width="27.062cm" svg:height="17.105cm">
          <chartooo:coordinate-region svg:x="2.428cm" svg:y="1.922cm" svg:width="26.012cm" svg:height="16.707cm"/>
          <chart:axis chart:dimension="x" chart:name="primary-x" chart:style-name="ch4" chartooo:axis-type="auto">
            <chartooo:date-scale/>
            <chart:title svg:x="13.362cm" svg:y="19.232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87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845501318551202">
                <text:p>0.845501318551202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14637138560085">
                <text:p>0.41463713856008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63268815411883">
                <text:p>0.76326881541188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72050927479065">
                <text:p>0.57205092747906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45603443512409">
                <text:p>0.54560344351240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08788162478342">
                <text:p>0.408788162478342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750357322572179">
                <text:p>0.75035732257217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77712383398166">
                <text:p>0.67771238339816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160199533352626">
                <text:p>0.16019953335262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76563123070486">
                <text:p>0.67656312307048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80368916321866">
                <text:p>0.780368916321866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63351871437586">
                <text:p>0.26335187143758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551590800078898">
                <text:p>0.551590800078898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6196113230766">
                <text:p>0.61961132307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19064721253655">
                <text:p>0.61906472125365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668868575977093">
                <text:p>0.66886857597709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62092726992321">
                <text:p>0.46209272699232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46977579743779">
                <text:p>0.44697757974377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40652446697893">
                <text:p>0.54065244669789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698452823880861">
                <text:p>0.69845282388086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3256698730271">
                <text:p>0.53325669873027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1550525867545">
                <text:p>0.56155052586754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969736718448737">
                <text:p>0.96973671844873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94531846931979">
                <text:p>0.59453184693197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666698139490962">
                <text:p>0.66669813949096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781715663676">
                <text:p>0.9978171566367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410448092320673">
                <text:p>0.41044809232067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796340654884985">
                <text:p>0.79634065488498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139090561273346">
                <text:p>0.1390905612733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0140955739161">
                <text:p>0.5014095573916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75893584069442">
                <text:p>0.975893584069442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491814266523192">
                <text:p>0.49181426652319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309368602742519">
                <text:p>0.30936860274251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82669306983643">
                <text:p>0.58266930698364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27165633849601">
                <text:p>0.62716563384960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154638629532635">
                <text:p>0.154638629532635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605165571432155">
                <text:p>0.60516557143215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05379853383252">
                <text:p>0.80537985338325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06510417657754">
                <text:p>0.50651041765775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83858317682823">
                <text:p>0.98385831768282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350035366785921">
                <text:p>0.35003536678592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32995484681914">
                <text:p>0.73299548468191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4015223794962">
                <text:p>0.4401522379496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569763580619266">
                <text:p>0.56976358061926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0695472731269">
                <text:p>0.6069547273126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96289920095458">
                <text:p>0.99628992009545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71118841265816">
                <text:p>0.671118841265816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12350473496396">
                <text:p>0.71235047349639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83253680944679">
                <text:p>0.68325368094467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71625363549522">
                <text:p>0.67162536354952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82705594655809">
                <text:p>0.48270559465580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73229490451398">
                <text:p>0.67322949045139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94457380337984">
                <text:p>0.69445738033798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98425244060646">
                <text:p>0.39842524406064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9917487126024">
                <text:p>0.65991748712602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941510258635728">
                <text:p>0.94151025863572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28524961885161">
                <text:p>0.42852496188516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42079145351157">
                <text:p>0.34207914535115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573511653662384">
                <text:p>0.57351165366238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90635051932531">
                <text:p>0.59063505193253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82813247295981">
                <text:p>0.88281324729598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556896239851947">
                <text:p>0.55689623985194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761847124445555">
                <text:p>0.76184712444555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785686043586101">
                <text:p>0.78568604358610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4376890580312">
                <text:p>0.2437689058031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666198126233863">
                <text:p>0.66619812623386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672985156247025">
                <text:p>0.67298515624702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35675447629344">
                <text:p>-0.33567544762934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8807584425627">
                <text:p>0.6880758442562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2913636906744">
                <text:p>0.53291363690674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36607442086762">
                <text:p>0.73660744208676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92621359223301">
                <text:p>0.926213592233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39cm" svg:height="20.209cm" xlink:href=".." xlink:type="simple" chart:class="chart:line" chart:style-name="ch1">
        <chart:title svg:x="10.22cm" svg:y="0.54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97cm" svg:y="1.723cm" svg:width="27.156cm" svg:height="17.101cm">
          <chartooo:coordinate-region svg:x="2.139cm" svg:y="1.856cm" svg:width="26.107cm" svg:height="16.703cm"/>
          <chart:axis chart:dimension="x" chart:name="primary-x" chart:style-name="ch4" chartooo:axis-type="auto">
            <chartooo:date-scale/>
            <chart:title svg:x="13.411cm" svg:y="19.228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5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6.60532369318518">
                <text:p>6.60532369318518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10.5157822892644">
                <text:p>10.5157822892644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6.48922810208453">
                <text:p>6.4892281020845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9.289906333227">
                <text:p>9.28990633322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5.1839002622717">
                <text:p>5.183900262271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4.59004698373083">
                <text:p>4.5900469837308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12.0984488819649">
                <text:p>12.098448881964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6.95091870561347">
                <text:p>6.9509187056134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2.59638334858726">
                <text:p>2.5963833485872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8.89118170119939">
                <text:p>8.89118170119939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11.2586329430085">
                <text:p>11.258632943008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3.78798849208554">
                <text:p>3.7879884920855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7.61223561507501">
                <text:p>7.6122356150750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5.95821467360023">
                <text:p>5.9582146736002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378106481209347">
                <text:p>0.37810648120934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6.76927652887862">
                <text:p>6.7692765288786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4.68158039930781">
                <text:p>4.68158039930781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339950278721215">
                <text:p>0.33995027872121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0.3504918102463">
                <text:p>10.350491810246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10.9641311323504">
                <text:p>10.964131132350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10.4783209874097">
                <text:p>10.478320987409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7.03870085771056">
                <text:p>7.0387008577105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4.46587744071416">
                <text:p>4.4658774407141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32959969015814">
                <text:p>4.3295996901581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7.894202948763">
                <text:p>7.89420294876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453225952268854">
                <text:p>0.45322595226885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3.80704853119061">
                <text:p>3.8070485311906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10.1976438681883">
                <text:p>10.1976438681883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9.42019900143815">
                <text:p>9.4201990014381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8.23370995658484">
                <text:p>8.2337099565848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2.72570982868394">
                <text:p>2.7257098286839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2.69916989464652">
                <text:p>2.6991698946465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2.40323979148537">
                <text:p>2.4032397914853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7.15594741891249">
                <text:p>7.1559474189124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10954391360341">
                <text:p>4.1095439136034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6.36781197353278">
                <text:p>6.3678119735327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12.8037564009062">
                <text:p>12.803756400906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4.87839491663669">
                <text:p>4.8783949166366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179211654840845">
                <text:p>-0.17921165484084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2.21913706801248">
                <text:p>2.2191370680124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3.96234623151635">
                <text:p>3.9623462315163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8.24455171411507">
                <text:p>8.2445517141150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6.60202974898604">
                <text:p>6.6020297489860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4.88256968480703">
                <text:p>4.8825696848070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9.07652990953778">
                <text:p>9.0765299095377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864342148894814">
                <text:p>0.86434214889481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8.93972075972837">
                <text:p>8.9397207597283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8.07016465535794">
                <text:p>8.0701646553579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924339251589581">
                <text:p>0.92433925158958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6.38393110922903">
                <text:p>6.38393110922903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3.4968422661146">
                <text:p>3.496842266114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37810694133253">
                <text:p>0.3781069413325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5.94557944425258">
                <text:p>5.9455794442525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3.28136619016883">
                <text:p>3.2813661901688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2.24683606105481">
                <text:p>2.2468360610548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2.9180076222052">
                <text:p>2.9180076222052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2.28478416434129">
                <text:p>2.2847841643412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3.41577029252531">
                <text:p>3.41577029252531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7.67059819157556">
                <text:p>7.6705981915755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5.59964548332179">
                <text:p>5.5996454833217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2.73926882853065">
                <text:p>2.7392688285306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9.1866745705915">
                <text:p>9.186674570591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4.54992251961519">
                <text:p>4.5499225196151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2.90515294026055">
                <text:p>2.905152940260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268369829051">
                <text:p>-0.41826836982905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6.89019131178003">
                <text:p>6.8901913117800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10.7424574868883">
                <text:p>10.742457486888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10260891789725">
                <text:p>-0.61026089178972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90766387547601">
                <text:p>3.9076638754760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0561968468332164">
                <text:p>0.056196846833216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7.93894846739282">
                <text:p>7.9389484673928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73789454107276">
                <text:p>1.7378945410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